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24.388cm" svg:height="15.675cm" svg:x="27.477cm" svg:y="0.71cm">
            <draw:object draw:notify-on-update-of-ranges="Arkusz1.A1:Arkusz1.A201 Arkusz1.L1:Arkusz1.L2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3339436" calcext:value-type="float">
            <text:p>2.3339436</text:p>
          </table:table-cell>
          <table:table-cell office:value-type="float" office:value="0.12610571" calcext:value-type="float">
            <text:p>0.12610571</text:p>
          </table:table-cell>
          <table:table-cell office:value-type="float" office:value="2.0645123" calcext:value-type="float">
            <text:p>2.0645123</text:p>
          </table:table-cell>
          <table:table-cell office:value-type="float" office:value="1.5995848" calcext:value-type="float">
            <text:p>1.5995848</text:p>
          </table:table-cell>
          <table:table-cell office:value-type="float" office:value="16.43446" calcext:value-type="float">
            <text:p>16.43446</text:p>
          </table:table-cell>
          <table:table-cell office:value-type="float" office:value="0.6957889" calcext:value-type="float">
            <text:p>0.6957889</text:p>
          </table:table-cell>
          <table:table-cell office:value-type="float" office:value="0.7675153" calcext:value-type="float">
            <text:p>0.7675153</text:p>
          </table:table-cell>
          <table:table-cell office:value-type="float" office:value="0.93533254" calcext:value-type="float">
            <text:p>0.93533254</text:p>
          </table:table-cell>
          <table:table-cell office:value-type="float" office:value="1.6722403" calcext:value-type="float">
            <text:p>1.6722403</text:p>
          </table:table-cell>
          <table:table-cell office:value-type="float" office:value="0.56874186" calcext:value-type="float">
            <text:p>0.56874186</text:p>
          </table:table-cell>
          <table:table-cell table:formula="of:=AVERAGE([.B1:.K1])" office:value-type="float" office:value="2.719822531" calcext:value-type="float">
            <text:p>2.719822531</text:p>
          </table:table-cell>
        </table:table-row>
        <table:table-row table:style-name="ro1">
          <table:table-cell table:formula="of:=[.A1]+1" office:value-type="float" office:value="1" calcext:value-type="float">
            <text:p>1</text:p>
          </table:table-cell>
          <table:table-cell office:value-type="float" office:value="9.269854" calcext:value-type="float">
            <text:p>9.269854</text:p>
          </table:table-cell>
          <table:table-cell office:value-type="float" office:value="7.4489436" calcext:value-type="float">
            <text:p>7.4489436</text:p>
          </table:table-cell>
          <table:table-cell office:value-type="float" office:value="2.4989388" calcext:value-type="float">
            <text:p>2.4989388</text:p>
          </table:table-cell>
          <table:table-cell office:value-type="float" office:value="2.0999606" calcext:value-type="float">
            <text:p>2.0999606</text:p>
          </table:table-cell>
          <table:table-cell office:value-type="float" office:value="16.509668" calcext:value-type="float">
            <text:p>16.509668</text:p>
          </table:table-cell>
          <table:table-cell office:value-type="float" office:value="2.9223244" calcext:value-type="float">
            <text:p>2.9223244</text:p>
          </table:table-cell>
          <table:table-cell office:value-type="float" office:value="2.520134" calcext:value-type="float">
            <text:p>2.520134</text:p>
          </table:table-cell>
          <table:table-cell office:value-type="float" office:value="5.577145" calcext:value-type="float">
            <text:p>5.577145</text:p>
          </table:table-cell>
          <table:table-cell office:value-type="float" office:value="3.2373774" calcext:value-type="float">
            <text:p>3.2373774</text:p>
          </table:table-cell>
          <table:table-cell office:value-type="float" office:value="1.0146629" calcext:value-type="float">
            <text:p>1.0146629</text:p>
          </table:table-cell>
          <table:table-cell table:formula="of:=AVERAGE([.B2:.K2])" office:value-type="float" office:value="5.30990087" calcext:value-type="float">
            <text:p>5.30990087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0.20945777" calcext:value-type="float">
            <text:p>0.20945777</text:p>
          </table:table-cell>
          <table:table-cell office:value-type="float" office:value="7.228498" calcext:value-type="float">
            <text:p>7.228498</text:p>
          </table:table-cell>
          <table:table-cell office:value-type="float" office:value="0.57472175" calcext:value-type="float">
            <text:p>0.57472175</text:p>
          </table:table-cell>
          <table:table-cell office:value-type="float" office:value="2.0982053" calcext:value-type="float">
            <text:p>2.0982053</text:p>
          </table:table-cell>
          <table:table-cell office:value-type="float" office:value="6.625531" calcext:value-type="float">
            <text:p>6.625531</text:p>
          </table:table-cell>
          <table:table-cell office:value-type="float" office:value="2.9930997" calcext:value-type="float">
            <text:p>2.9930997</text:p>
          </table:table-cell>
          <table:table-cell office:value-type="float" office:value="0.81351095" calcext:value-type="float">
            <text:p>0.81351095</text:p>
          </table:table-cell>
          <table:table-cell office:value-type="float" office:value="1.8890824" calcext:value-type="float">
            <text:p>1.8890824</text:p>
          </table:table-cell>
          <table:table-cell office:value-type="float" office:value="1.3788271" calcext:value-type="float">
            <text:p>1.3788271</text:p>
          </table:table-cell>
          <table:table-cell office:value-type="float" office:value="0.17312023" calcext:value-type="float">
            <text:p>0.17312023</text:p>
          </table:table-cell>
          <table:table-cell table:formula="of:=AVERAGE([.B3:.K3])" office:value-type="float" office:value="2.39840542" calcext:value-type="float">
            <text:p>2.39840542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1.5479543" calcext:value-type="float">
            <text:p>1.5479543</text:p>
          </table:table-cell>
          <table:table-cell office:value-type="float" office:value="5.3559003" calcext:value-type="float">
            <text:p>5.3559003</text:p>
          </table:table-cell>
          <table:table-cell office:value-type="float" office:value="0.57437646" calcext:value-type="float">
            <text:p>0.57437646</text:p>
          </table:table-cell>
          <table:table-cell office:value-type="float" office:value="2.1481972" calcext:value-type="float">
            <text:p>2.1481972</text:p>
          </table:table-cell>
          <table:table-cell office:value-type="float" office:value="15.887451" calcext:value-type="float">
            <text:p>15.887451</text:p>
          </table:table-cell>
          <table:table-cell office:value-type="float" office:value="4.626814" calcext:value-type="float">
            <text:p>4.626814</text:p>
          </table:table-cell>
          <table:table-cell office:value-type="float" office:value="1.6955204" calcext:value-type="float">
            <text:p>1.6955204</text:p>
          </table:table-cell>
          <table:table-cell office:value-type="float" office:value="7.46494" calcext:value-type="float">
            <text:p>7.46494</text:p>
          </table:table-cell>
          <table:table-cell office:value-type="float" office:value="2.5565853" calcext:value-type="float">
            <text:p>2.5565853</text:p>
          </table:table-cell>
          <table:table-cell office:value-type="float" office:value="0.93658286" calcext:value-type="float">
            <text:p>0.93658286</text:p>
          </table:table-cell>
          <table:table-cell table:formula="of:=AVERAGE([.B4:.K4])" office:value-type="float" office:value="4.279432182" calcext:value-type="float">
            <text:p>4.279432182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1.4629606" calcext:value-type="float">
            <text:p>1.4629606</text:p>
          </table:table-cell>
          <table:table-cell office:value-type="float" office:value="5.2402935" calcext:value-type="float">
            <text:p>5.2402935</text:p>
          </table:table-cell>
          <table:table-cell office:value-type="float" office:value="0.16236049" calcext:value-type="float">
            <text:p>0.16236049</text:p>
          </table:table-cell>
          <table:table-cell office:value-type="float" office:value="1.376308" calcext:value-type="float">
            <text:p>1.376308</text:p>
          </table:table-cell>
          <table:table-cell office:value-type="float" office:value="4.8547087" calcext:value-type="float">
            <text:p>4.8547087</text:p>
          </table:table-cell>
          <table:table-cell office:value-type="float" office:value="2.993585" calcext:value-type="float">
            <text:p>2.993585</text:p>
          </table:table-cell>
          <table:table-cell office:value-type="float" office:value="1.810055" calcext:value-type="float">
            <text:p>1.810055</text:p>
          </table:table-cell>
          <table:table-cell office:value-type="float" office:value="5.699868" calcext:value-type="float">
            <text:p>5.699868</text:p>
          </table:table-cell>
          <table:table-cell office:value-type="float" office:value="2.5565853" calcext:value-type="float">
            <text:p>2.5565853</text:p>
          </table:table-cell>
          <table:table-cell office:value-type="float" office:value="0.945825" calcext:value-type="float">
            <text:p>0.945825</text:p>
          </table:table-cell>
          <table:table-cell table:formula="of:=AVERAGE([.B5:.K5])" office:value-type="float" office:value="2.710254959" calcext:value-type="float">
            <text:p>2.710254959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0.5915985" calcext:value-type="float">
            <text:p>0.5915985</text:p>
          </table:table-cell>
          <table:table-cell office:value-type="float" office:value="4.8103886" calcext:value-type="float">
            <text:p>4.8103886</text:p>
          </table:table-cell>
          <table:table-cell office:value-type="float" office:value="0.5100949" calcext:value-type="float">
            <text:p>0.5100949</text:p>
          </table:table-cell>
          <table:table-cell office:value-type="float" office:value="2.3013852" calcext:value-type="float">
            <text:p>2.3013852</text:p>
          </table:table-cell>
          <table:table-cell office:value-type="float" office:value="9.257267" calcext:value-type="float">
            <text:p>9.257267</text:p>
          </table:table-cell>
          <table:table-cell office:value-type="float" office:value="4.9859166" calcext:value-type="float">
            <text:p>4.9859166</text:p>
          </table:table-cell>
          <table:table-cell office:value-type="float" office:value="0.4299427" calcext:value-type="float">
            <text:p>0.4299427</text:p>
          </table:table-cell>
          <table:table-cell office:value-type="float" office:value="7.028733" calcext:value-type="float">
            <text:p>7.028733</text:p>
          </table:table-cell>
          <table:table-cell office:value-type="float" office:value="2.5560796" calcext:value-type="float">
            <text:p>2.5560796</text:p>
          </table:table-cell>
          <table:table-cell office:value-type="float" office:value="0.14345348" calcext:value-type="float">
            <text:p>0.14345348</text:p>
          </table:table-cell>
          <table:table-cell table:formula="of:=AVERAGE([.B6:.K6])" office:value-type="float" office:value="3.261485958" calcext:value-type="float">
            <text:p>3.261485958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0.6244079" calcext:value-type="float">
            <text:p>0.6244079</text:p>
          </table:table-cell>
          <table:table-cell office:value-type="float" office:value="5.0369043" calcext:value-type="float">
            <text:p>5.0369043</text:p>
          </table:table-cell>
          <table:table-cell office:value-type="float" office:value="0.11262712" calcext:value-type="float">
            <text:p>0.11262712</text:p>
          </table:table-cell>
          <table:table-cell office:value-type="float" office:value="2.1218739" calcext:value-type="float">
            <text:p>2.1218739</text:p>
          </table:table-cell>
          <table:table-cell office:value-type="float" office:value="3.9743626" calcext:value-type="float">
            <text:p>3.9743626</text:p>
          </table:table-cell>
          <table:table-cell office:value-type="float" office:value="4.6382213" calcext:value-type="float">
            <text:p>4.6382213</text:p>
          </table:table-cell>
          <table:table-cell office:value-type="float" office:value="1.9368421" calcext:value-type="float">
            <text:p>1.9368421</text:p>
          </table:table-cell>
          <table:table-cell office:value-type="float" office:value="7.280642" calcext:value-type="float">
            <text:p>7.280642</text:p>
          </table:table-cell>
          <table:table-cell office:value-type="float" office:value="2.5572245" calcext:value-type="float">
            <text:p>2.5572245</text:p>
          </table:table-cell>
          <table:table-cell office:value-type="float" office:value="0.11479348" calcext:value-type="float">
            <text:p>0.11479348</text:p>
          </table:table-cell>
          <table:table-cell table:formula="of:=AVERAGE([.B7:.K7])" office:value-type="float" office:value="2.83978992" calcext:value-type="float">
            <text:p>2.83978992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0.9526035" calcext:value-type="float">
            <text:p>0.9526035</text:p>
          </table:table-cell>
          <table:table-cell office:value-type="float" office:value="5.0365825" calcext:value-type="float">
            <text:p>5.0365825</text:p>
          </table:table-cell>
          <table:table-cell office:value-type="float" office:value="0.29568052" calcext:value-type="float">
            <text:p>0.29568052</text:p>
          </table:table-cell>
          <table:table-cell office:value-type="float" office:value="2.257477" calcext:value-type="float">
            <text:p>2.257477</text:p>
          </table:table-cell>
          <table:table-cell office:value-type="float" office:value="4.355093" calcext:value-type="float">
            <text:p>4.355093</text:p>
          </table:table-cell>
          <table:table-cell office:value-type="float" office:value="4.9918704" calcext:value-type="float">
            <text:p>4.9918704</text:p>
          </table:table-cell>
          <table:table-cell office:value-type="float" office:value="0.21270093" calcext:value-type="float">
            <text:p>0.21270093</text:p>
          </table:table-cell>
          <table:table-cell office:value-type="float" office:value="7.0957065" calcext:value-type="float">
            <text:p>7.0957065</text:p>
          </table:table-cell>
          <table:table-cell office:value-type="float" office:value="1.1039504" calcext:value-type="float">
            <text:p>1.1039504</text:p>
          </table:table-cell>
          <table:table-cell office:value-type="float" office:value="0.13770516" calcext:value-type="float">
            <text:p>0.13770516</text:p>
          </table:table-cell>
          <table:table-cell table:formula="of:=AVERAGE([.B8:.K8])" office:value-type="float" office:value="2.643936991" calcext:value-type="float">
            <text:p>2.643936991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0.8551762" calcext:value-type="float">
            <text:p>0.8551762</text:p>
          </table:table-cell>
          <table:table-cell office:value-type="float" office:value="4.9990797" calcext:value-type="float">
            <text:p>4.9990797</text:p>
          </table:table-cell>
          <table:table-cell office:value-type="float" office:value="0.45053887" calcext:value-type="float">
            <text:p>0.45053887</text:p>
          </table:table-cell>
          <table:table-cell office:value-type="float" office:value="2.0409074" calcext:value-type="float">
            <text:p>2.0409074</text:p>
          </table:table-cell>
          <table:table-cell office:value-type="float" office:value="4.1914744" calcext:value-type="float">
            <text:p>4.1914744</text:p>
          </table:table-cell>
          <table:table-cell office:value-type="float" office:value="4.6130033" calcext:value-type="float">
            <text:p>4.6130033</text:p>
          </table:table-cell>
          <table:table-cell office:value-type="float" office:value="1.4232094" calcext:value-type="float">
            <text:p>1.4232094</text:p>
          </table:table-cell>
          <table:table-cell office:value-type="float" office:value="7.4453263" calcext:value-type="float">
            <text:p>7.4453263</text:p>
          </table:table-cell>
          <table:table-cell office:value-type="float" office:value="2.537394" calcext:value-type="float">
            <text:p>2.537394</text:p>
          </table:table-cell>
          <table:table-cell office:value-type="float" office:value="0.14094098" calcext:value-type="float">
            <text:p>0.14094098</text:p>
          </table:table-cell>
          <table:table-cell table:formula="of:=AVERAGE([.B9:.K9])" office:value-type="float" office:value="2.869705055" calcext:value-type="float">
            <text:p>2.869705055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0.021014947" calcext:value-type="float">
            <text:p>0.021014947</text:p>
          </table:table-cell>
          <table:table-cell office:value-type="float" office:value="4.7747827" calcext:value-type="float">
            <text:p>4.7747827</text:p>
          </table:table-cell>
          <table:table-cell office:value-type="float" office:value="0.46183375" calcext:value-type="float">
            <text:p>0.46183375</text:p>
          </table:table-cell>
          <table:table-cell office:value-type="float" office:value="2.310698" calcext:value-type="float">
            <text:p>2.310698</text:p>
          </table:table-cell>
          <table:table-cell office:value-type="float" office:value="3.7304761" calcext:value-type="float">
            <text:p>3.7304761</text:p>
          </table:table-cell>
          <table:table-cell office:value-type="float" office:value="4.9679027" calcext:value-type="float">
            <text:p>4.9679027</text:p>
          </table:table-cell>
          <table:table-cell office:value-type="float" office:value="1.4505408" calcext:value-type="float">
            <text:p>1.4505408</text:p>
          </table:table-cell>
          <table:table-cell office:value-type="float" office:value="7.5769835" calcext:value-type="float">
            <text:p>7.5769835</text:p>
          </table:table-cell>
          <table:table-cell office:value-type="float" office:value="2.541832" calcext:value-type="float">
            <text:p>2.541832</text:p>
          </table:table-cell>
          <table:table-cell office:value-type="float" office:value="0.14071329" calcext:value-type="float">
            <text:p>0.14071329</text:p>
          </table:table-cell>
          <table:table-cell table:formula="of:=AVERAGE([.B10:.K10])" office:value-type="float" office:value="2.7976777787" calcext:value-type="float">
            <text:p>2.7976777787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0.05277946" calcext:value-type="float">
            <text:p>0.05277946</text:p>
          </table:table-cell>
          <table:table-cell office:value-type="float" office:value="4.9880757" calcext:value-type="float">
            <text:p>4.9880757</text:p>
          </table:table-cell>
          <table:table-cell office:value-type="float" office:value="0.34106886" calcext:value-type="float">
            <text:p>0.34106886</text:p>
          </table:table-cell>
          <table:table-cell office:value-type="float" office:value="2.2421424" calcext:value-type="float">
            <text:p>2.2421424</text:p>
          </table:table-cell>
          <table:table-cell office:value-type="float" office:value="3.8142245" calcext:value-type="float">
            <text:p>3.8142245</text:p>
          </table:table-cell>
          <table:table-cell office:value-type="float" office:value="5.0514164" calcext:value-type="float">
            <text:p>5.0514164</text:p>
          </table:table-cell>
          <table:table-cell office:value-type="float" office:value="1.7538992" calcext:value-type="float">
            <text:p>1.7538992</text:p>
          </table:table-cell>
          <table:table-cell office:value-type="float" office:value="6.1479387" calcext:value-type="float">
            <text:p>6.1479387</text:p>
          </table:table-cell>
          <table:table-cell office:value-type="float" office:value="2.5384014" calcext:value-type="float">
            <text:p>2.5384014</text:p>
          </table:table-cell>
          <table:table-cell office:value-type="float" office:value="0.14365034" calcext:value-type="float">
            <text:p>0.14365034</text:p>
          </table:table-cell>
          <table:table-cell table:formula="of:=AVERAGE([.B11:.K11])" office:value-type="float" office:value="2.707359696" calcext:value-type="float">
            <text:p>2.707359696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0.61668545" calcext:value-type="float">
            <text:p>0.61668545</text:p>
          </table:table-cell>
          <table:table-cell office:value-type="float" office:value="4.9983172" calcext:value-type="float">
            <text:p>4.9983172</text:p>
          </table:table-cell>
          <table:table-cell office:value-type="float" office:value="0.107027695" calcext:value-type="float">
            <text:p>0.107027695</text:p>
          </table:table-cell>
          <table:table-cell office:value-type="float" office:value="1.3416919" calcext:value-type="float">
            <text:p>1.3416919</text:p>
          </table:table-cell>
          <table:table-cell office:value-type="float" office:value="3.838421" calcext:value-type="float">
            <text:p>3.838421</text:p>
          </table:table-cell>
          <table:table-cell office:value-type="float" office:value="2.69905" calcext:value-type="float">
            <text:p>2.69905</text:p>
          </table:table-cell>
          <table:table-cell office:value-type="float" office:value="1.7815104" calcext:value-type="float">
            <text:p>1.7815104</text:p>
          </table:table-cell>
          <table:table-cell office:value-type="float" office:value="5.0128" calcext:value-type="float">
            <text:p>5.0128</text:p>
          </table:table-cell>
          <table:table-cell office:value-type="float" office:value="2.5101795" calcext:value-type="float">
            <text:p>2.5101795</text:p>
          </table:table-cell>
          <table:table-cell office:value-type="float" office:value="0.14441931" calcext:value-type="float">
            <text:p>0.14441931</text:p>
          </table:table-cell>
          <table:table-cell table:formula="of:=AVERAGE([.B12:.K12])" office:value-type="float" office:value="2.3050102455" calcext:value-type="float">
            <text:p>2.3050102455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0.037202206" calcext:value-type="float">
            <text:p>0.037202206</text:p>
          </table:table-cell>
          <table:table-cell office:value-type="float" office:value="4.9983172" calcext:value-type="float">
            <text:p>4.9983172</text:p>
          </table:table-cell>
          <table:table-cell office:value-type="float" office:value="0.09634501" calcext:value-type="float">
            <text:p>0.09634501</text:p>
          </table:table-cell>
          <table:table-cell office:value-type="float" office:value="2.5267744" calcext:value-type="float">
            <text:p>2.5267744</text:p>
          </table:table-cell>
          <table:table-cell office:value-type="float" office:value="4.18659" calcext:value-type="float">
            <text:p>4.18659</text:p>
          </table:table-cell>
          <table:table-cell office:value-type="float" office:value="4.427273" calcext:value-type="float">
            <text:p>4.427273</text:p>
          </table:table-cell>
          <table:table-cell office:value-type="float" office:value="1.1653434" calcext:value-type="float">
            <text:p>1.1653434</text:p>
          </table:table-cell>
          <table:table-cell office:value-type="float" office:value="3.9391923" calcext:value-type="float">
            <text:p>3.9391923</text:p>
          </table:table-cell>
          <table:table-cell office:value-type="float" office:value="2.5412018" calcext:value-type="float">
            <text:p>2.5412018</text:p>
          </table:table-cell>
          <table:table-cell office:value-type="float" office:value="0.14061731" calcext:value-type="float">
            <text:p>0.14061731</text:p>
          </table:table-cell>
          <table:table-cell table:formula="of:=AVERAGE([.B13:.K13])" office:value-type="float" office:value="2.4058856626" calcext:value-type="float">
            <text:p>2.4058856626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0.02025764" calcext:value-type="float">
            <text:p>0.02025764</text:p>
          </table:table-cell>
          <table:table-cell office:value-type="float" office:value="4.9857855" calcext:value-type="float">
            <text:p>4.9857855</text:p>
          </table:table-cell>
          <table:table-cell office:value-type="float" office:value="0.16834532" calcext:value-type="float">
            <text:p>0.16834532</text:p>
          </table:table-cell>
          <table:table-cell office:value-type="float" office:value="2.5267744" calcext:value-type="float">
            <text:p>2.5267744</text:p>
          </table:table-cell>
          <table:table-cell office:value-type="float" office:value="4.455315" calcext:value-type="float">
            <text:p>4.455315</text:p>
          </table:table-cell>
          <table:table-cell office:value-type="float" office:value="5.431947" calcext:value-type="float">
            <text:p>5.431947</text:p>
          </table:table-cell>
          <table:table-cell office:value-type="float" office:value="1.6039072" calcext:value-type="float">
            <text:p>1.6039072</text:p>
          </table:table-cell>
          <table:table-cell office:value-type="float" office:value="5.9481874" calcext:value-type="float">
            <text:p>5.9481874</text:p>
          </table:table-cell>
          <table:table-cell office:value-type="float" office:value="2.485244" calcext:value-type="float">
            <text:p>2.485244</text:p>
          </table:table-cell>
          <table:table-cell office:value-type="float" office:value="0.13661893" calcext:value-type="float">
            <text:p>0.13661893</text:p>
          </table:table-cell>
          <table:table-cell table:formula="of:=AVERAGE([.B14:.K14])" office:value-type="float" office:value="2.776238239" calcext:value-type="float">
            <text:p>2.776238239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0.045814868" calcext:value-type="float">
            <text:p>0.045814868</text:p>
          </table:table-cell>
          <table:table-cell office:value-type="float" office:value="4.9860654" calcext:value-type="float">
            <text:p>4.9860654</text:p>
          </table:table-cell>
          <table:table-cell office:value-type="float" office:value="0.22756521" calcext:value-type="float">
            <text:p>0.22756521</text:p>
          </table:table-cell>
          <table:table-cell office:value-type="float" office:value="2.5218368" calcext:value-type="float">
            <text:p>2.5218368</text:p>
          </table:table-cell>
          <table:table-cell office:value-type="float" office:value="4.7429895" calcext:value-type="float">
            <text:p>4.7429895</text:p>
          </table:table-cell>
          <table:table-cell office:value-type="float" office:value="3.2027805" calcext:value-type="float">
            <text:p>3.2027805</text:p>
          </table:table-cell>
          <table:table-cell office:value-type="float" office:value="1.6076581" calcext:value-type="float">
            <text:p>1.6076581</text:p>
          </table:table-cell>
          <table:table-cell office:value-type="float" office:value="7.6856227" calcext:value-type="float">
            <text:p>7.6856227</text:p>
          </table:table-cell>
          <table:table-cell office:value-type="float" office:value="2.4974222" calcext:value-type="float">
            <text:p>2.4974222</text:p>
          </table:table-cell>
          <table:table-cell office:value-type="float" office:value="0.516515" calcext:value-type="float">
            <text:p>0.516515</text:p>
          </table:table-cell>
          <table:table-cell table:formula="of:=AVERAGE([.B15:.K15])" office:value-type="float" office:value="2.8034270278" calcext:value-type="float">
            <text:p>2.8034270278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0.017818637" calcext:value-type="float">
            <text:p>0.017818637</text:p>
          </table:table-cell>
          <table:table-cell office:value-type="float" office:value="5.0357137" calcext:value-type="float">
            <text:p>5.0357137</text:p>
          </table:table-cell>
          <table:table-cell office:value-type="float" office:value="0.1980142" calcext:value-type="float">
            <text:p>0.1980142</text:p>
          </table:table-cell>
          <table:table-cell office:value-type="float" office:value="1.8349725" calcext:value-type="float">
            <text:p>1.8349725</text:p>
          </table:table-cell>
          <table:table-cell office:value-type="float" office:value="4.4709687" calcext:value-type="float">
            <text:p>4.4709687</text:p>
          </table:table-cell>
          <table:table-cell office:value-type="float" office:value="5.0404086" calcext:value-type="float">
            <text:p>5.0404086</text:p>
          </table:table-cell>
          <table:table-cell office:value-type="float" office:value="1.4484105" calcext:value-type="float">
            <text:p>1.4484105</text:p>
          </table:table-cell>
          <table:table-cell office:value-type="float" office:value="7.8563404" calcext:value-type="float">
            <text:p>7.8563404</text:p>
          </table:table-cell>
          <table:table-cell office:value-type="float" office:value="1.2283986" calcext:value-type="float">
            <text:p>1.2283986</text:p>
          </table:table-cell>
          <table:table-cell office:value-type="float" office:value="0.23170404" calcext:value-type="float">
            <text:p>0.23170404</text:p>
          </table:table-cell>
          <table:table-cell table:formula="of:=AVERAGE([.B16:.K16])" office:value-type="float" office:value="2.7362749877" calcext:value-type="float">
            <text:p>2.7362749877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0.017875314" calcext:value-type="float">
            <text:p>0.017875314</text:p>
          </table:table-cell>
          <table:table-cell office:value-type="float" office:value="4.987531" calcext:value-type="float">
            <text:p>4.987531</text:p>
          </table:table-cell>
          <table:table-cell office:value-type="float" office:value="0.18437901" calcext:value-type="float">
            <text:p>0.18437901</text:p>
          </table:table-cell>
          <table:table-cell office:value-type="float" office:value="2.2196302" calcext:value-type="float">
            <text:p>2.2196302</text:p>
          </table:table-cell>
          <table:table-cell office:value-type="float" office:value="4.636507" calcext:value-type="float">
            <text:p>4.636507</text:p>
          </table:table-cell>
          <table:table-cell office:value-type="float" office:value="3.0894685" calcext:value-type="float">
            <text:p>3.0894685</text:p>
          </table:table-cell>
          <table:table-cell office:value-type="float" office:value="0.9765648" calcext:value-type="float">
            <text:p>0.9765648</text:p>
          </table:table-cell>
          <table:table-cell office:value-type="float" office:value="8.310264" calcext:value-type="float">
            <text:p>8.310264</text:p>
          </table:table-cell>
          <table:table-cell office:value-type="float" office:value="2.4735692" calcext:value-type="float">
            <text:p>2.4735692</text:p>
          </table:table-cell>
          <table:table-cell office:value-type="float" office:value="0.36136726" calcext:value-type="float">
            <text:p>0.36136726</text:p>
          </table:table-cell>
          <table:table-cell table:formula="of:=AVERAGE([.B17:.K17])" office:value-type="float" office:value="2.7257156284" calcext:value-type="float">
            <text:p>2.7257156284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0.015445504" calcext:value-type="float">
            <text:p>0.015445504</text:p>
          </table:table-cell>
          <table:table-cell office:value-type="float" office:value="4.98863" calcext:value-type="float">
            <text:p>4.98863</text:p>
          </table:table-cell>
          <table:table-cell office:value-type="float" office:value="0.15429167" calcext:value-type="float">
            <text:p>0.15429167</text:p>
          </table:table-cell>
          <table:table-cell office:value-type="float" office:value="0.1520801" calcext:value-type="float">
            <text:p>0.1520801</text:p>
          </table:table-cell>
          <table:table-cell office:value-type="float" office:value="4.2999754" calcext:value-type="float">
            <text:p>4.2999754</text:p>
          </table:table-cell>
          <table:table-cell office:value-type="float" office:value="2.6630747" calcext:value-type="float">
            <text:p>2.6630747</text:p>
          </table:table-cell>
          <table:table-cell office:value-type="float" office:value="0.37487411" calcext:value-type="float">
            <text:p>0.37487411</text:p>
          </table:table-cell>
          <table:table-cell office:value-type="float" office:value="7.9370127" calcext:value-type="float">
            <text:p>7.9370127</text:p>
          </table:table-cell>
          <table:table-cell office:value-type="float" office:value="1.0944419" calcext:value-type="float">
            <text:p>1.0944419</text:p>
          </table:table-cell>
          <table:table-cell office:value-type="float" office:value="0.14739363" calcext:value-type="float">
            <text:p>0.14739363</text:p>
          </table:table-cell>
          <table:table-cell table:formula="of:=AVERAGE([.B18:.K18])" office:value-type="float" office:value="2.1827219714" calcext:value-type="float">
            <text:p>2.1827219714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0.0159301" calcext:value-type="float">
            <text:p>0.0159301</text:p>
          </table:table-cell>
          <table:table-cell office:value-type="float" office:value="4.8075304" calcext:value-type="float">
            <text:p>4.8075304</text:p>
          </table:table-cell>
          <table:table-cell office:value-type="float" office:value="0.13532677" calcext:value-type="float">
            <text:p>0.13532677</text:p>
          </table:table-cell>
          <table:table-cell office:value-type="float" office:value="1.4254061" calcext:value-type="float">
            <text:p>1.4254061</text:p>
          </table:table-cell>
          <table:table-cell office:value-type="float" office:value="4.3867836" calcext:value-type="float">
            <text:p>4.3867836</text:p>
          </table:table-cell>
          <table:table-cell office:value-type="float" office:value="3.9866538" calcext:value-type="float">
            <text:p>3.9866538</text:p>
          </table:table-cell>
          <table:table-cell office:value-type="float" office:value="1.1544067" calcext:value-type="float">
            <text:p>1.1544067</text:p>
          </table:table-cell>
          <table:table-cell office:value-type="float" office:value="7.774078" calcext:value-type="float">
            <text:p>7.774078</text:p>
          </table:table-cell>
          <table:table-cell office:value-type="float" office:value="2.5115194" calcext:value-type="float">
            <text:p>2.5115194</text:p>
          </table:table-cell>
          <table:table-cell office:value-type="float" office:value="0.22427455" calcext:value-type="float">
            <text:p>0.22427455</text:p>
          </table:table-cell>
          <table:table-cell table:formula="of:=AVERAGE([.B19:.K19])" office:value-type="float" office:value="2.642190942" calcext:value-type="float">
            <text:p>2.642190942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0.014870338" calcext:value-type="float">
            <text:p>0.014870338</text:p>
          </table:table-cell>
          <table:table-cell office:value-type="float" office:value="4.722935" calcext:value-type="float">
            <text:p>4.722935</text:p>
          </table:table-cell>
          <table:table-cell office:value-type="float" office:value="0.22490777" calcext:value-type="float">
            <text:p>0.22490777</text:p>
          </table:table-cell>
          <table:table-cell office:value-type="float" office:value="1.6773851" calcext:value-type="float">
            <text:p>1.6773851</text:p>
          </table:table-cell>
          <table:table-cell office:value-type="float" office:value="3.612261" calcext:value-type="float">
            <text:p>3.612261</text:p>
          </table:table-cell>
          <table:table-cell office:value-type="float" office:value="4.6078715" calcext:value-type="float">
            <text:p>4.6078715</text:p>
          </table:table-cell>
          <table:table-cell office:value-type="float" office:value="1.1544067" calcext:value-type="float">
            <text:p>1.1544067</text:p>
          </table:table-cell>
          <table:table-cell office:value-type="float" office:value="2.873172" calcext:value-type="float">
            <text:p>2.873172</text:p>
          </table:table-cell>
          <table:table-cell office:value-type="float" office:value="2.5128205" calcext:value-type="float">
            <text:p>2.5128205</text:p>
          </table:table-cell>
          <table:table-cell office:value-type="float" office:value="0.13538088" calcext:value-type="float">
            <text:p>0.13538088</text:p>
          </table:table-cell>
          <table:table-cell table:formula="of:=AVERAGE([.B20:.K20])" office:value-type="float" office:value="2.1536010788" calcext:value-type="float">
            <text:p>2.1536010788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0.01785074" calcext:value-type="float">
            <text:p>0.01785074</text:p>
          </table:table-cell>
          <table:table-cell office:value-type="float" office:value="4.7629156" calcext:value-type="float">
            <text:p>4.7629156</text:p>
          </table:table-cell>
          <table:table-cell office:value-type="float" office:value="0.10907187" calcext:value-type="float">
            <text:p>0.10907187</text:p>
          </table:table-cell>
          <table:table-cell office:value-type="float" office:value="1.731407" calcext:value-type="float">
            <text:p>1.731407</text:p>
          </table:table-cell>
          <table:table-cell office:value-type="float" office:value="4.7004356" calcext:value-type="float">
            <text:p>4.7004356</text:p>
          </table:table-cell>
          <table:table-cell office:value-type="float" office:value="4.0083895" calcext:value-type="float">
            <text:p>4.0083895</text:p>
          </table:table-cell>
          <table:table-cell office:value-type="float" office:value="0.9912166" calcext:value-type="float">
            <text:p>0.9912166</text:p>
          </table:table-cell>
          <table:table-cell office:value-type="float" office:value="2.1912005" calcext:value-type="float">
            <text:p>2.1912005</text:p>
          </table:table-cell>
          <table:table-cell office:value-type="float" office:value="2.5046656" calcext:value-type="float">
            <text:p>2.5046656</text:p>
          </table:table-cell>
          <table:table-cell office:value-type="float" office:value="0.15588084" calcext:value-type="float">
            <text:p>0.15588084</text:p>
          </table:table-cell>
          <table:table-cell table:formula="of:=AVERAGE([.B21:.K21])" office:value-type="float" office:value="2.117303385" calcext:value-type="float">
            <text:p>2.117303385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0.017777614" calcext:value-type="float">
            <text:p>0.017777614</text:p>
          </table:table-cell>
          <table:table-cell office:value-type="float" office:value="4.803362" calcext:value-type="float">
            <text:p>4.803362</text:p>
          </table:table-cell>
          <table:table-cell office:value-type="float" office:value="0.17437129" calcext:value-type="float">
            <text:p>0.17437129</text:p>
          </table:table-cell>
          <table:table-cell office:value-type="float" office:value="0.5963217" calcext:value-type="float">
            <text:p>0.5963217</text:p>
          </table:table-cell>
          <table:table-cell office:value-type="float" office:value="4.656764" calcext:value-type="float">
            <text:p>4.656764</text:p>
          </table:table-cell>
          <table:table-cell office:value-type="float" office:value="3.4666696" calcext:value-type="float">
            <text:p>3.4666696</text:p>
          </table:table-cell>
          <table:table-cell office:value-type="float" office:value="1.3174975" calcext:value-type="float">
            <text:p>1.3174975</text:p>
          </table:table-cell>
          <table:table-cell office:value-type="float" office:value="6.578279" calcext:value-type="float">
            <text:p>6.578279</text:p>
          </table:table-cell>
          <table:table-cell office:value-type="float" office:value="2.5062983" calcext:value-type="float">
            <text:p>2.5062983</text:p>
          </table:table-cell>
          <table:table-cell office:value-type="float" office:value="0.17263782" calcext:value-type="float">
            <text:p>0.17263782</text:p>
          </table:table-cell>
          <table:table-cell table:formula="of:=AVERAGE([.B22:.K22])" office:value-type="float" office:value="2.4289978824" calcext:value-type="float">
            <text:p>2.4289978824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float" office:value="0.017851219" calcext:value-type="float">
            <text:p>0.017851219</text:p>
          </table:table-cell>
          <table:table-cell office:value-type="float" office:value="4.929941" calcext:value-type="float">
            <text:p>4.929941</text:p>
          </table:table-cell>
          <table:table-cell office:value-type="float" office:value="0.17437129" calcext:value-type="float">
            <text:p>0.17437129</text:p>
          </table:table-cell>
          <table:table-cell office:value-type="float" office:value="1.558876" calcext:value-type="float">
            <text:p>1.558876</text:p>
          </table:table-cell>
          <table:table-cell office:value-type="float" office:value="4.069567" calcext:value-type="float">
            <text:p>4.069567</text:p>
          </table:table-cell>
          <table:table-cell office:value-type="float" office:value="3.5015101" calcext:value-type="float">
            <text:p>3.5015101</text:p>
          </table:table-cell>
          <table:table-cell office:value-type="float" office:value="1.3151448" calcext:value-type="float">
            <text:p>1.3151448</text:p>
          </table:table-cell>
          <table:table-cell office:value-type="float" office:value="6.063648" calcext:value-type="float">
            <text:p>6.063648</text:p>
          </table:table-cell>
          <table:table-cell office:value-type="float" office:value="2.504088" calcext:value-type="float">
            <text:p>2.504088</text:p>
          </table:table-cell>
          <table:table-cell office:value-type="float" office:value="0.15588084" calcext:value-type="float">
            <text:p>0.15588084</text:p>
          </table:table-cell>
          <table:table-cell table:formula="of:=AVERAGE([.B23:.K23])" office:value-type="float" office:value="2.4290878249" calcext:value-type="float">
            <text:p>2.4290878249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0.017681807" calcext:value-type="float">
            <text:p>0.017681807</text:p>
          </table:table-cell>
          <table:table-cell office:value-type="float" office:value="5.1081753" calcext:value-type="float">
            <text:p>5.1081753</text:p>
          </table:table-cell>
          <table:table-cell office:value-type="float" office:value="0.17486542" calcext:value-type="float">
            <text:p>0.17486542</text:p>
          </table:table-cell>
          <table:table-cell office:value-type="float" office:value="1.2039962" calcext:value-type="float">
            <text:p>1.2039962</text:p>
          </table:table-cell>
          <table:table-cell office:value-type="float" office:value="4.7012525" calcext:value-type="float">
            <text:p>4.7012525</text:p>
          </table:table-cell>
          <table:table-cell office:value-type="float" office:value="2.9920692" calcext:value-type="float">
            <text:p>2.9920692</text:p>
          </table:table-cell>
          <table:table-cell office:value-type="float" office:value="0.63193893" calcext:value-type="float">
            <text:p>0.63193893</text:p>
          </table:table-cell>
          <table:table-cell office:value-type="float" office:value="7.1052217" calcext:value-type="float">
            <text:p>7.1052217</text:p>
          </table:table-cell>
          <table:table-cell office:value-type="float" office:value="1.1030723" calcext:value-type="float">
            <text:p>1.1030723</text:p>
          </table:table-cell>
          <table:table-cell office:value-type="float" office:value="0.15802096" calcext:value-type="float">
            <text:p>0.15802096</text:p>
          </table:table-cell>
          <table:table-cell table:formula="of:=AVERAGE([.B24:.K24])" office:value-type="float" office:value="2.3196294317" calcext:value-type="float">
            <text:p>2.3196294317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float" office:value="0.017139506" calcext:value-type="float">
            <text:p>0.017139506</text:p>
          </table:table-cell>
          <table:table-cell office:value-type="float" office:value="5.8527737" calcext:value-type="float">
            <text:p>5.8527737</text:p>
          </table:table-cell>
          <table:table-cell office:value-type="float" office:value="0.100023106" calcext:value-type="float">
            <text:p>0.100023106</text:p>
          </table:table-cell>
          <table:table-cell office:value-type="float" office:value="1.4399407" calcext:value-type="float">
            <text:p>1.4399407</text:p>
          </table:table-cell>
          <table:table-cell office:value-type="float" office:value="4.4821935" calcext:value-type="float">
            <text:p>4.4821935</text:p>
          </table:table-cell>
          <table:table-cell office:value-type="float" office:value="2.6257343" calcext:value-type="float">
            <text:p>2.6257343</text:p>
          </table:table-cell>
          <table:table-cell office:value-type="float" office:value="1.1316066" calcext:value-type="float">
            <text:p>1.1316066</text:p>
          </table:table-cell>
          <table:table-cell office:value-type="float" office:value="6.5776925" calcext:value-type="float">
            <text:p>6.5776925</text:p>
          </table:table-cell>
          <table:table-cell office:value-type="float" office:value="2.3843026" calcext:value-type="float">
            <text:p>2.3843026</text:p>
          </table:table-cell>
          <table:table-cell office:value-type="float" office:value="0.17571804" calcext:value-type="float">
            <text:p>0.17571804</text:p>
          </table:table-cell>
          <table:table-cell table:formula="of:=AVERAGE([.B25:.K25])" office:value-type="float" office:value="2.4787124552" calcext:value-type="float">
            <text:p>2.4787124552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float" office:value="0.014083796" calcext:value-type="float">
            <text:p>0.014083796</text:p>
          </table:table-cell>
          <table:table-cell office:value-type="float" office:value="4.933244" calcext:value-type="float">
            <text:p>4.933244</text:p>
          </table:table-cell>
          <table:table-cell office:value-type="float" office:value="0.16336276" calcext:value-type="float">
            <text:p>0.16336276</text:p>
          </table:table-cell>
          <table:table-cell office:value-type="float" office:value="1.2183083" calcext:value-type="float">
            <text:p>1.2183083</text:p>
          </table:table-cell>
          <table:table-cell office:value-type="float" office:value="3.6110828" calcext:value-type="float">
            <text:p>3.6110828</text:p>
          </table:table-cell>
          <table:table-cell office:value-type="float" office:value="2.6257343" calcext:value-type="float">
            <text:p>2.6257343</text:p>
          </table:table-cell>
          <table:table-cell office:value-type="float" office:value="1.314004" calcext:value-type="float">
            <text:p>1.314004</text:p>
          </table:table-cell>
          <table:table-cell office:value-type="float" office:value="7.0583444" calcext:value-type="float">
            <text:p>7.0583444</text:p>
          </table:table-cell>
          <table:table-cell office:value-type="float" office:value="1.4597565" calcext:value-type="float">
            <text:p>1.4597565</text:p>
          </table:table-cell>
          <table:table-cell office:value-type="float" office:value="0.22287819" calcext:value-type="float">
            <text:p>0.22287819</text:p>
          </table:table-cell>
          <table:table-cell table:formula="of:=AVERAGE([.B26:.K26])" office:value-type="float" office:value="2.2620799046" calcext:value-type="float">
            <text:p>2.2620799046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float" office:value="0.017139506" calcext:value-type="float">
            <text:p>0.017139506</text:p>
          </table:table-cell>
          <table:table-cell office:value-type="float" office:value="5.0429163" calcext:value-type="float">
            <text:p>5.0429163</text:p>
          </table:table-cell>
          <table:table-cell office:value-type="float" office:value="0.16340692" calcext:value-type="float">
            <text:p>0.16340692</text:p>
          </table:table-cell>
          <table:table-cell office:value-type="float" office:value="1.2059846" calcext:value-type="float">
            <text:p>1.2059846</text:p>
          </table:table-cell>
          <table:table-cell office:value-type="float" office:value="3.785294" calcext:value-type="float">
            <text:p>3.785294</text:p>
          </table:table-cell>
          <table:table-cell office:value-type="float" office:value="2.9227674" calcext:value-type="float">
            <text:p>2.9227674</text:p>
          </table:table-cell>
          <table:table-cell office:value-type="float" office:value="0.64131504" calcext:value-type="float">
            <text:p>0.64131504</text:p>
          </table:table-cell>
          <table:table-cell office:value-type="float" office:value="6.0126143" calcext:value-type="float">
            <text:p>6.0126143</text:p>
          </table:table-cell>
          <table:table-cell office:value-type="float" office:value="1.064921" calcext:value-type="float">
            <text:p>1.064921</text:p>
          </table:table-cell>
          <table:table-cell office:value-type="float" office:value="0.22425719" calcext:value-type="float">
            <text:p>0.22425719</text:p>
          </table:table-cell>
          <table:table-cell table:formula="of:=AVERAGE([.B27:.K27])" office:value-type="float" office:value="2.1080616256" calcext:value-type="float">
            <text:p>2.1080616256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float" office:value="0.014870338" calcext:value-type="float">
            <text:p>0.014870338</text:p>
          </table:table-cell>
          <table:table-cell office:value-type="float" office:value="0.045047626" calcext:value-type="float">
            <text:p>0.045047626</text:p>
          </table:table-cell>
          <table:table-cell office:value-type="float" office:value="0.17148218" calcext:value-type="float">
            <text:p>0.17148218</text:p>
          </table:table-cell>
          <table:table-cell office:value-type="float" office:value="1.6860405" calcext:value-type="float">
            <text:p>1.6860405</text:p>
          </table:table-cell>
          <table:table-cell office:value-type="float" office:value="3.7245104" calcext:value-type="float">
            <text:p>3.7245104</text:p>
          </table:table-cell>
          <table:table-cell office:value-type="float" office:value="2.9910526" calcext:value-type="float">
            <text:p>2.9910526</text:p>
          </table:table-cell>
          <table:table-cell office:value-type="float" office:value="1.2944301" calcext:value-type="float">
            <text:p>1.2944301</text:p>
          </table:table-cell>
          <table:table-cell office:value-type="float" office:value="6.026564" calcext:value-type="float">
            <text:p>6.026564</text:p>
          </table:table-cell>
          <table:table-cell office:value-type="float" office:value="2.3927767" calcext:value-type="float">
            <text:p>2.3927767</text:p>
          </table:table-cell>
          <table:table-cell office:value-type="float" office:value="0.22311851" calcext:value-type="float">
            <text:p>0.22311851</text:p>
          </table:table-cell>
          <table:table-cell table:formula="of:=AVERAGE([.B28:.K28])" office:value-type="float" office:value="1.8569892954" calcext:value-type="float">
            <text:p>1.8569892954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float" office:value="0.017874192" calcext:value-type="float">
            <text:p>0.017874192</text:p>
          </table:table-cell>
          <table:table-cell office:value-type="float" office:value="4.644544" calcext:value-type="float">
            <text:p>4.644544</text:p>
          </table:table-cell>
          <table:table-cell office:value-type="float" office:value="0.20908137" calcext:value-type="float">
            <text:p>0.20908137</text:p>
          </table:table-cell>
          <table:table-cell office:value-type="float" office:value="0.6641485" calcext:value-type="float">
            <text:p>0.6641485</text:p>
          </table:table-cell>
          <table:table-cell office:value-type="float" office:value="3.9152927" calcext:value-type="float">
            <text:p>3.9152927</text:p>
          </table:table-cell>
          <table:table-cell office:value-type="float" office:value="2.709549" calcext:value-type="float">
            <text:p>2.709549</text:p>
          </table:table-cell>
          <table:table-cell office:value-type="float" office:value="1.3173954" calcext:value-type="float">
            <text:p>1.3173954</text:p>
          </table:table-cell>
          <table:table-cell office:value-type="float" office:value="5.6820602" calcext:value-type="float">
            <text:p>5.6820602</text:p>
          </table:table-cell>
          <table:table-cell office:value-type="float" office:value="2.4133983" calcext:value-type="float">
            <text:p>2.4133983</text:p>
          </table:table-cell>
          <table:table-cell office:value-type="float" office:value="0.15922251" calcext:value-type="float">
            <text:p>0.15922251</text:p>
          </table:table-cell>
          <table:table-cell table:formula="of:=AVERAGE([.B29:.K29])" office:value-type="float" office:value="2.1732566172" calcext:value-type="float">
            <text:p>2.1732566172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float" office:value="0.017139506" calcext:value-type="float">
            <text:p>0.017139506</text:p>
          </table:table-cell>
          <table:table-cell office:value-type="float" office:value="4.684503" calcext:value-type="float">
            <text:p>4.684503</text:p>
          </table:table-cell>
          <table:table-cell office:value-type="float" office:value="0.2358802" calcext:value-type="float">
            <text:p>0.2358802</text:p>
          </table:table-cell>
          <table:table-cell office:value-type="float" office:value="1.3264484" calcext:value-type="float">
            <text:p>1.3264484</text:p>
          </table:table-cell>
          <table:table-cell office:value-type="float" office:value="3.9180214" calcext:value-type="float">
            <text:p>3.9180214</text:p>
          </table:table-cell>
          <table:table-cell office:value-type="float" office:value="1.4392085" calcext:value-type="float">
            <text:p>1.4392085</text:p>
          </table:table-cell>
          <table:table-cell office:value-type="float" office:value="0.6356261" calcext:value-type="float">
            <text:p>0.6356261</text:p>
          </table:table-cell>
          <table:table-cell office:value-type="float" office:value="6.778527" calcext:value-type="float">
            <text:p>6.778527</text:p>
          </table:table-cell>
          <table:table-cell office:value-type="float" office:value="1.0449536" calcext:value-type="float">
            <text:p>1.0449536</text:p>
          </table:table-cell>
          <table:table-cell office:value-type="float" office:value="0.15802096" calcext:value-type="float">
            <text:p>0.15802096</text:p>
          </table:table-cell>
          <table:table-cell table:formula="of:=AVERAGE([.B30:.K30])" office:value-type="float" office:value="2.0238328666" calcext:value-type="float">
            <text:p>2.0238328666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float" office:value="0.017139506" calcext:value-type="float">
            <text:p>0.017139506</text:p>
          </table:table-cell>
          <table:table-cell office:value-type="float" office:value="4.760423" calcext:value-type="float">
            <text:p>4.760423</text:p>
          </table:table-cell>
          <table:table-cell office:value-type="float" office:value="0.22372654" calcext:value-type="float">
            <text:p>0.22372654</text:p>
          </table:table-cell>
          <table:table-cell office:value-type="float" office:value="1.3274546" calcext:value-type="float">
            <text:p>1.3274546</text:p>
          </table:table-cell>
          <table:table-cell office:value-type="float" office:value="3.6064727" calcext:value-type="float">
            <text:p>3.6064727</text:p>
          </table:table-cell>
          <table:table-cell office:value-type="float" office:value="2.9564798" calcext:value-type="float">
            <text:p>2.9564798</text:p>
          </table:table-cell>
          <table:table-cell office:value-type="float" office:value="1.3290659" calcext:value-type="float">
            <text:p>1.3290659</text:p>
          </table:table-cell>
          <table:table-cell office:value-type="float" office:value="6.5142107" calcext:value-type="float">
            <text:p>6.5142107</text:p>
          </table:table-cell>
          <table:table-cell office:value-type="float" office:value="1.0465337" calcext:value-type="float">
            <text:p>1.0465337</text:p>
          </table:table-cell>
          <table:table-cell office:value-type="float" office:value="0.15774901" calcext:value-type="float">
            <text:p>0.15774901</text:p>
          </table:table-cell>
          <table:table-cell table:formula="of:=AVERAGE([.B31:.K31])" office:value-type="float" office:value="2.1939255456" calcext:value-type="float">
            <text:p>2.1939255456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float" office:value="0.015445504" calcext:value-type="float">
            <text:p>0.015445504</text:p>
          </table:table-cell>
          <table:table-cell office:value-type="float" office:value="4.5618134" calcext:value-type="float">
            <text:p>4.5618134</text:p>
          </table:table-cell>
          <table:table-cell office:value-type="float" office:value="0.15790723" calcext:value-type="float">
            <text:p>0.15790723</text:p>
          </table:table-cell>
          <table:table-cell office:value-type="float" office:value="1.3314024" calcext:value-type="float">
            <text:p>1.3314024</text:p>
          </table:table-cell>
          <table:table-cell office:value-type="float" office:value="3.7313986" calcext:value-type="float">
            <text:p>3.7313986</text:p>
          </table:table-cell>
          <table:table-cell office:value-type="float" office:value="3.5809352" calcext:value-type="float">
            <text:p>3.5809352</text:p>
          </table:table-cell>
          <table:table-cell office:value-type="float" office:value="1.1598454" calcext:value-type="float">
            <text:p>1.1598454</text:p>
          </table:table-cell>
          <table:table-cell office:value-type="float" office:value="2.038962" calcext:value-type="float">
            <text:p>2.038962</text:p>
          </table:table-cell>
          <table:table-cell office:value-type="float" office:value="2.413034" calcext:value-type="float">
            <text:p>2.413034</text:p>
          </table:table-cell>
          <table:table-cell office:value-type="float" office:value="0.15694086" calcext:value-type="float">
            <text:p>0.15694086</text:p>
          </table:table-cell>
          <table:table-cell table:formula="of:=AVERAGE([.B32:.K32])" office:value-type="float" office:value="1.9147684594" calcext:value-type="float">
            <text:p>1.9147684594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float" office:value="0.013959689" calcext:value-type="float">
            <text:p>0.013959689</text:p>
          </table:table-cell>
          <table:table-cell office:value-type="float" office:value="4.6167" calcext:value-type="float">
            <text:p>4.6167</text:p>
          </table:table-cell>
          <table:table-cell office:value-type="float" office:value="0.15063095" calcext:value-type="float">
            <text:p>0.15063095</text:p>
          </table:table-cell>
          <table:table-cell office:value-type="float" office:value="1.6137531" calcext:value-type="float">
            <text:p>1.6137531</text:p>
          </table:table-cell>
          <table:table-cell office:value-type="float" office:value="3.753126" calcext:value-type="float">
            <text:p>3.753126</text:p>
          </table:table-cell>
          <table:table-cell office:value-type="float" office:value="3.5894074" calcext:value-type="float">
            <text:p>3.5894074</text:p>
          </table:table-cell>
          <table:table-cell office:value-type="float" office:value="1.2031192" calcext:value-type="float">
            <text:p>1.2031192</text:p>
          </table:table-cell>
          <table:table-cell office:value-type="float" office:value="6.224574" calcext:value-type="float">
            <text:p>6.224574</text:p>
          </table:table-cell>
          <table:table-cell office:value-type="float" office:value="2.4120207" calcext:value-type="float">
            <text:p>2.4120207</text:p>
          </table:table-cell>
          <table:table-cell office:value-type="float" office:value="0.18790331" calcext:value-type="float">
            <text:p>0.18790331</text:p>
          </table:table-cell>
          <table:table-cell table:formula="of:=AVERAGE([.B33:.K33])" office:value-type="float" office:value="2.3765194349" calcext:value-type="float">
            <text:p>2.3765194349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float" office:value="0.017777614" calcext:value-type="float">
            <text:p>0.017777614</text:p>
          </table:table-cell>
          <table:table-cell office:value-type="float" office:value="4.641746" calcext:value-type="float">
            <text:p>4.641746</text:p>
          </table:table-cell>
          <table:table-cell office:value-type="float" office:value="0.09874258" calcext:value-type="float">
            <text:p>0.09874258</text:p>
          </table:table-cell>
          <table:table-cell office:value-type="float" office:value="1.8059106" calcext:value-type="float">
            <text:p>1.8059106</text:p>
          </table:table-cell>
          <table:table-cell office:value-type="float" office:value="3.6783576" calcext:value-type="float">
            <text:p>3.6783576</text:p>
          </table:table-cell>
          <table:table-cell office:value-type="float" office:value="3.363997" calcext:value-type="float">
            <text:p>3.363997</text:p>
          </table:table-cell>
          <table:table-cell office:value-type="float" office:value="0.70246947" calcext:value-type="float">
            <text:p>0.70246947</text:p>
          </table:table-cell>
          <table:table-cell office:value-type="float" office:value="6.5397344" calcext:value-type="float">
            <text:p>6.5397344</text:p>
          </table:table-cell>
          <table:table-cell office:value-type="float" office:value="2.4130497" calcext:value-type="float">
            <text:p>2.4130497</text:p>
          </table:table-cell>
          <table:table-cell office:value-type="float" office:value="0.22868434" calcext:value-type="float">
            <text:p>0.22868434</text:p>
          </table:table-cell>
          <table:table-cell table:formula="of:=AVERAGE([.B34:.K34])" office:value-type="float" office:value="2.3490469304" calcext:value-type="float">
            <text:p>2.3490469304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float" office:value="0.013959689" calcext:value-type="float">
            <text:p>0.013959689</text:p>
          </table:table-cell>
          <table:table-cell office:value-type="float" office:value="4.643795" calcext:value-type="float">
            <text:p>4.643795</text:p>
          </table:table-cell>
          <table:table-cell office:value-type="float" office:value="0.1151361" calcext:value-type="float">
            <text:p>0.1151361</text:p>
          </table:table-cell>
          <table:table-cell office:value-type="float" office:value="1.1624922" calcext:value-type="float">
            <text:p>1.1624922</text:p>
          </table:table-cell>
          <table:table-cell office:value-type="float" office:value="3.7238617" calcext:value-type="float">
            <text:p>3.7238617</text:p>
          </table:table-cell>
          <table:table-cell office:value-type="float" office:value="3.630362" calcext:value-type="float">
            <text:p>3.630362</text:p>
          </table:table-cell>
          <table:table-cell office:value-type="float" office:value="1.2919898" calcext:value-type="float">
            <text:p>1.2919898</text:p>
          </table:table-cell>
          <table:table-cell office:value-type="float" office:value="6.0113516" calcext:value-type="float">
            <text:p>6.0113516</text:p>
          </table:table-cell>
          <table:table-cell office:value-type="float" office:value="2.3922045" calcext:value-type="float">
            <text:p>2.3922045</text:p>
          </table:table-cell>
          <table:table-cell office:value-type="float" office:value="0.22740172" calcext:value-type="float">
            <text:p>0.22740172</text:p>
          </table:table-cell>
          <table:table-cell table:formula="of:=AVERAGE([.B35:.K35])" office:value-type="float" office:value="2.3212554309" calcext:value-type="float">
            <text:p>2.3212554309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float" office:value="0.015844453" calcext:value-type="float">
            <text:p>0.015844453</text:p>
          </table:table-cell>
          <table:table-cell office:value-type="float" office:value="4.668155" calcext:value-type="float">
            <text:p>4.668155</text:p>
          </table:table-cell>
          <table:table-cell office:value-type="float" office:value="0.14354962" calcext:value-type="float">
            <text:p>0.14354962</text:p>
          </table:table-cell>
          <table:table-cell office:value-type="float" office:value="1.863654" calcext:value-type="float">
            <text:p>1.863654</text:p>
          </table:table-cell>
          <table:table-cell office:value-type="float" office:value="3.73847" calcext:value-type="float">
            <text:p>3.73847</text:p>
          </table:table-cell>
          <table:table-cell office:value-type="float" office:value="4.0992584" calcext:value-type="float">
            <text:p>4.0992584</text:p>
          </table:table-cell>
          <table:table-cell office:value-type="float" office:value="1.2885482" calcext:value-type="float">
            <text:p>1.2885482</text:p>
          </table:table-cell>
          <table:table-cell office:value-type="float" office:value="7.1246076" calcext:value-type="float">
            <text:p>7.1246076</text:p>
          </table:table-cell>
          <table:table-cell office:value-type="float" office:value="2.409061" calcext:value-type="float">
            <text:p>2.409061</text:p>
          </table:table-cell>
          <table:table-cell office:value-type="float" office:value="0.21930523" calcext:value-type="float">
            <text:p>0.21930523</text:p>
          </table:table-cell>
          <table:table-cell table:formula="of:=AVERAGE([.B36:.K36])" office:value-type="float" office:value="2.5570453503" calcext:value-type="float">
            <text:p>2.5570453503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float" office:value="0.01388994" calcext:value-type="float">
            <text:p>0.01388994</text:p>
          </table:table-cell>
          <table:table-cell office:value-type="float" office:value="4.6830797" calcext:value-type="float">
            <text:p>4.6830797</text:p>
          </table:table-cell>
          <table:table-cell office:value-type="float" office:value="0.22462241" calcext:value-type="float">
            <text:p>0.22462241</text:p>
          </table:table-cell>
          <table:table-cell office:value-type="float" office:value="1.8720591" calcext:value-type="float">
            <text:p>1.8720591</text:p>
          </table:table-cell>
          <table:table-cell office:value-type="float" office:value="3.73994" calcext:value-type="float">
            <text:p>3.73994</text:p>
          </table:table-cell>
          <table:table-cell office:value-type="float" office:value="2.3927126" calcext:value-type="float">
            <text:p>2.3927126</text:p>
          </table:table-cell>
          <table:table-cell office:value-type="float" office:value="1.2843702" calcext:value-type="float">
            <text:p>1.2843702</text:p>
          </table:table-cell>
          <table:table-cell office:value-type="float" office:value="6.499216" calcext:value-type="float">
            <text:p>6.499216</text:p>
          </table:table-cell>
          <table:table-cell office:value-type="float" office:value="2.4112892" calcext:value-type="float">
            <text:p>2.4112892</text:p>
          </table:table-cell>
          <table:table-cell office:value-type="float" office:value="0.18799907" calcext:value-type="float">
            <text:p>0.18799907</text:p>
          </table:table-cell>
          <table:table-cell table:formula="of:=AVERAGE([.B37:.K37])" office:value-type="float" office:value="2.330917822" calcext:value-type="float">
            <text:p>2.330917822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float" office:value="0.01388994" calcext:value-type="float">
            <text:p>0.01388994</text:p>
          </table:table-cell>
          <table:table-cell office:value-type="float" office:value="4.7093215" calcext:value-type="float">
            <text:p>4.7093215</text:p>
          </table:table-cell>
          <table:table-cell office:value-type="float" office:value="0.21382625" calcext:value-type="float">
            <text:p>0.21382625</text:p>
          </table:table-cell>
          <table:table-cell office:value-type="float" office:value="1.7834806" calcext:value-type="float">
            <text:p>1.7834806</text:p>
          </table:table-cell>
          <table:table-cell office:value-type="float" office:value="3.722329" calcext:value-type="float">
            <text:p>3.722329</text:p>
          </table:table-cell>
          <table:table-cell office:value-type="float" office:value="3.7214563" calcext:value-type="float">
            <text:p>3.7214563</text:p>
          </table:table-cell>
          <table:table-cell office:value-type="float" office:value="1.2943767" calcext:value-type="float">
            <text:p>1.2943767</text:p>
          </table:table-cell>
          <table:table-cell office:value-type="float" office:value="7.2219687" calcext:value-type="float">
            <text:p>7.2219687</text:p>
          </table:table-cell>
          <table:table-cell office:value-type="float" office:value="2.4122834" calcext:value-type="float">
            <text:p>2.4122834</text:p>
          </table:table-cell>
          <table:table-cell office:value-type="float" office:value="0.18762848" calcext:value-type="float">
            <text:p>0.18762848</text:p>
          </table:table-cell>
          <table:table-cell table:formula="of:=AVERAGE([.B38:.K38])" office:value-type="float" office:value="2.528056087" calcext:value-type="float">
            <text:p>2.528056087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float" office:value="0.027446149" calcext:value-type="float">
            <text:p>0.027446149</text:p>
          </table:table-cell>
          <table:table-cell office:value-type="float" office:value="5.04429" calcext:value-type="float">
            <text:p>5.04429</text:p>
          </table:table-cell>
          <table:table-cell office:value-type="float" office:value="0.221872" calcext:value-type="float">
            <text:p>0.221872</text:p>
          </table:table-cell>
          <table:table-cell office:value-type="float" office:value="1.3797473" calcext:value-type="float">
            <text:p>1.3797473</text:p>
          </table:table-cell>
          <table:table-cell office:value-type="float" office:value="3.576051" calcext:value-type="float">
            <text:p>3.576051</text:p>
          </table:table-cell>
          <table:table-cell office:value-type="float" office:value="3.9520352" calcext:value-type="float">
            <text:p>3.9520352</text:p>
          </table:table-cell>
          <table:table-cell office:value-type="float" office:value="1.2501396" calcext:value-type="float">
            <text:p>1.2501396</text:p>
          </table:table-cell>
          <table:table-cell office:value-type="float" office:value="7.2437816" calcext:value-type="float">
            <text:p>7.2437816</text:p>
          </table:table-cell>
          <table:table-cell office:value-type="float" office:value="2.4122834" calcext:value-type="float">
            <text:p>2.4122834</text:p>
          </table:table-cell>
          <table:table-cell office:value-type="float" office:value="0.22745393" calcext:value-type="float">
            <text:p>0.22745393</text:p>
          </table:table-cell>
          <table:table-cell table:formula="of:=AVERAGE([.B39:.K39])" office:value-type="float" office:value="2.5335100179" calcext:value-type="float">
            <text:p>2.5335100179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float" office:value="0.018476943" calcext:value-type="float">
            <text:p>0.018476943</text:p>
          </table:table-cell>
          <table:table-cell office:value-type="float" office:value="5.0516496" calcext:value-type="float">
            <text:p>5.0516496</text:p>
          </table:table-cell>
          <table:table-cell office:value-type="float" office:value="0.22210494" calcext:value-type="float">
            <text:p>0.22210494</text:p>
          </table:table-cell>
          <table:table-cell office:value-type="float" office:value="1.800646" calcext:value-type="float">
            <text:p>1.800646</text:p>
          </table:table-cell>
          <table:table-cell office:value-type="float" office:value="3.875943" calcext:value-type="float">
            <text:p>3.875943</text:p>
          </table:table-cell>
          <table:table-cell office:value-type="float" office:value="3.7596562" calcext:value-type="float">
            <text:p>3.7596562</text:p>
          </table:table-cell>
          <table:table-cell office:value-type="float" office:value="1.4125699" calcext:value-type="float">
            <text:p>1.4125699</text:p>
          </table:table-cell>
          <table:table-cell office:value-type="float" office:value="7.18635" calcext:value-type="float">
            <text:p>7.18635</text:p>
          </table:table-cell>
          <table:table-cell office:value-type="float" office:value="2.390966" calcext:value-type="float">
            <text:p>2.390966</text:p>
          </table:table-cell>
          <table:table-cell office:value-type="float" office:value="0.104470104" calcext:value-type="float">
            <text:p>0.104470104</text:p>
          </table:table-cell>
          <table:table-cell table:formula="of:=AVERAGE([.B40:.K40])" office:value-type="float" office:value="2.5822832687" calcext:value-type="float">
            <text:p>2.5822832687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float" office:value="0.027396575" calcext:value-type="float">
            <text:p>0.027396575</text:p>
          </table:table-cell>
          <table:table-cell office:value-type="float" office:value="5.0657983" calcext:value-type="float">
            <text:p>5.0657983</text:p>
          </table:table-cell>
          <table:table-cell office:value-type="float" office:value="0.10943463" calcext:value-type="float">
            <text:p>0.10943463</text:p>
          </table:table-cell>
          <table:table-cell office:value-type="float" office:value="1.7053317" calcext:value-type="float">
            <text:p>1.7053317</text:p>
          </table:table-cell>
          <table:table-cell office:value-type="float" office:value="3.8910048" calcext:value-type="float">
            <text:p>3.8910048</text:p>
          </table:table-cell>
          <table:table-cell office:value-type="float" office:value="3.3338914" calcext:value-type="float">
            <text:p>3.3338914</text:p>
          </table:table-cell>
          <table:table-cell office:value-type="float" office:value="0.9146222" calcext:value-type="float">
            <text:p>0.9146222</text:p>
          </table:table-cell>
          <table:table-cell office:value-type="float" office:value="6.271858" calcext:value-type="float">
            <text:p>6.271858</text:p>
          </table:table-cell>
          <table:table-cell office:value-type="float" office:value="1.0457009" calcext:value-type="float">
            <text:p>1.0457009</text:p>
          </table:table-cell>
          <table:table-cell office:value-type="float" office:value="0.24412273" calcext:value-type="float">
            <text:p>0.24412273</text:p>
          </table:table-cell>
          <table:table-cell table:formula="of:=AVERAGE([.B41:.K41])" office:value-type="float" office:value="2.2609161235" calcext:value-type="float">
            <text:p>2.2609161235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float" office:value="0.019096456" calcext:value-type="float">
            <text:p>0.019096456</text:p>
          </table:table-cell>
          <table:table-cell office:value-type="float" office:value="4.8666987" calcext:value-type="float">
            <text:p>4.8666987</text:p>
          </table:table-cell>
          <table:table-cell office:value-type="float" office:value="0.18331093" calcext:value-type="float">
            <text:p>0.18331093</text:p>
          </table:table-cell>
          <table:table-cell office:value-type="float" office:value="1.4959967" calcext:value-type="float">
            <text:p>1.4959967</text:p>
          </table:table-cell>
          <table:table-cell office:value-type="float" office:value="3.8896542" calcext:value-type="float">
            <text:p>3.8896542</text:p>
          </table:table-cell>
          <table:table-cell office:value-type="float" office:value="3.3315797" calcext:value-type="float">
            <text:p>3.3315797</text:p>
          </table:table-cell>
          <table:table-cell office:value-type="float" office:value="1.1820115" calcext:value-type="float">
            <text:p>1.1820115</text:p>
          </table:table-cell>
          <table:table-cell office:value-type="float" office:value="2.086701" calcext:value-type="float">
            <text:p>2.086701</text:p>
          </table:table-cell>
          <table:table-cell office:value-type="float" office:value="1.9477856" calcext:value-type="float">
            <text:p>1.9477856</text:p>
          </table:table-cell>
          <table:table-cell office:value-type="float" office:value="0.24371903" calcext:value-type="float">
            <text:p>0.24371903</text:p>
          </table:table-cell>
          <table:table-cell table:formula="of:=AVERAGE([.B42:.K42])" office:value-type="float" office:value="1.9246553816" calcext:value-type="float">
            <text:p>1.9246553816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float" office:value="0.017520262" calcext:value-type="float">
            <text:p>0.017520262</text:p>
          </table:table-cell>
          <table:table-cell office:value-type="float" office:value="4.9414315" calcext:value-type="float">
            <text:p>4.9414315</text:p>
          </table:table-cell>
          <table:table-cell office:value-type="float" office:value="0.22649054" calcext:value-type="float">
            <text:p>0.22649054</text:p>
          </table:table-cell>
          <table:table-cell office:value-type="float" office:value="1.872585" calcext:value-type="float">
            <text:p>1.872585</text:p>
          </table:table-cell>
          <table:table-cell office:value-type="float" office:value="3.9031768" calcext:value-type="float">
            <text:p>3.9031768</text:p>
          </table:table-cell>
          <table:table-cell office:value-type="float" office:value="3.161397" calcext:value-type="float">
            <text:p>3.161397</text:p>
          </table:table-cell>
          <table:table-cell office:value-type="float" office:value="1.3566687" calcext:value-type="float">
            <text:p>1.3566687</text:p>
          </table:table-cell>
          <table:table-cell office:value-type="float" office:value="5.9656415" calcext:value-type="float">
            <text:p>5.9656415</text:p>
          </table:table-cell>
          <table:table-cell office:value-type="float" office:value="2.3522599" calcext:value-type="float">
            <text:p>2.3522599</text:p>
          </table:table-cell>
          <table:table-cell office:value-type="float" office:value="0.24336234" calcext:value-type="float">
            <text:p>0.24336234</text:p>
          </table:table-cell>
          <table:table-cell table:formula="of:=AVERAGE([.B43:.K43])" office:value-type="float" office:value="2.4040533542" calcext:value-type="float">
            <text:p>2.4040533542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float" office:value="0.0155544095" calcext:value-type="float">
            <text:p>0.0155544095</text:p>
          </table:table-cell>
          <table:table-cell office:value-type="float" office:value="4.758572" calcext:value-type="float">
            <text:p>4.758572</text:p>
          </table:table-cell>
          <table:table-cell office:value-type="float" office:value="0.24771081" calcext:value-type="float">
            <text:p>0.24771081</text:p>
          </table:table-cell>
          <table:table-cell office:value-type="float" office:value="1.8872303" calcext:value-type="float">
            <text:p>1.8872303</text:p>
          </table:table-cell>
          <table:table-cell office:value-type="float" office:value="3.8778286" calcext:value-type="float">
            <text:p>3.8778286</text:p>
          </table:table-cell>
          <table:table-cell office:value-type="float" office:value="2.305642" calcext:value-type="float">
            <text:p>2.305642</text:p>
          </table:table-cell>
          <table:table-cell office:value-type="float" office:value="1.0400425" calcext:value-type="float">
            <text:p>1.0400425</text:p>
          </table:table-cell>
          <table:table-cell office:value-type="float" office:value="3.4535208" calcext:value-type="float">
            <text:p>3.4535208</text:p>
          </table:table-cell>
          <table:table-cell office:value-type="float" office:value="2.381547" calcext:value-type="float">
            <text:p>2.381547</text:p>
          </table:table-cell>
          <table:table-cell office:value-type="float" office:value="0.19998847" calcext:value-type="float">
            <text:p>0.19998847</text:p>
          </table:table-cell>
          <table:table-cell table:formula="of:=AVERAGE([.B44:.K44])" office:value-type="float" office:value="2.01676368895" calcext:value-type="float">
            <text:p>2.01676368895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float" office:value="0.012820477" calcext:value-type="float">
            <text:p>0.012820477</text:p>
          </table:table-cell>
          <table:table-cell office:value-type="float" office:value="5.044817" calcext:value-type="float">
            <text:p>5.044817</text:p>
          </table:table-cell>
          <table:table-cell office:value-type="float" office:value="0.14448501" calcext:value-type="float">
            <text:p>0.14448501</text:p>
          </table:table-cell>
          <table:table-cell office:value-type="float" office:value="1.6341517" calcext:value-type="float">
            <text:p>1.6341517</text:p>
          </table:table-cell>
          <table:table-cell office:value-type="float" office:value="3.897769" calcext:value-type="float">
            <text:p>3.897769</text:p>
          </table:table-cell>
          <table:table-cell office:value-type="float" office:value="2.212409" calcext:value-type="float">
            <text:p>2.212409</text:p>
          </table:table-cell>
          <table:table-cell office:value-type="float" office:value="1.4873377" calcext:value-type="float">
            <text:p>1.4873377</text:p>
          </table:table-cell>
          <table:table-cell office:value-type="float" office:value="6.4192567" calcext:value-type="float">
            <text:p>6.4192567</text:p>
          </table:table-cell>
          <table:table-cell office:value-type="float" office:value="2.392358" calcext:value-type="float">
            <text:p>2.392358</text:p>
          </table:table-cell>
          <table:table-cell office:value-type="float" office:value="0.14795488" calcext:value-type="float">
            <text:p>0.14795488</text:p>
          </table:table-cell>
          <table:table-cell table:formula="of:=AVERAGE([.B45:.K45])" office:value-type="float" office:value="2.3393359467" calcext:value-type="float">
            <text:p>2.3393359467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float" office:value="0.036339656" calcext:value-type="float">
            <text:p>0.036339656</text:p>
          </table:table-cell>
          <table:table-cell office:value-type="float" office:value="4.757576" calcext:value-type="float">
            <text:p>4.757576</text:p>
          </table:table-cell>
          <table:table-cell office:value-type="float" office:value="0.12756407" calcext:value-type="float">
            <text:p>0.12756407</text:p>
          </table:table-cell>
          <table:table-cell office:value-type="float" office:value="1.2764705" calcext:value-type="float">
            <text:p>1.2764705</text:p>
          </table:table-cell>
          <table:table-cell office:value-type="float" office:value="3.7304885" calcext:value-type="float">
            <text:p>3.7304885</text:p>
          </table:table-cell>
          <table:table-cell office:value-type="float" office:value="3.0465703" calcext:value-type="float">
            <text:p>3.0465703</text:p>
          </table:table-cell>
          <table:table-cell office:value-type="float" office:value="1.4539052" calcext:value-type="float">
            <text:p>1.4539052</text:p>
          </table:table-cell>
          <table:table-cell office:value-type="float" office:value="6.1056666" calcext:value-type="float">
            <text:p>6.1056666</text:p>
          </table:table-cell>
          <table:table-cell office:value-type="float" office:value="2.3842204" calcext:value-type="float">
            <text:p>2.3842204</text:p>
          </table:table-cell>
          <table:table-cell office:value-type="float" office:value="0.18461311" calcext:value-type="float">
            <text:p>0.18461311</text:p>
          </table:table-cell>
          <table:table-cell table:formula="of:=AVERAGE([.B46:.K46])" office:value-type="float" office:value="2.3103414336" calcext:value-type="float">
            <text:p>2.3103414336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float" office:value="0.017558157" calcext:value-type="float">
            <text:p>0.017558157</text:p>
          </table:table-cell>
          <table:table-cell office:value-type="float" office:value="4.8846273" calcext:value-type="float">
            <text:p>4.8846273</text:p>
          </table:table-cell>
          <table:table-cell office:value-type="float" office:value="0.18533765" calcext:value-type="float">
            <text:p>0.18533765</text:p>
          </table:table-cell>
          <table:table-cell office:value-type="float" office:value="1.2804918" calcext:value-type="float">
            <text:p>1.2804918</text:p>
          </table:table-cell>
          <table:table-cell office:value-type="float" office:value="3.8707778" calcext:value-type="float">
            <text:p>3.8707778</text:p>
          </table:table-cell>
          <table:table-cell office:value-type="float" office:value="3.4519024" calcext:value-type="float">
            <text:p>3.4519024</text:p>
          </table:table-cell>
          <table:table-cell office:value-type="float" office:value="1.5060482" calcext:value-type="float">
            <text:p>1.5060482</text:p>
          </table:table-cell>
          <table:table-cell office:value-type="float" office:value="2.0221918" calcext:value-type="float">
            <text:p>2.0221918</text:p>
          </table:table-cell>
          <table:table-cell office:value-type="float" office:value="1.2511122" calcext:value-type="float">
            <text:p>1.2511122</text:p>
          </table:table-cell>
          <table:table-cell office:value-type="float" office:value="0.32178622" calcext:value-type="float">
            <text:p>0.32178622</text:p>
          </table:table-cell>
          <table:table-cell table:formula="of:=AVERAGE([.B47:.K47])" office:value-type="float" office:value="1.8791833527" calcext:value-type="float">
            <text:p>1.8791833527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float" office:value="0.03031411" calcext:value-type="float">
            <text:p>0.03031411</text:p>
          </table:table-cell>
          <table:table-cell office:value-type="float" office:value="4.662241" calcext:value-type="float">
            <text:p>4.662241</text:p>
          </table:table-cell>
          <table:table-cell office:value-type="float" office:value="0.1842502" calcext:value-type="float">
            <text:p>0.1842502</text:p>
          </table:table-cell>
          <table:table-cell office:value-type="float" office:value="1.6905847" calcext:value-type="float">
            <text:p>1.6905847</text:p>
          </table:table-cell>
          <table:table-cell office:value-type="float" office:value="3.7294955" calcext:value-type="float">
            <text:p>3.7294955</text:p>
          </table:table-cell>
          <table:table-cell office:value-type="float" office:value="2.0421727" calcext:value-type="float">
            <text:p>2.0421727</text:p>
          </table:table-cell>
          <table:table-cell office:value-type="float" office:value="0.8469524" calcext:value-type="float">
            <text:p>0.8469524</text:p>
          </table:table-cell>
          <table:table-cell office:value-type="float" office:value="6.2435203" calcext:value-type="float">
            <text:p>6.2435203</text:p>
          </table:table-cell>
          <table:table-cell office:value-type="float" office:value="1.0445733" calcext:value-type="float">
            <text:p>1.0445733</text:p>
          </table:table-cell>
          <table:table-cell office:value-type="float" office:value="0.2477344" calcext:value-type="float">
            <text:p>0.2477344</text:p>
          </table:table-cell>
          <table:table-cell table:formula="of:=AVERAGE([.B48:.K48])" office:value-type="float" office:value="2.072183861" calcext:value-type="float">
            <text:p>2.072183861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float" office:value="0.020943254" calcext:value-type="float">
            <text:p>0.020943254</text:p>
          </table:table-cell>
          <table:table-cell office:value-type="float" office:value="4.6270943" calcext:value-type="float">
            <text:p>4.6270943</text:p>
          </table:table-cell>
          <table:table-cell office:value-type="float" office:value="0.14512981" calcext:value-type="float">
            <text:p>0.14512981</text:p>
          </table:table-cell>
          <table:table-cell office:value-type="float" office:value="1.7904844" calcext:value-type="float">
            <text:p>1.7904844</text:p>
          </table:table-cell>
          <table:table-cell office:value-type="float" office:value="3.6808016" calcext:value-type="float">
            <text:p>3.6808016</text:p>
          </table:table-cell>
          <table:table-cell office:value-type="float" office:value="2.7532403" calcext:value-type="float">
            <text:p>2.7532403</text:p>
          </table:table-cell>
          <table:table-cell office:value-type="float" office:value="0.48570088" calcext:value-type="float">
            <text:p>0.48570088</text:p>
          </table:table-cell>
          <table:table-cell office:value-type="float" office:value="5.9090085" calcext:value-type="float">
            <text:p>5.9090085</text:p>
          </table:table-cell>
          <table:table-cell office:value-type="float" office:value="2.3913429" calcext:value-type="float">
            <text:p>2.3913429</text:p>
          </table:table-cell>
          <table:table-cell office:value-type="float" office:value="0.2852151" calcext:value-type="float">
            <text:p>0.2852151</text:p>
          </table:table-cell>
          <table:table-cell table:formula="of:=AVERAGE([.B49:.K49])" office:value-type="float" office:value="2.2088961044" calcext:value-type="float">
            <text:p>2.2088961044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float" office:value="0.033113975" calcext:value-type="float">
            <text:p>0.033113975</text:p>
          </table:table-cell>
          <table:table-cell office:value-type="float" office:value="4.688607" calcext:value-type="float">
            <text:p>4.688607</text:p>
          </table:table-cell>
          <table:table-cell office:value-type="float" office:value="0.20406793" calcext:value-type="float">
            <text:p>0.20406793</text:p>
          </table:table-cell>
          <table:table-cell office:value-type="float" office:value="1.7909983" calcext:value-type="float">
            <text:p>1.7909983</text:p>
          </table:table-cell>
          <table:table-cell office:value-type="float" office:value="3.7717462" calcext:value-type="float">
            <text:p>3.7717462</text:p>
          </table:table-cell>
          <table:table-cell office:value-type="float" office:value="1.709082" calcext:value-type="float">
            <text:p>1.709082</text:p>
          </table:table-cell>
          <table:table-cell office:value-type="float" office:value="1.2605127" calcext:value-type="float">
            <text:p>1.2605127</text:p>
          </table:table-cell>
          <table:table-cell office:value-type="float" office:value="6.358499" calcext:value-type="float">
            <text:p>6.358499</text:p>
          </table:table-cell>
          <table:table-cell office:value-type="float" office:value="2.4107614" calcext:value-type="float">
            <text:p>2.4107614</text:p>
          </table:table-cell>
          <table:table-cell office:value-type="float" office:value="0.32952884" calcext:value-type="float">
            <text:p>0.32952884</text:p>
          </table:table-cell>
          <table:table-cell table:formula="of:=AVERAGE([.B50:.K50])" office:value-type="float" office:value="2.2556917345" calcext:value-type="float">
            <text:p>2.2556917345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float" office:value="0.013073743" calcext:value-type="float">
            <text:p>0.013073743</text:p>
          </table:table-cell>
          <table:table-cell office:value-type="float" office:value="4.808151" calcext:value-type="float">
            <text:p>4.808151</text:p>
          </table:table-cell>
          <table:table-cell office:value-type="float" office:value="0.18383658" calcext:value-type="float">
            <text:p>0.18383658</text:p>
          </table:table-cell>
          <table:table-cell office:value-type="float" office:value="1.9094772" calcext:value-type="float">
            <text:p>1.9094772</text:p>
          </table:table-cell>
          <table:table-cell office:value-type="float" office:value="3.8982117" calcext:value-type="float">
            <text:p>3.8982117</text:p>
          </table:table-cell>
          <table:table-cell office:value-type="float" office:value="3.024822" calcext:value-type="float">
            <text:p>3.024822</text:p>
          </table:table-cell>
          <table:table-cell office:value-type="float" office:value="1.260447" calcext:value-type="float">
            <text:p>1.260447</text:p>
          </table:table-cell>
          <table:table-cell office:value-type="float" office:value="5.8860536" calcext:value-type="float">
            <text:p>5.8860536</text:p>
          </table:table-cell>
          <table:table-cell office:value-type="float" office:value="2.3907728" calcext:value-type="float">
            <text:p>2.3907728</text:p>
          </table:table-cell>
          <table:table-cell office:value-type="float" office:value="0.322903" calcext:value-type="float">
            <text:p>0.322903</text:p>
          </table:table-cell>
          <table:table-cell table:formula="of:=AVERAGE([.B51:.K51])" office:value-type="float" office:value="2.3697748623" calcext:value-type="float">
            <text:p>2.3697748623</text:p>
          </table:table-cell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float" office:value="0.013088418" calcext:value-type="float">
            <text:p>0.013088418</text:p>
          </table:table-cell>
          <table:table-cell office:value-type="float" office:value="4.663557" calcext:value-type="float">
            <text:p>4.663557</text:p>
          </table:table-cell>
          <table:table-cell office:value-type="float" office:value="0.18624477" calcext:value-type="float">
            <text:p>0.18624477</text:p>
          </table:table-cell>
          <table:table-cell office:value-type="float" office:value="1.9196811" calcext:value-type="float">
            <text:p>1.9196811</text:p>
          </table:table-cell>
          <table:table-cell office:value-type="float" office:value="3.7711306" calcext:value-type="float">
            <text:p>3.7711306</text:p>
          </table:table-cell>
          <table:table-cell office:value-type="float" office:value="3.003842" calcext:value-type="float">
            <text:p>3.003842</text:p>
          </table:table-cell>
          <table:table-cell office:value-type="float" office:value="1.3821166" calcext:value-type="float">
            <text:p>1.3821166</text:p>
          </table:table-cell>
          <table:table-cell office:value-type="float" office:value="3.518834" calcext:value-type="float">
            <text:p>3.518834</text:p>
          </table:table-cell>
          <table:table-cell office:value-type="float" office:value="1.2105746" calcext:value-type="float">
            <text:p>1.2105746</text:p>
          </table:table-cell>
          <table:table-cell office:value-type="float" office:value="0.30098122" calcext:value-type="float">
            <text:p>0.30098122</text:p>
          </table:table-cell>
          <table:table-cell table:formula="of:=AVERAGE([.B52:.K52])" office:value-type="float" office:value="1.9970050308" calcext:value-type="float">
            <text:p>1.9970050308</text:p>
          </table:table-cell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float" office:value="0.0041677505" calcext:value-type="float">
            <text:p>0.0041677505</text:p>
          </table:table-cell>
          <table:table-cell office:value-type="float" office:value="4.6567674" calcext:value-type="float">
            <text:p>4.6567674</text:p>
          </table:table-cell>
          <table:table-cell office:value-type="float" office:value="0.22067767" calcext:value-type="float">
            <text:p>0.22067767</text:p>
          </table:table-cell>
          <table:table-cell office:value-type="float" office:value="1.6984627" calcext:value-type="float">
            <text:p>1.6984627</text:p>
          </table:table-cell>
          <table:table-cell office:value-type="float" office:value="3.7717462" calcext:value-type="float">
            <text:p>3.7717462</text:p>
          </table:table-cell>
          <table:table-cell office:value-type="float" office:value="2.9634676" calcext:value-type="float">
            <text:p>2.9634676</text:p>
          </table:table-cell>
          <table:table-cell office:value-type="float" office:value="1.2779355" calcext:value-type="float">
            <text:p>1.2779355</text:p>
          </table:table-cell>
          <table:table-cell office:value-type="float" office:value="1.6639217" calcext:value-type="float">
            <text:p>1.6639217</text:p>
          </table:table-cell>
          <table:table-cell office:value-type="float" office:value="2.394901" calcext:value-type="float">
            <text:p>2.394901</text:p>
          </table:table-cell>
          <table:table-cell office:value-type="float" office:value="0.1442357" calcext:value-type="float">
            <text:p>0.1442357</text:p>
          </table:table-cell>
          <table:table-cell table:formula="of:=AVERAGE([.B53:.K53])" office:value-type="float" office:value="1.87962832205" calcext:value-type="float">
            <text:p>1.87962832205</text:p>
          </table:table-cell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float" office:value="0.023115858" calcext:value-type="float">
            <text:p>0.023115858</text:p>
          </table:table-cell>
          <table:table-cell office:value-type="float" office:value="4.758967" calcext:value-type="float">
            <text:p>4.758967</text:p>
          </table:table-cell>
          <table:table-cell office:value-type="float" office:value="0.20406793" calcext:value-type="float">
            <text:p>0.20406793</text:p>
          </table:table-cell>
          <table:table-cell office:value-type="float" office:value="1.1243837" calcext:value-type="float">
            <text:p>1.1243837</text:p>
          </table:table-cell>
          <table:table-cell office:value-type="float" office:value="3.8978834" calcext:value-type="float">
            <text:p>3.8978834</text:p>
          </table:table-cell>
          <table:table-cell office:value-type="float" office:value="3.0373707" calcext:value-type="float">
            <text:p>3.0373707</text:p>
          </table:table-cell>
          <table:table-cell office:value-type="float" office:value="1.4503714" calcext:value-type="float">
            <text:p>1.4503714</text:p>
          </table:table-cell>
          <table:table-cell office:value-type="float" office:value="1.7248698" calcext:value-type="float">
            <text:p>1.7248698</text:p>
          </table:table-cell>
          <table:table-cell office:value-type="float" office:value="1.2069924" calcext:value-type="float">
            <text:p>1.2069924</text:p>
          </table:table-cell>
          <table:table-cell office:value-type="float" office:value="0.11275579" calcext:value-type="float">
            <text:p>0.11275579</text:p>
          </table:table-cell>
          <table:table-cell table:formula="of:=AVERAGE([.B54:.K54])" office:value-type="float" office:value="1.7540777978" calcext:value-type="float">
            <text:p>1.7540777978</text:p>
          </table:table-cell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float" office:value="0.015556945" calcext:value-type="float">
            <text:p>0.015556945</text:p>
          </table:table-cell>
          <table:table-cell office:value-type="float" office:value="4.6390543" calcext:value-type="float">
            <text:p>4.6390543</text:p>
          </table:table-cell>
          <table:table-cell office:value-type="float" office:value="0.23262529" calcext:value-type="float">
            <text:p>0.23262529</text:p>
          </table:table-cell>
          <table:table-cell office:value-type="float" office:value="1.8716443" calcext:value-type="float">
            <text:p>1.8716443</text:p>
          </table:table-cell>
          <table:table-cell office:value-type="float" office:value="3.729193" calcext:value-type="float">
            <text:p>3.729193</text:p>
          </table:table-cell>
          <table:table-cell office:value-type="float" office:value="3.045964" calcext:value-type="float">
            <text:p>3.045964</text:p>
          </table:table-cell>
          <table:table-cell office:value-type="float" office:value="0.6354267" calcext:value-type="float">
            <text:p>0.6354267</text:p>
          </table:table-cell>
          <table:table-cell office:value-type="float" office:value="1.5291705" calcext:value-type="float">
            <text:p>1.5291705</text:p>
          </table:table-cell>
          <table:table-cell office:value-type="float" office:value="2.5214388" calcext:value-type="float">
            <text:p>2.5214388</text:p>
          </table:table-cell>
          <table:table-cell office:value-type="float" office:value="0.3141974" calcext:value-type="float">
            <text:p>0.3141974</text:p>
          </table:table-cell>
          <table:table-cell table:formula="of:=AVERAGE([.B55:.K55])" office:value-type="float" office:value="1.8534271235" calcext:value-type="float">
            <text:p>1.8534271235</text:p>
          </table:table-cell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float" office:value="0.003794034" calcext:value-type="float">
            <text:p>0.003794034</text:p>
          </table:table-cell>
          <table:table-cell office:value-type="float" office:value="5.0629845" calcext:value-type="float">
            <text:p>5.0629845</text:p>
          </table:table-cell>
          <table:table-cell office:value-type="float" office:value="0.30875197" calcext:value-type="float">
            <text:p>0.30875197</text:p>
          </table:table-cell>
          <table:table-cell office:value-type="float" office:value="1.0767488" calcext:value-type="float">
            <text:p>1.0767488</text:p>
          </table:table-cell>
          <table:table-cell office:value-type="float" office:value="3.7701755" calcext:value-type="float">
            <text:p>3.7701755</text:p>
          </table:table-cell>
          <table:table-cell office:value-type="float" office:value="3.0462325" calcext:value-type="float">
            <text:p>3.0462325</text:p>
          </table:table-cell>
          <table:table-cell office:value-type="float" office:value="0.93358994" calcext:value-type="float">
            <text:p>0.93358994</text:p>
          </table:table-cell>
          <table:table-cell office:value-type="float" office:value="1.7045714" calcext:value-type="float">
            <text:p>1.7045714</text:p>
          </table:table-cell>
          <table:table-cell office:value-type="float" office:value="1.0915235" calcext:value-type="float">
            <text:p>1.0915235</text:p>
          </table:table-cell>
          <table:table-cell office:value-type="float" office:value="0.3771794" calcext:value-type="float">
            <text:p>0.3771794</text:p>
          </table:table-cell>
          <table:table-cell table:formula="of:=AVERAGE([.B56:.K56])" office:value-type="float" office:value="1.7375551544" calcext:value-type="float">
            <text:p>1.7375551544</text:p>
          </table:table-cell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float" office:value="0.023371018" calcext:value-type="float">
            <text:p>0.023371018</text:p>
          </table:table-cell>
          <table:table-cell office:value-type="float" office:value="4.6358075" calcext:value-type="float">
            <text:p>4.6358075</text:p>
          </table:table-cell>
          <table:table-cell office:value-type="float" office:value="0.09909455" calcext:value-type="float">
            <text:p>0.09909455</text:p>
          </table:table-cell>
          <table:table-cell office:value-type="float" office:value="1.7034568" calcext:value-type="float">
            <text:p>1.7034568</text:p>
          </table:table-cell>
          <table:table-cell office:value-type="float" office:value="3.8881774" calcext:value-type="float">
            <text:p>3.8881774</text:p>
          </table:table-cell>
          <table:table-cell office:value-type="float" office:value="1.9355859" calcext:value-type="float">
            <text:p>1.9355859</text:p>
          </table:table-cell>
          <table:table-cell office:value-type="float" office:value="1.3947006" calcext:value-type="float">
            <text:p>1.3947006</text:p>
          </table:table-cell>
          <table:table-cell office:value-type="float" office:value="1.7190806" calcext:value-type="float">
            <text:p>1.7190806</text:p>
          </table:table-cell>
          <table:table-cell office:value-type="float" office:value="2.5006444" calcext:value-type="float">
            <text:p>2.5006444</text:p>
          </table:table-cell>
          <table:table-cell office:value-type="float" office:value="0.31323856" calcext:value-type="float">
            <text:p>0.31323856</text:p>
          </table:table-cell>
          <table:table-cell table:formula="of:=AVERAGE([.B57:.K57])" office:value-type="float" office:value="1.8213157328" calcext:value-type="float">
            <text:p>1.8213157328</text:p>
          </table:table-cell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float" office:value="0.053145017" calcext:value-type="float">
            <text:p>0.053145017</text:p>
          </table:table-cell>
          <table:table-cell office:value-type="float" office:value="4.5686445" calcext:value-type="float">
            <text:p>4.5686445</text:p>
          </table:table-cell>
          <table:table-cell office:value-type="float" office:value="0.105209626" calcext:value-type="float">
            <text:p>0.105209626</text:p>
          </table:table-cell>
          <table:table-cell office:value-type="float" office:value="1.8040283" calcext:value-type="float">
            <text:p>1.8040283</text:p>
          </table:table-cell>
          <table:table-cell office:value-type="float" office:value="3.8964882" calcext:value-type="float">
            <text:p>3.8964882</text:p>
          </table:table-cell>
          <table:table-cell office:value-type="float" office:value="1.5196867" calcext:value-type="float">
            <text:p>1.5196867</text:p>
          </table:table-cell>
          <table:table-cell office:value-type="float" office:value="0.9332209" calcext:value-type="float">
            <text:p>0.9332209</text:p>
          </table:table-cell>
          <table:table-cell office:value-type="float" office:value="1.5961485" calcext:value-type="float">
            <text:p>1.5961485</text:p>
          </table:table-cell>
          <table:table-cell office:value-type="float" office:value="1.0855811" calcext:value-type="float">
            <text:p>1.0855811</text:p>
          </table:table-cell>
          <table:table-cell office:value-type="float" office:value="0.38050738" calcext:value-type="float">
            <text:p>0.38050738</text:p>
          </table:table-cell>
          <table:table-cell table:formula="of:=AVERAGE([.B58:.K58])" office:value-type="float" office:value="1.5942660223" calcext:value-type="float">
            <text:p>1.5942660223</text:p>
          </table:table-cell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float" office:value="0.019846037" calcext:value-type="float">
            <text:p>0.019846037</text:p>
          </table:table-cell>
          <table:table-cell office:value-type="float" office:value="4.93275" calcext:value-type="float">
            <text:p>4.93275</text:p>
          </table:table-cell>
          <table:table-cell office:value-type="float" office:value="0.10700513" calcext:value-type="float">
            <text:p>0.10700513</text:p>
          </table:table-cell>
          <table:table-cell office:value-type="float" office:value="1.8075657" calcext:value-type="float">
            <text:p>1.8075657</text:p>
          </table:table-cell>
          <table:table-cell office:value-type="float" office:value="4.1079063" calcext:value-type="float">
            <text:p>4.1079063</text:p>
          </table:table-cell>
          <table:table-cell office:value-type="float" office:value="3.0360372" calcext:value-type="float">
            <text:p>3.0360372</text:p>
          </table:table-cell>
          <table:table-cell office:value-type="float" office:value="1.5347116" calcext:value-type="float">
            <text:p>1.5347116</text:p>
          </table:table-cell>
          <table:table-cell office:value-type="float" office:value="1.7170453" calcext:value-type="float">
            <text:p>1.7170453</text:p>
          </table:table-cell>
          <table:table-cell office:value-type="float" office:value="0.8117883" calcext:value-type="float">
            <text:p>0.8117883</text:p>
          </table:table-cell>
          <table:table-cell office:value-type="float" office:value="0.35934624" calcext:value-type="float">
            <text:p>0.35934624</text:p>
          </table:table-cell>
          <table:table-cell table:formula="of:=AVERAGE([.B59:.K59])" office:value-type="float" office:value="1.8434001807" calcext:value-type="float">
            <text:p>1.8434001807</text:p>
          </table:table-cell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float" office:value="0.043845262" calcext:value-type="float">
            <text:p>0.043845262</text:p>
          </table:table-cell>
          <table:table-cell office:value-type="float" office:value="4.7247977" calcext:value-type="float">
            <text:p>4.7247977</text:p>
          </table:table-cell>
          <table:table-cell office:value-type="float" office:value="0.099762395" calcext:value-type="float">
            <text:p>0.099762395</text:p>
          </table:table-cell>
          <table:table-cell office:value-type="float" office:value="0.3142579" calcext:value-type="float">
            <text:p>0.3142579</text:p>
          </table:table-cell>
          <table:table-cell office:value-type="float" office:value="3.7709675" calcext:value-type="float">
            <text:p>3.7709675</text:p>
          </table:table-cell>
          <table:table-cell office:value-type="float" office:value="1.496677" calcext:value-type="float">
            <text:p>1.496677</text:p>
          </table:table-cell>
          <table:table-cell office:value-type="float" office:value="1.5347116" calcext:value-type="float">
            <text:p>1.5347116</text:p>
          </table:table-cell>
          <table:table-cell office:value-type="float" office:value="1.726047" calcext:value-type="float">
            <text:p>1.726047</text:p>
          </table:table-cell>
          <table:table-cell office:value-type="float" office:value="0.3611874" calcext:value-type="float">
            <text:p>0.3611874</text:p>
          </table:table-cell>
          <table:table-cell office:value-type="float" office:value="0.21941571" calcext:value-type="float">
            <text:p>0.21941571</text:p>
          </table:table-cell>
          <table:table-cell table:formula="of:=AVERAGE([.B60:.K60])" office:value-type="float" office:value="1.4291669467" calcext:value-type="float">
            <text:p>1.4291669467</text:p>
          </table:table-cell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float" office:value="0.011490047" calcext:value-type="float">
            <text:p>0.011490047</text:p>
          </table:table-cell>
          <table:table-cell office:value-type="float" office:value="4.8648148" calcext:value-type="float">
            <text:p>4.8648148</text:p>
          </table:table-cell>
          <table:table-cell office:value-type="float" office:value="0.10707353" calcext:value-type="float">
            <text:p>0.10707353</text:p>
          </table:table-cell>
          <table:table-cell office:value-type="float" office:value="1.8760037" calcext:value-type="float">
            <text:p>1.8760037</text:p>
          </table:table-cell>
          <table:table-cell office:value-type="float" office:value="3.7717462" calcext:value-type="float">
            <text:p>3.7717462</text:p>
          </table:table-cell>
          <table:table-cell office:value-type="float" office:value="2.8743145" calcext:value-type="float">
            <text:p>2.8743145</text:p>
          </table:table-cell>
          <table:table-cell office:value-type="float" office:value="1.6123391" calcext:value-type="float">
            <text:p>1.6123391</text:p>
          </table:table-cell>
          <table:table-cell office:value-type="float" office:value="1.7332273" calcext:value-type="float">
            <text:p>1.7332273</text:p>
          </table:table-cell>
          <table:table-cell office:value-type="float" office:value="0.12441938" calcext:value-type="float">
            <text:p>0.12441938</text:p>
          </table:table-cell>
          <table:table-cell office:value-type="float" office:value="0.34368888" calcext:value-type="float">
            <text:p>0.34368888</text:p>
          </table:table-cell>
          <table:table-cell table:formula="of:=AVERAGE([.B61:.K61])" office:value-type="float" office:value="1.7319117437" calcext:value-type="float">
            <text:p>1.7319117437</text:p>
          </table:table-cell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float" office:value="0.043359946" calcext:value-type="float">
            <text:p>0.043359946</text:p>
          </table:table-cell>
          <table:table-cell office:value-type="float" office:value="3.7612882" calcext:value-type="float">
            <text:p>3.7612882</text:p>
          </table:table-cell>
          <table:table-cell office:value-type="float" office:value="0.10836105" calcext:value-type="float">
            <text:p>0.10836105</text:p>
          </table:table-cell>
          <table:table-cell office:value-type="float" office:value="1.9115113" calcext:value-type="float">
            <text:p>1.9115113</text:p>
          </table:table-cell>
          <table:table-cell office:value-type="float" office:value="3.8978834" calcext:value-type="float">
            <text:p>3.8978834</text:p>
          </table:table-cell>
          <table:table-cell office:value-type="float" office:value="2.7570503" calcext:value-type="float">
            <text:p>2.7570503</text:p>
          </table:table-cell>
          <table:table-cell office:value-type="float" office:value="1.9030592" calcext:value-type="float">
            <text:p>1.9030592</text:p>
          </table:table-cell>
          <table:table-cell office:value-type="float" office:value="1.9635917" calcext:value-type="float">
            <text:p>1.9635917</text:p>
          </table:table-cell>
          <table:table-cell office:value-type="float" office:value="0.1311088" calcext:value-type="float">
            <text:p>0.1311088</text:p>
          </table:table-cell>
          <table:table-cell office:value-type="float" office:value="0.24235372" calcext:value-type="float">
            <text:p>0.24235372</text:p>
          </table:table-cell>
          <table:table-cell table:formula="of:=AVERAGE([.B62:.K62])" office:value-type="float" office:value="1.6719567616" calcext:value-type="float">
            <text:p>1.6719567616</text:p>
          </table:table-cell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float" office:value="0.053145017" calcext:value-type="float">
            <text:p>0.053145017</text:p>
          </table:table-cell>
          <table:table-cell office:value-type="float" office:value="3.7179272" calcext:value-type="float">
            <text:p>3.7179272</text:p>
          </table:table-cell>
          <table:table-cell office:value-type="float" office:value="0.11670572" calcext:value-type="float">
            <text:p>0.11670572</text:p>
          </table:table-cell>
          <table:table-cell office:value-type="float" office:value="1.7931957" calcext:value-type="float">
            <text:p>1.7931957</text:p>
          </table:table-cell>
          <table:table-cell office:value-type="float" office:value="3.7828784" calcext:value-type="float">
            <text:p>3.7828784</text:p>
          </table:table-cell>
          <table:table-cell office:value-type="float" office:value="3.0330198" calcext:value-type="float">
            <text:p>3.0330198</text:p>
          </table:table-cell>
          <table:table-cell office:value-type="float" office:value="1.7915688" calcext:value-type="float">
            <text:p>1.7915688</text:p>
          </table:table-cell>
          <table:table-cell office:value-type="float" office:value="1.7051958" calcext:value-type="float">
            <text:p>1.7051958</text:p>
          </table:table-cell>
          <table:table-cell office:value-type="float" office:value="0.1359525" calcext:value-type="float">
            <text:p>0.1359525</text:p>
          </table:table-cell>
          <table:table-cell office:value-type="float" office:value="0.1968912" calcext:value-type="float">
            <text:p>0.1968912</text:p>
          </table:table-cell>
          <table:table-cell table:formula="of:=AVERAGE([.B63:.K63])" office:value-type="float" office:value="1.6326480137" calcext:value-type="float">
            <text:p>1.6326480137</text:p>
          </table:table-cell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float" office:value="0.02278071" calcext:value-type="float">
            <text:p>0.02278071</text:p>
          </table:table-cell>
          <table:table-cell office:value-type="float" office:value="4.900377" calcext:value-type="float">
            <text:p>4.900377</text:p>
          </table:table-cell>
          <table:table-cell office:value-type="float" office:value="0.10120004" calcext:value-type="float">
            <text:p>0.10120004</text:p>
          </table:table-cell>
          <table:table-cell office:value-type="float" office:value="1.7978274" calcext:value-type="float">
            <text:p>1.7978274</text:p>
          </table:table-cell>
          <table:table-cell office:value-type="float" office:value="3.7295105" calcext:value-type="float">
            <text:p>3.7295105</text:p>
          </table:table-cell>
          <table:table-cell office:value-type="float" office:value="2.7408915" calcext:value-type="float">
            <text:p>2.7408915</text:p>
          </table:table-cell>
          <table:table-cell office:value-type="float" office:value="1.8791863" calcext:value-type="float">
            <text:p>1.8791863</text:p>
          </table:table-cell>
          <table:table-cell office:value-type="float" office:value="2.0257285" calcext:value-type="float">
            <text:p>2.0257285</text:p>
          </table:table-cell>
          <table:table-cell office:value-type="float" office:value="0.1021879" calcext:value-type="float">
            <text:p>0.1021879</text:p>
          </table:table-cell>
          <table:table-cell office:value-type="float" office:value="0.26791453" calcext:value-type="float">
            <text:p>0.26791453</text:p>
          </table:table-cell>
          <table:table-cell table:formula="of:=AVERAGE([.B64:.K64])" office:value-type="float" office:value="1.756760438" calcext:value-type="float">
            <text:p>1.756760438</text:p>
          </table:table-cell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float" office:value="0.044250257" calcext:value-type="float">
            <text:p>0.044250257</text:p>
          </table:table-cell>
          <table:table-cell office:value-type="float" office:value="4.8873153" calcext:value-type="float">
            <text:p>4.8873153</text:p>
          </table:table-cell>
          <table:table-cell office:value-type="float" office:value="0.07132876" calcext:value-type="float">
            <text:p>0.07132876</text:p>
          </table:table-cell>
          <table:table-cell office:value-type="float" office:value="1.9267238" calcext:value-type="float">
            <text:p>1.9267238</text:p>
          </table:table-cell>
          <table:table-cell office:value-type="float" office:value="3.897769" calcext:value-type="float">
            <text:p>3.897769</text:p>
          </table:table-cell>
          <table:table-cell office:value-type="float" office:value="1.7215132" calcext:value-type="float">
            <text:p>1.7215132</text:p>
          </table:table-cell>
          <table:table-cell office:value-type="float" office:value="1.7853647" calcext:value-type="float">
            <text:p>1.7853647</text:p>
          </table:table-cell>
          <table:table-cell office:value-type="float" office:value="2.0070386" calcext:value-type="float">
            <text:p>2.0070386</text:p>
          </table:table-cell>
          <table:table-cell office:value-type="float" office:value="0.14737618" calcext:value-type="float">
            <text:p>0.14737618</text:p>
          </table:table-cell>
          <table:table-cell office:value-type="float" office:value="0.31408736" calcext:value-type="float">
            <text:p>0.31408736</text:p>
          </table:table-cell>
          <table:table-cell table:formula="of:=AVERAGE([.B65:.K65])" office:value-type="float" office:value="1.6802767157" calcext:value-type="float">
            <text:p>1.6802767157</text:p>
          </table:table-cell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float" office:value="0.044775132" calcext:value-type="float">
            <text:p>0.044775132</text:p>
          </table:table-cell>
          <table:table-cell office:value-type="float" office:value="5.2047544" calcext:value-type="float">
            <text:p>5.2047544</text:p>
          </table:table-cell>
          <table:table-cell office:value-type="float" office:value="0.12492237" calcext:value-type="float">
            <text:p>0.12492237</text:p>
          </table:table-cell>
          <table:table-cell office:value-type="float" office:value="1.4235427" calcext:value-type="float">
            <text:p>1.4235427</text:p>
          </table:table-cell>
          <table:table-cell office:value-type="float" office:value="3.884667" calcext:value-type="float">
            <text:p>3.884667</text:p>
          </table:table-cell>
          <table:table-cell office:value-type="float" office:value="3.0333714" calcext:value-type="float">
            <text:p>3.0333714</text:p>
          </table:table-cell>
          <table:table-cell office:value-type="float" office:value="1.8315305" calcext:value-type="float">
            <text:p>1.8315305</text:p>
          </table:table-cell>
          <table:table-cell office:value-type="float" office:value="2.0439003" calcext:value-type="float">
            <text:p>2.0439003</text:p>
          </table:table-cell>
          <table:table-cell office:value-type="float" office:value="0.15442868" calcext:value-type="float">
            <text:p>0.15442868</text:p>
          </table:table-cell>
          <table:table-cell office:value-type="float" office:value="0.20480333" calcext:value-type="float">
            <text:p>0.20480333</text:p>
          </table:table-cell>
          <table:table-cell table:formula="of:=AVERAGE([.B66:.K66])" office:value-type="float" office:value="1.7950695812" calcext:value-type="float">
            <text:p>1.7950695812</text:p>
          </table:table-cell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float" office:value="0.053145017" calcext:value-type="float">
            <text:p>0.053145017</text:p>
          </table:table-cell>
          <table:table-cell office:value-type="float" office:value="3.8770218" calcext:value-type="float">
            <text:p>3.8770218</text:p>
          </table:table-cell>
          <table:table-cell office:value-type="float" office:value="0.116430715" calcext:value-type="float">
            <text:p>0.116430715</text:p>
          </table:table-cell>
          <table:table-cell office:value-type="float" office:value="1.794856" calcext:value-type="float">
            <text:p>1.794856</text:p>
          </table:table-cell>
          <table:table-cell office:value-type="float" office:value="3.7642927" calcext:value-type="float">
            <text:p>3.7642927</text:p>
          </table:table-cell>
          <table:table-cell office:value-type="float" office:value="1.1613888" calcext:value-type="float">
            <text:p>1.1613888</text:p>
          </table:table-cell>
          <table:table-cell office:value-type="float" office:value="1.7920072" calcext:value-type="float">
            <text:p>1.7920072</text:p>
          </table:table-cell>
          <table:table-cell office:value-type="float" office:value="1.9613466" calcext:value-type="float">
            <text:p>1.9613466</text:p>
          </table:table-cell>
          <table:table-cell office:value-type="float" office:value="0.09931628" calcext:value-type="float">
            <text:p>0.09931628</text:p>
          </table:table-cell>
          <table:table-cell office:value-type="float" office:value="0.24254417" calcext:value-type="float">
            <text:p>0.24254417</text:p>
          </table:table-cell>
          <table:table-cell table:formula="of:=AVERAGE([.B67:.K67])" office:value-type="float" office:value="1.4862349282" calcext:value-type="float">
            <text:p>1.4862349282</text:p>
          </table:table-cell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float" office:value="0.053145017" calcext:value-type="float">
            <text:p>0.053145017</text:p>
          </table:table-cell>
          <table:table-cell office:value-type="float" office:value="5.003453" calcext:value-type="float">
            <text:p>5.003453</text:p>
          </table:table-cell>
          <table:table-cell office:value-type="float" office:value="0.12065803" calcext:value-type="float">
            <text:p>0.12065803</text:p>
          </table:table-cell>
          <table:table-cell office:value-type="float" office:value="1.9131083" calcext:value-type="float">
            <text:p>1.9131083</text:p>
          </table:table-cell>
          <table:table-cell office:value-type="float" office:value="3.7704802" calcext:value-type="float">
            <text:p>3.7704802</text:p>
          </table:table-cell>
          <table:table-cell office:value-type="float" office:value="2.95317" calcext:value-type="float">
            <text:p>2.95317</text:p>
          </table:table-cell>
          <table:table-cell office:value-type="float" office:value="1.6662153" calcext:value-type="float">
            <text:p>1.6662153</text:p>
          </table:table-cell>
          <table:table-cell office:value-type="float" office:value="2.02754" calcext:value-type="float">
            <text:p>2.02754</text:p>
          </table:table-cell>
          <table:table-cell office:value-type="float" office:value="0.10906696" calcext:value-type="float">
            <text:p>0.10906696</text:p>
          </table:table-cell>
          <table:table-cell office:value-type="float" office:value="0.14619914" calcext:value-type="float">
            <text:p>0.14619914</text:p>
          </table:table-cell>
          <table:table-cell table:formula="of:=AVERAGE([.B68:.K68])" office:value-type="float" office:value="1.7763035947" calcext:value-type="float">
            <text:p>1.7763035947</text:p>
          </table:table-cell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float" office:value="0.055794906" calcext:value-type="float">
            <text:p>0.055794906</text:p>
          </table:table-cell>
          <table:table-cell office:value-type="float" office:value="5.2047544" calcext:value-type="float">
            <text:p>5.2047544</text:p>
          </table:table-cell>
          <table:table-cell office:value-type="float" office:value="0.11889301" calcext:value-type="float">
            <text:p>0.11889301</text:p>
          </table:table-cell>
          <table:table-cell office:value-type="float" office:value="1.6658417" calcext:value-type="float">
            <text:p>1.6658417</text:p>
          </table:table-cell>
          <table:table-cell office:value-type="float" office:value="3.7219915" calcext:value-type="float">
            <text:p>3.7219915</text:p>
          </table:table-cell>
          <table:table-cell office:value-type="float" office:value="2.9729066" calcext:value-type="float">
            <text:p>2.9729066</text:p>
          </table:table-cell>
          <table:table-cell office:value-type="float" office:value="1.666928" calcext:value-type="float">
            <text:p>1.666928</text:p>
          </table:table-cell>
          <table:table-cell office:value-type="float" office:value="1.8730592" calcext:value-type="float">
            <text:p>1.8730592</text:p>
          </table:table-cell>
          <table:table-cell office:value-type="float" office:value="0.107452124" calcext:value-type="float">
            <text:p>0.107452124</text:p>
          </table:table-cell>
          <table:table-cell office:value-type="float" office:value="0.22490717" calcext:value-type="float">
            <text:p>0.22490717</text:p>
          </table:table-cell>
          <table:table-cell table:formula="of:=AVERAGE([.B69:.K69])" office:value-type="float" office:value="1.761252861" calcext:value-type="float">
            <text:p>1.761252861</text:p>
          </table:table-cell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float" office:value="0.013930797" calcext:value-type="float">
            <text:p>0.013930797</text:p>
          </table:table-cell>
          <table:table-cell office:value-type="float" office:value="4.699169" calcext:value-type="float">
            <text:p>4.699169</text:p>
          </table:table-cell>
          <table:table-cell office:value-type="float" office:value="0.11037482" calcext:value-type="float">
            <text:p>0.11037482</text:p>
          </table:table-cell>
          <table:table-cell office:value-type="float" office:value="1.6658417" calcext:value-type="float">
            <text:p>1.6658417</text:p>
          </table:table-cell>
          <table:table-cell office:value-type="float" office:value="3.5636039" calcext:value-type="float">
            <text:p>3.5636039</text:p>
          </table:table-cell>
          <table:table-cell office:value-type="float" office:value="1.602424" calcext:value-type="float">
            <text:p>1.602424</text:p>
          </table:table-cell>
          <table:table-cell office:value-type="float" office:value="1.7172562" calcext:value-type="float">
            <text:p>1.7172562</text:p>
          </table:table-cell>
          <table:table-cell office:value-type="float" office:value="2.0435727" calcext:value-type="float">
            <text:p>2.0435727</text:p>
          </table:table-cell>
          <table:table-cell office:value-type="float" office:value="0.10752089" calcext:value-type="float">
            <text:p>0.10752089</text:p>
          </table:table-cell>
          <table:table-cell office:value-type="float" office:value="0.31805012" calcext:value-type="float">
            <text:p>0.31805012</text:p>
          </table:table-cell>
          <table:table-cell table:formula="of:=AVERAGE([.B70:.K70])" office:value-type="float" office:value="1.5841744127" calcext:value-type="float">
            <text:p>1.5841744127</text:p>
          </table:table-cell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float" office:value="0.05346598" calcext:value-type="float">
            <text:p>0.05346598</text:p>
          </table:table-cell>
          <table:table-cell office:value-type="float" office:value="3.9752145" calcext:value-type="float">
            <text:p>3.9752145</text:p>
          </table:table-cell>
          <table:table-cell office:value-type="float" office:value="0.10094941" calcext:value-type="float">
            <text:p>0.10094941</text:p>
          </table:table-cell>
          <table:table-cell office:value-type="float" office:value="1.4246404" calcext:value-type="float">
            <text:p>1.4246404</text:p>
          </table:table-cell>
          <table:table-cell office:value-type="float" office:value="3.870875" calcext:value-type="float">
            <text:p>3.870875</text:p>
          </table:table-cell>
          <table:table-cell office:value-type="float" office:value="2.958914" calcext:value-type="float">
            <text:p>2.958914</text:p>
          </table:table-cell>
          <table:table-cell office:value-type="float" office:value="1.7176783" calcext:value-type="float">
            <text:p>1.7176783</text:p>
          </table:table-cell>
          <table:table-cell office:value-type="float" office:value="1.7211502" calcext:value-type="float">
            <text:p>1.7211502</text:p>
          </table:table-cell>
          <table:table-cell office:value-type="float" office:value="0.106904164" calcext:value-type="float">
            <text:p>0.106904164</text:p>
          </table:table-cell>
          <table:table-cell office:value-type="float" office:value="0.64596474" calcext:value-type="float">
            <text:p>0.64596474</text:p>
          </table:table-cell>
          <table:table-cell table:formula="of:=AVERAGE([.B71:.K71])" office:value-type="float" office:value="1.6575756694" calcext:value-type="float">
            <text:p>1.6575756694</text:p>
          </table:table-cell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float" office:value="0.051292963" calcext:value-type="float">
            <text:p>0.051292963</text:p>
          </table:table-cell>
          <table:table-cell office:value-type="float" office:value="4.7627106" calcext:value-type="float">
            <text:p>4.7627106</text:p>
          </table:table-cell>
          <table:table-cell office:value-type="float" office:value="0.12158247" calcext:value-type="float">
            <text:p>0.12158247</text:p>
          </table:table-cell>
          <table:table-cell office:value-type="float" office:value="1.6658417" calcext:value-type="float">
            <text:p>1.6658417</text:p>
          </table:table-cell>
          <table:table-cell office:value-type="float" office:value="3.871165" calcext:value-type="float">
            <text:p>3.871165</text:p>
          </table:table-cell>
          <table:table-cell office:value-type="float" office:value="2.9770992" calcext:value-type="float">
            <text:p>2.9770992</text:p>
          </table:table-cell>
          <table:table-cell office:value-type="float" office:value="1.8419739" calcext:value-type="float">
            <text:p>1.8419739</text:p>
          </table:table-cell>
          <table:table-cell office:value-type="float" office:value="1.6502727" calcext:value-type="float">
            <text:p>1.6502727</text:p>
          </table:table-cell>
          <table:table-cell office:value-type="float" office:value="0.14060782" calcext:value-type="float">
            <text:p>0.14060782</text:p>
          </table:table-cell>
          <table:table-cell office:value-type="float" office:value="0.31822276" calcext:value-type="float">
            <text:p>0.31822276</text:p>
          </table:table-cell>
          <table:table-cell table:formula="of:=AVERAGE([.B72:.K72])" office:value-type="float" office:value="1.7400769113" calcext:value-type="float">
            <text:p>1.7400769113</text:p>
          </table:table-cell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float" office:value="0.055794906" calcext:value-type="float">
            <text:p>0.055794906</text:p>
          </table:table-cell>
          <table:table-cell office:value-type="float" office:value="5.06164" calcext:value-type="float">
            <text:p>5.06164</text:p>
          </table:table-cell>
          <table:table-cell office:value-type="float" office:value="0.107117355" calcext:value-type="float">
            <text:p>0.107117355</text:p>
          </table:table-cell>
          <table:table-cell office:value-type="float" office:value="0.8143771" calcext:value-type="float">
            <text:p>0.8143771</text:p>
          </table:table-cell>
          <table:table-cell office:value-type="float" office:value="3.736558" calcext:value-type="float">
            <text:p>3.736558</text:p>
          </table:table-cell>
          <table:table-cell office:value-type="float" office:value="2.9697251" calcext:value-type="float">
            <text:p>2.9697251</text:p>
          </table:table-cell>
          <table:table-cell office:value-type="float" office:value="1.3868297" calcext:value-type="float">
            <text:p>1.3868297</text:p>
          </table:table-cell>
          <table:table-cell office:value-type="float" office:value="2.0413277" calcext:value-type="float">
            <text:p>2.0413277</text:p>
          </table:table-cell>
          <table:table-cell office:value-type="float" office:value="0.16832684" calcext:value-type="float">
            <text:p>0.16832684</text:p>
          </table:table-cell>
          <table:table-cell office:value-type="float" office:value="0.14110157" calcext:value-type="float">
            <text:p>0.14110157</text:p>
          </table:table-cell>
          <table:table-cell table:formula="of:=AVERAGE([.B73:.K73])" office:value-type="float" office:value="1.6482798271" calcext:value-type="float">
            <text:p>1.6482798271</text:p>
          </table:table-cell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float" office:value="0.024999358" calcext:value-type="float">
            <text:p>0.024999358</text:p>
          </table:table-cell>
          <table:table-cell office:value-type="float" office:value="5.030292" calcext:value-type="float">
            <text:p>5.030292</text:p>
          </table:table-cell>
          <table:table-cell office:value-type="float" office:value="0.09587744" calcext:value-type="float">
            <text:p>0.09587744</text:p>
          </table:table-cell>
          <table:table-cell office:value-type="float" office:value="1.1191673" calcext:value-type="float">
            <text:p>1.1191673</text:p>
          </table:table-cell>
          <table:table-cell office:value-type="float" office:value="3.88022" calcext:value-type="float">
            <text:p>3.88022</text:p>
          </table:table-cell>
          <table:table-cell office:value-type="float" office:value="1.4299548" calcext:value-type="float">
            <text:p>1.4299548</text:p>
          </table:table-cell>
          <table:table-cell office:value-type="float" office:value="1.4617704" calcext:value-type="float">
            <text:p>1.4617704</text:p>
          </table:table-cell>
          <table:table-cell office:value-type="float" office:value="2.007908" calcext:value-type="float">
            <text:p>2.007908</text:p>
          </table:table-cell>
          <table:table-cell office:value-type="float" office:value="0.100456804" calcext:value-type="float">
            <text:p>0.100456804</text:p>
          </table:table-cell>
          <table:table-cell office:value-type="float" office:value="0.13623142" calcext:value-type="float">
            <text:p>0.13623142</text:p>
          </table:table-cell>
          <table:table-cell table:formula="of:=AVERAGE([.B74:.K74])" office:value-type="float" office:value="1.5286877522" calcext:value-type="float">
            <text:p>1.5286877522</text:p>
          </table:table-cell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float" office:value="0.01955253" calcext:value-type="float">
            <text:p>0.01955253</text:p>
          </table:table-cell>
          <table:table-cell office:value-type="float" office:value="5.040214" calcext:value-type="float">
            <text:p>5.040214</text:p>
          </table:table-cell>
          <table:table-cell office:value-type="float" office:value="0.10011923" calcext:value-type="float">
            <text:p>0.10011923</text:p>
          </table:table-cell>
          <table:table-cell office:value-type="float" office:value="1.1639249" calcext:value-type="float">
            <text:p>1.1639249</text:p>
          </table:table-cell>
          <table:table-cell office:value-type="float" office:value="3.7226567" calcext:value-type="float">
            <text:p>3.7226567</text:p>
          </table:table-cell>
          <table:table-cell office:value-type="float" office:value="2.9772365" calcext:value-type="float">
            <text:p>2.9772365</text:p>
          </table:table-cell>
          <table:table-cell office:value-type="float" office:value="1.6871046" calcext:value-type="float">
            <text:p>1.6871046</text:p>
          </table:table-cell>
          <table:table-cell office:value-type="float" office:value="2.0600393" calcext:value-type="float">
            <text:p>2.0600393</text:p>
          </table:table-cell>
          <table:table-cell office:value-type="float" office:value="0.10034009" calcext:value-type="float">
            <text:p>0.10034009</text:p>
          </table:table-cell>
          <table:table-cell office:value-type="float" office:value="0.16696152" calcext:value-type="float">
            <text:p>0.16696152</text:p>
          </table:table-cell>
          <table:table-cell table:formula="of:=AVERAGE([.B75:.K75])" office:value-type="float" office:value="1.703814937" calcext:value-type="float">
            <text:p>1.703814937</text:p>
          </table:table-cell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float" office:value="0.045107108" calcext:value-type="float">
            <text:p>0.045107108</text:p>
          </table:table-cell>
          <table:table-cell office:value-type="float" office:value="4.7538457" calcext:value-type="float">
            <text:p>4.7538457</text:p>
          </table:table-cell>
          <table:table-cell office:value-type="float" office:value="0.12007668" calcext:value-type="float">
            <text:p>0.12007668</text:p>
          </table:table-cell>
          <table:table-cell office:value-type="float" office:value="1.1574692" calcext:value-type="float">
            <text:p>1.1574692</text:p>
          </table:table-cell>
          <table:table-cell office:value-type="float" office:value="2.80005" calcext:value-type="float">
            <text:p>2.80005</text:p>
          </table:table-cell>
          <table:table-cell office:value-type="float" office:value="1.769301" calcext:value-type="float">
            <text:p>1.769301</text:p>
          </table:table-cell>
          <table:table-cell office:value-type="float" office:value="1.372912" calcext:value-type="float">
            <text:p>1.372912</text:p>
          </table:table-cell>
          <table:table-cell office:value-type="float" office:value="1.9752905" calcext:value-type="float">
            <text:p>1.9752905</text:p>
          </table:table-cell>
          <table:table-cell office:value-type="float" office:value="0.113470316" calcext:value-type="float">
            <text:p>0.113470316</text:p>
          </table:table-cell>
          <table:table-cell office:value-type="float" office:value="0.16696152" calcext:value-type="float">
            <text:p>0.16696152</text:p>
          </table:table-cell>
          <table:table-cell table:formula="of:=AVERAGE([.B76:.K76])" office:value-type="float" office:value="1.4274484024" calcext:value-type="float">
            <text:p>1.4274484024</text:p>
          </table:table-cell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float" office:value="0.043828554" calcext:value-type="float">
            <text:p>0.043828554</text:p>
          </table:table-cell>
          <table:table-cell office:value-type="float" office:value="4.5580573" calcext:value-type="float">
            <text:p>4.5580573</text:p>
          </table:table-cell>
          <table:table-cell office:value-type="float" office:value="0.120197564" calcext:value-type="float">
            <text:p>0.120197564</text:p>
          </table:table-cell>
          <table:table-cell office:value-type="float" office:value="1.1191673" calcext:value-type="float">
            <text:p>1.1191673</text:p>
          </table:table-cell>
          <table:table-cell office:value-type="float" office:value="3.8476894" calcext:value-type="float">
            <text:p>3.8476894</text:p>
          </table:table-cell>
          <table:table-cell office:value-type="float" office:value="2.8686402" calcext:value-type="float">
            <text:p>2.8686402</text:p>
          </table:table-cell>
          <table:table-cell office:value-type="float" office:value="0.6594767" calcext:value-type="float">
            <text:p>0.6594767</text:p>
          </table:table-cell>
          <table:table-cell office:value-type="float" office:value="2.0264452" calcext:value-type="float">
            <text:p>2.0264452</text:p>
          </table:table-cell>
          <table:table-cell office:value-type="float" office:value="0.16829" calcext:value-type="float">
            <text:p>0.16829</text:p>
          </table:table-cell>
          <table:table-cell office:value-type="float" office:value="0.11280578" calcext:value-type="float">
            <text:p>0.11280578</text:p>
          </table:table-cell>
          <table:table-cell table:formula="of:=AVERAGE([.B77:.K77])" office:value-type="float" office:value="1.5524597998" calcext:value-type="float">
            <text:p>1.5524597998</text:p>
          </table:table-cell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float" office:value="0.033746827" calcext:value-type="float">
            <text:p>0.033746827</text:p>
          </table:table-cell>
          <table:table-cell office:value-type="float" office:value="4.142759" calcext:value-type="float">
            <text:p>4.142759</text:p>
          </table:table-cell>
          <table:table-cell office:value-type="float" office:value="0.10531406" calcext:value-type="float">
            <text:p>0.10531406</text:p>
          </table:table-cell>
          <table:table-cell office:value-type="float" office:value="1.1704005" calcext:value-type="float">
            <text:p>1.1704005</text:p>
          </table:table-cell>
          <table:table-cell office:value-type="float" office:value="3.7222724" calcext:value-type="float">
            <text:p>3.7222724</text:p>
          </table:table-cell>
          <table:table-cell office:value-type="float" office:value="2.9664814" calcext:value-type="float">
            <text:p>2.9664814</text:p>
          </table:table-cell>
          <table:table-cell office:value-type="float" office:value="1.1260085" calcext:value-type="float">
            <text:p>1.1260085</text:p>
          </table:table-cell>
          <table:table-cell office:value-type="float" office:value="1.6602865" calcext:value-type="float">
            <text:p>1.6602865</text:p>
          </table:table-cell>
          <table:table-cell office:value-type="float" office:value="0.20169224" calcext:value-type="float">
            <text:p>0.20169224</text:p>
          </table:table-cell>
          <table:table-cell office:value-type="float" office:value="0.3950185" calcext:value-type="float">
            <text:p>0.3950185</text:p>
          </table:table-cell>
          <table:table-cell table:formula="of:=AVERAGE([.B78:.K78])" office:value-type="float" office:value="1.5523979927" calcext:value-type="float">
            <text:p>1.5523979927</text:p>
          </table:table-cell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float" office:value="0.055794906" calcext:value-type="float">
            <text:p>0.055794906</text:p>
          </table:table-cell>
          <table:table-cell office:value-type="float" office:value="4.773841" calcext:value-type="float">
            <text:p>4.773841</text:p>
          </table:table-cell>
          <table:table-cell office:value-type="float" office:value="0.097827256" calcext:value-type="float">
            <text:p>0.097827256</text:p>
          </table:table-cell>
          <table:table-cell office:value-type="float" office:value="1.0692443" calcext:value-type="float">
            <text:p>1.0692443</text:p>
          </table:table-cell>
          <table:table-cell office:value-type="float" office:value="3.7219915" calcext:value-type="float">
            <text:p>3.7219915</text:p>
          </table:table-cell>
          <table:table-cell office:value-type="float" office:value="2.9734685" calcext:value-type="float">
            <text:p>2.9734685</text:p>
          </table:table-cell>
          <table:table-cell office:value-type="float" office:value="0.45910305" calcext:value-type="float">
            <text:p>0.45910305</text:p>
          </table:table-cell>
          <table:table-cell office:value-type="float" office:value="1.7924014" calcext:value-type="float">
            <text:p>1.7924014</text:p>
          </table:table-cell>
          <table:table-cell office:value-type="float" office:value="0.13621336" calcext:value-type="float">
            <text:p>0.13621336</text:p>
          </table:table-cell>
          <table:table-cell office:value-type="float" office:value="0.15176089" calcext:value-type="float">
            <text:p>0.15176089</text:p>
          </table:table-cell>
          <table:table-cell table:formula="of:=AVERAGE([.B79:.K79])" office:value-type="float" office:value="1.5231646162" calcext:value-type="float">
            <text:p>1.5231646162</text:p>
          </table:table-cell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float" office:value="0.056268133" calcext:value-type="float">
            <text:p>0.056268133</text:p>
          </table:table-cell>
          <table:table-cell office:value-type="float" office:value="5.0614195" calcext:value-type="float">
            <text:p>5.0614195</text:p>
          </table:table-cell>
          <table:table-cell office:value-type="float" office:value="0.10944907" calcext:value-type="float">
            <text:p>0.10944907</text:p>
          </table:table-cell>
          <table:table-cell office:value-type="float" office:value="1.1679701" calcext:value-type="float">
            <text:p>1.1679701</text:p>
          </table:table-cell>
          <table:table-cell office:value-type="float" office:value="3.7221253" calcext:value-type="float">
            <text:p>3.7221253</text:p>
          </table:table-cell>
          <table:table-cell office:value-type="float" office:value="2.8958302" calcext:value-type="float">
            <text:p>2.8958302</text:p>
          </table:table-cell>
          <table:table-cell office:value-type="float" office:value="0.4818691" calcext:value-type="float">
            <text:p>0.4818691</text:p>
          </table:table-cell>
          <table:table-cell office:value-type="float" office:value="1.9539124" calcext:value-type="float">
            <text:p>1.9539124</text:p>
          </table:table-cell>
          <table:table-cell office:value-type="float" office:value="0.15113184" calcext:value-type="float">
            <text:p>0.15113184</text:p>
          </table:table-cell>
          <table:table-cell office:value-type="float" office:value="0.35573155" calcext:value-type="float">
            <text:p>0.35573155</text:p>
          </table:table-cell>
          <table:table-cell table:formula="of:=AVERAGE([.B80:.K80])" office:value-type="float" office:value="1.5955707193" calcext:value-type="float">
            <text:p>1.5955707193</text:p>
          </table:table-cell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float" office:value="0.02435447" calcext:value-type="float">
            <text:p>0.02435447</text:p>
          </table:table-cell>
          <table:table-cell office:value-type="float" office:value="5.028473" calcext:value-type="float">
            <text:p>5.028473</text:p>
          </table:table-cell>
          <table:table-cell office:value-type="float" office:value="0.12016729" calcext:value-type="float">
            <text:p>0.12016729</text:p>
          </table:table-cell>
          <table:table-cell office:value-type="float" office:value="1.1648992" calcext:value-type="float">
            <text:p>1.1648992</text:p>
          </table:table-cell>
          <table:table-cell office:value-type="float" office:value="3.7221131" calcext:value-type="float">
            <text:p>3.7221131</text:p>
          </table:table-cell>
          <table:table-cell office:value-type="float" office:value="2.9207215" calcext:value-type="float">
            <text:p>2.9207215</text:p>
          </table:table-cell>
          <table:table-cell office:value-type="float" office:value="0.48289502" calcext:value-type="float">
            <text:p>0.48289502</text:p>
          </table:table-cell>
          <table:table-cell office:value-type="float" office:value="1.9019923" calcext:value-type="float">
            <text:p>1.9019923</text:p>
          </table:table-cell>
          <table:table-cell office:value-type="float" office:value="0.1511718" calcext:value-type="float">
            <text:p>0.1511718</text:p>
          </table:table-cell>
          <table:table-cell office:value-type="float" office:value="0.19815412" calcext:value-type="float">
            <text:p>0.19815412</text:p>
          </table:table-cell>
          <table:table-cell table:formula="of:=AVERAGE([.B81:.K81])" office:value-type="float" office:value="1.57149418" calcext:value-type="float">
            <text:p>1.57149418</text:p>
          </table:table-cell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float" office:value="0.045107108" calcext:value-type="float">
            <text:p>0.045107108</text:p>
          </table:table-cell>
          <table:table-cell office:value-type="float" office:value="4.73534" calcext:value-type="float">
            <text:p>4.73534</text:p>
          </table:table-cell>
          <table:table-cell office:value-type="float" office:value="0.12496243" calcext:value-type="float">
            <text:p>0.12496243</text:p>
          </table:table-cell>
          <table:table-cell office:value-type="float" office:value="1.1704005" calcext:value-type="float">
            <text:p>1.1704005</text:p>
          </table:table-cell>
          <table:table-cell office:value-type="float" office:value="3.7225406" calcext:value-type="float">
            <text:p>3.7225406</text:p>
          </table:table-cell>
          <table:table-cell office:value-type="float" office:value="2.9748197" calcext:value-type="float">
            <text:p>2.9748197</text:p>
          </table:table-cell>
          <table:table-cell office:value-type="float" office:value="0.47978628" calcext:value-type="float">
            <text:p>0.47978628</text:p>
          </table:table-cell>
          <table:table-cell office:value-type="float" office:value="1.6962054" calcext:value-type="float">
            <text:p>1.6962054</text:p>
          </table:table-cell>
          <table:table-cell office:value-type="float" office:value="0.15498097" calcext:value-type="float">
            <text:p>0.15498097</text:p>
          </table:table-cell>
          <table:table-cell office:value-type="float" office:value="0.46150476" calcext:value-type="float">
            <text:p>0.46150476</text:p>
          </table:table-cell>
          <table:table-cell table:formula="of:=AVERAGE([.B82:.K82])" office:value-type="float" office:value="1.5565647748" calcext:value-type="float">
            <text:p>1.5565647748</text:p>
          </table:table-cell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float" office:value="0.056458384" calcext:value-type="float">
            <text:p>0.056458384</text:p>
          </table:table-cell>
          <table:table-cell office:value-type="float" office:value="5.0721655" calcext:value-type="float">
            <text:p>5.0721655</text:p>
          </table:table-cell>
          <table:table-cell office:value-type="float" office:value="0.09891155" calcext:value-type="float">
            <text:p>0.09891155</text:p>
          </table:table-cell>
          <table:table-cell office:value-type="float" office:value="1.1328113" calcext:value-type="float">
            <text:p>1.1328113</text:p>
          </table:table-cell>
          <table:table-cell office:value-type="float" office:value="3.72215" calcext:value-type="float">
            <text:p>3.72215</text:p>
          </table:table-cell>
          <table:table-cell office:value-type="float" office:value="1.539856" calcext:value-type="float">
            <text:p>1.539856</text:p>
          </table:table-cell>
          <table:table-cell office:value-type="float" office:value="0.49425125" calcext:value-type="float">
            <text:p>0.49425125</text:p>
          </table:table-cell>
          <table:table-cell office:value-type="float" office:value="2.05873" calcext:value-type="float">
            <text:p>2.05873</text:p>
          </table:table-cell>
          <table:table-cell office:value-type="float" office:value="0.11368159" calcext:value-type="float">
            <text:p>0.11368159</text:p>
          </table:table-cell>
          <table:table-cell office:value-type="float" office:value="0.197926" calcext:value-type="float">
            <text:p>0.197926</text:p>
          </table:table-cell>
          <table:table-cell table:formula="of:=AVERAGE([.B83:.K83])" office:value-type="float" office:value="1.4486941574" calcext:value-type="float">
            <text:p>1.4486941574</text:p>
          </table:table-cell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float" office:value="0.03518309" calcext:value-type="float">
            <text:p>0.03518309</text:p>
          </table:table-cell>
          <table:table-cell office:value-type="float" office:value="5.1556826" calcext:value-type="float">
            <text:p>5.1556826</text:p>
          </table:table-cell>
          <table:table-cell office:value-type="float" office:value="0.12164804" calcext:value-type="float">
            <text:p>0.12164804</text:p>
          </table:table-cell>
          <table:table-cell office:value-type="float" office:value="1.1701982" calcext:value-type="float">
            <text:p>1.1701982</text:p>
          </table:table-cell>
          <table:table-cell office:value-type="float" office:value="3.7216403" calcext:value-type="float">
            <text:p>3.7216403</text:p>
          </table:table-cell>
          <table:table-cell office:value-type="float" office:value="3.0608768" calcext:value-type="float">
            <text:p>3.0608768</text:p>
          </table:table-cell>
          <table:table-cell office:value-type="float" office:value="0.484258" calcext:value-type="float">
            <text:p>0.484258</text:p>
          </table:table-cell>
          <table:table-cell office:value-type="float" office:value="1.9703953" calcext:value-type="float">
            <text:p>1.9703953</text:p>
          </table:table-cell>
          <table:table-cell office:value-type="float" office:value="0.14228547" calcext:value-type="float">
            <text:p>0.14228547</text:p>
          </table:table-cell>
          <table:table-cell office:value-type="float" office:value="0.21353494" calcext:value-type="float">
            <text:p>0.21353494</text:p>
          </table:table-cell>
          <table:table-cell table:formula="of:=AVERAGE([.B84:.K84])" office:value-type="float" office:value="1.607570274" calcext:value-type="float">
            <text:p>1.607570274</text:p>
          </table:table-cell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float" office:value="0.06260977" calcext:value-type="float">
            <text:p>0.06260977</text:p>
          </table:table-cell>
          <table:table-cell office:value-type="float" office:value="5.151502" calcext:value-type="float">
            <text:p>5.151502</text:p>
          </table:table-cell>
          <table:table-cell office:value-type="float" office:value="0.09785066" calcext:value-type="float">
            <text:p>0.09785066</text:p>
          </table:table-cell>
          <table:table-cell office:value-type="float" office:value="1.0222836" calcext:value-type="float">
            <text:p>1.0222836</text:p>
          </table:table-cell>
          <table:table-cell office:value-type="float" office:value="3.7208698" calcext:value-type="float">
            <text:p>3.7208698</text:p>
          </table:table-cell>
          <table:table-cell office:value-type="float" office:value="3.0766943" calcext:value-type="float">
            <text:p>3.0766943</text:p>
          </table:table-cell>
          <table:table-cell office:value-type="float" office:value="0.43393078" calcext:value-type="float">
            <text:p>0.43393078</text:p>
          </table:table-cell>
          <table:table-cell office:value-type="float" office:value="1.7962865" calcext:value-type="float">
            <text:p>1.7962865</text:p>
          </table:table-cell>
          <table:table-cell office:value-type="float" office:value="0.10598648" calcext:value-type="float">
            <text:p>0.10598648</text:p>
          </table:table-cell>
          <table:table-cell office:value-type="float" office:value="0.22425722" calcext:value-type="float">
            <text:p>0.22425722</text:p>
          </table:table-cell>
          <table:table-cell table:formula="of:=AVERAGE([.B85:.K85])" office:value-type="float" office:value="1.569227111" calcext:value-type="float">
            <text:p>1.569227111</text:p>
          </table:table-cell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float" office:value="0.07667246" calcext:value-type="float">
            <text:p>0.07667246</text:p>
          </table:table-cell>
          <table:table-cell office:value-type="float" office:value="5.091718" calcext:value-type="float">
            <text:p>5.091718</text:p>
          </table:table-cell>
          <table:table-cell office:value-type="float" office:value="0.100202866" calcext:value-type="float">
            <text:p>0.100202866</text:p>
          </table:table-cell>
          <table:table-cell office:value-type="float" office:value="1.1717837" calcext:value-type="float">
            <text:p>1.1717837</text:p>
          </table:table-cell>
          <table:table-cell office:value-type="float" office:value="3.7209017" calcext:value-type="float">
            <text:p>3.7209017</text:p>
          </table:table-cell>
          <table:table-cell office:value-type="float" office:value="2.934743" calcext:value-type="float">
            <text:p>2.934743</text:p>
          </table:table-cell>
          <table:table-cell office:value-type="float" office:value="0.47962925" calcext:value-type="float">
            <text:p>0.47962925</text:p>
          </table:table-cell>
          <table:table-cell office:value-type="float" office:value="2.003558" calcext:value-type="float">
            <text:p>2.003558</text:p>
          </table:table-cell>
          <table:table-cell office:value-type="float" office:value="0.10407671" calcext:value-type="float">
            <text:p>0.10407671</text:p>
          </table:table-cell>
          <table:table-cell office:value-type="float" office:value="0.21353494" calcext:value-type="float">
            <text:p>0.21353494</text:p>
          </table:table-cell>
          <table:table-cell table:formula="of:=AVERAGE([.B86:.K86])" office:value-type="float" office:value="1.5896820626" calcext:value-type="float">
            <text:p>1.5896820626</text:p>
          </table:table-cell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float" office:value="0.07667246" calcext:value-type="float">
            <text:p>0.07667246</text:p>
          </table:table-cell>
          <table:table-cell office:value-type="float" office:value="5.084122" calcext:value-type="float">
            <text:p>5.084122</text:p>
          </table:table-cell>
          <table:table-cell office:value-type="float" office:value="0.103756666" calcext:value-type="float">
            <text:p>0.103756666</text:p>
          </table:table-cell>
          <table:table-cell office:value-type="float" office:value="1.1726792" calcext:value-type="float">
            <text:p>1.1726792</text:p>
          </table:table-cell>
          <table:table-cell office:value-type="float" office:value="3.6830509" calcext:value-type="float">
            <text:p>3.6830509</text:p>
          </table:table-cell>
          <table:table-cell office:value-type="float" office:value="1.6067293" calcext:value-type="float">
            <text:p>1.6067293</text:p>
          </table:table-cell>
          <table:table-cell office:value-type="float" office:value="0.47901976" calcext:value-type="float">
            <text:p>0.47901976</text:p>
          </table:table-cell>
          <table:table-cell office:value-type="float" office:value="1.6573682" calcext:value-type="float">
            <text:p>1.6573682</text:p>
          </table:table-cell>
          <table:table-cell office:value-type="float" office:value="0.104646705" calcext:value-type="float">
            <text:p>0.104646705</text:p>
          </table:table-cell>
          <table:table-cell office:value-type="float" office:value="0.21912926" calcext:value-type="float">
            <text:p>0.21912926</text:p>
          </table:table-cell>
          <table:table-cell table:formula="of:=AVERAGE([.B87:.K87])" office:value-type="float" office:value="1.4187174451" calcext:value-type="float">
            <text:p>1.4187174451</text:p>
          </table:table-cell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float" office:value="0.03564038" calcext:value-type="float">
            <text:p>0.03564038</text:p>
          </table:table-cell>
          <table:table-cell office:value-type="float" office:value="5.049092" calcext:value-type="float">
            <text:p>5.049092</text:p>
          </table:table-cell>
          <table:table-cell office:value-type="float" office:value="0.100202866" calcext:value-type="float">
            <text:p>0.100202866</text:p>
          </table:table-cell>
          <table:table-cell office:value-type="float" office:value="1.3823862" calcext:value-type="float">
            <text:p>1.3823862</text:p>
          </table:table-cell>
          <table:table-cell office:value-type="float" office:value="3.8252404" calcext:value-type="float">
            <text:p>3.8252404</text:p>
          </table:table-cell>
          <table:table-cell office:value-type="float" office:value="3.2480948" calcext:value-type="float">
            <text:p>3.2480948</text:p>
          </table:table-cell>
          <table:table-cell office:value-type="float" office:value="0.48201102" calcext:value-type="float">
            <text:p>0.48201102</text:p>
          </table:table-cell>
          <table:table-cell office:value-type="float" office:value="1.9385688" calcext:value-type="float">
            <text:p>1.9385688</text:p>
          </table:table-cell>
          <table:table-cell office:value-type="float" office:value="0.104646705" calcext:value-type="float">
            <text:p>0.104646705</text:p>
          </table:table-cell>
          <table:table-cell office:value-type="float" office:value="0.13883322" calcext:value-type="float">
            <text:p>0.13883322</text:p>
          </table:table-cell>
          <table:table-cell table:formula="of:=AVERAGE([.B88:.K88])" office:value-type="float" office:value="1.6304716391" calcext:value-type="float">
            <text:p>1.6304716391</text:p>
          </table:table-cell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float" office:value="0.064049326" calcext:value-type="float">
            <text:p>0.064049326</text:p>
          </table:table-cell>
          <table:table-cell office:value-type="float" office:value="5.0343843" calcext:value-type="float">
            <text:p>5.0343843</text:p>
          </table:table-cell>
          <table:table-cell office:value-type="float" office:value="0.120197564" calcext:value-type="float">
            <text:p>0.120197564</text:p>
          </table:table-cell>
          <table:table-cell office:value-type="float" office:value="1.3338915" calcext:value-type="float">
            <text:p>1.3338915</text:p>
          </table:table-cell>
          <table:table-cell office:value-type="float" office:value="3.7230773" calcext:value-type="float">
            <text:p>3.7230773</text:p>
          </table:table-cell>
          <table:table-cell office:value-type="float" office:value="3.1201932" calcext:value-type="float">
            <text:p>3.1201932</text:p>
          </table:table-cell>
          <table:table-cell office:value-type="float" office:value="0.46663067" calcext:value-type="float">
            <text:p>0.46663067</text:p>
          </table:table-cell>
          <table:table-cell office:value-type="float" office:value="1.9385688" calcext:value-type="float">
            <text:p>1.9385688</text:p>
          </table:table-cell>
          <table:table-cell office:value-type="float" office:value="0.15440938" calcext:value-type="float">
            <text:p>0.15440938</text:p>
          </table:table-cell>
          <table:table-cell office:value-type="float" office:value="0.17169754" calcext:value-type="float">
            <text:p>0.17169754</text:p>
          </table:table-cell>
          <table:table-cell table:formula="of:=AVERAGE([.B89:.K89])" office:value-type="float" office:value="1.612709958" calcext:value-type="float">
            <text:p>1.612709958</text:p>
          </table:table-cell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float" office:value="0.0353945" calcext:value-type="float">
            <text:p>0.0353945</text:p>
          </table:table-cell>
          <table:table-cell office:value-type="float" office:value="5.1376553" calcext:value-type="float">
            <text:p>5.1376553</text:p>
          </table:table-cell>
          <table:table-cell office:value-type="float" office:value="0.12076867" calcext:value-type="float">
            <text:p>0.12076867</text:p>
          </table:table-cell>
          <table:table-cell office:value-type="float" office:value="1.3897914" calcext:value-type="float">
            <text:p>1.3897914</text:p>
          </table:table-cell>
          <table:table-cell office:value-type="float" office:value="3.8193595" calcext:value-type="float">
            <text:p>3.8193595</text:p>
          </table:table-cell>
          <table:table-cell office:value-type="float" office:value="3.3376296" calcext:value-type="float">
            <text:p>3.3376296</text:p>
          </table:table-cell>
          <table:table-cell office:value-type="float" office:value="0.48219585" calcext:value-type="float">
            <text:p>0.48219585</text:p>
          </table:table-cell>
          <table:table-cell office:value-type="float" office:value="1.9467328" calcext:value-type="float">
            <text:p>1.9467328</text:p>
          </table:table-cell>
          <table:table-cell office:value-type="float" office:value="0.12919088" calcext:value-type="float">
            <text:p>0.12919088</text:p>
          </table:table-cell>
          <table:table-cell office:value-type="float" office:value="0.21419899" calcext:value-type="float">
            <text:p>0.21419899</text:p>
          </table:table-cell>
          <table:table-cell table:formula="of:=AVERAGE([.B90:.K90])" office:value-type="float" office:value="1.661291749" calcext:value-type="float">
            <text:p>1.661291749</text:p>
          </table:table-cell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float" office:value="0.07624336" calcext:value-type="float">
            <text:p>0.07624336</text:p>
          </table:table-cell>
          <table:table-cell office:value-type="float" office:value="5.1376553" calcext:value-type="float">
            <text:p>5.1376553</text:p>
          </table:table-cell>
          <table:table-cell office:value-type="float" office:value="0.118302956" calcext:value-type="float">
            <text:p>0.118302956</text:p>
          </table:table-cell>
          <table:table-cell office:value-type="float" office:value="1.3896047" calcext:value-type="float">
            <text:p>1.3896047</text:p>
          </table:table-cell>
          <table:table-cell office:value-type="float" office:value="3.8095253" calcext:value-type="float">
            <text:p>3.8095253</text:p>
          </table:table-cell>
          <table:table-cell office:value-type="float" office:value="3.3270519" calcext:value-type="float">
            <text:p>3.3270519</text:p>
          </table:table-cell>
          <table:table-cell office:value-type="float" office:value="0.47197264" calcext:value-type="float">
            <text:p>0.47197264</text:p>
          </table:table-cell>
          <table:table-cell office:value-type="float" office:value="1.6951238" calcext:value-type="float">
            <text:p>1.6951238</text:p>
          </table:table-cell>
          <table:table-cell office:value-type="float" office:value="0.12524825" calcext:value-type="float">
            <text:p>0.12524825</text:p>
          </table:table-cell>
          <table:table-cell office:value-type="float" office:value="0.17486615" calcext:value-type="float">
            <text:p>0.17486615</text:p>
          </table:table-cell>
          <table:table-cell table:formula="of:=AVERAGE([.B91:.K91])" office:value-type="float" office:value="1.6325594356" calcext:value-type="float">
            <text:p>1.6325594356</text:p>
          </table:table-cell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float" office:value="0.037953857" calcext:value-type="float">
            <text:p>0.037953857</text:p>
          </table:table-cell>
          <table:table-cell office:value-type="float" office:value="5.1373997" calcext:value-type="float">
            <text:p>5.1373997</text:p>
          </table:table-cell>
          <table:table-cell office:value-type="float" office:value="0.123947196" calcext:value-type="float">
            <text:p>0.123947196</text:p>
          </table:table-cell>
          <table:table-cell office:value-type="float" office:value="1.3868896" calcext:value-type="float">
            <text:p>1.3868896</text:p>
          </table:table-cell>
          <table:table-cell office:value-type="float" office:value="3.5722203" calcext:value-type="float">
            <text:p>3.5722203</text:p>
          </table:table-cell>
          <table:table-cell office:value-type="float" office:value="1.6625543" calcext:value-type="float">
            <text:p>1.6625543</text:p>
          </table:table-cell>
          <table:table-cell office:value-type="float" office:value="0.5184312" calcext:value-type="float">
            <text:p>0.5184312</text:p>
          </table:table-cell>
          <table:table-cell office:value-type="float" office:value="1.5388833" calcext:value-type="float">
            <text:p>1.5388833</text:p>
          </table:table-cell>
          <table:table-cell office:value-type="float" office:value="0.12698422" calcext:value-type="float">
            <text:p>0.12698422</text:p>
          </table:table-cell>
          <table:table-cell office:value-type="float" office:value="0.1012356" calcext:value-type="float">
            <text:p>0.1012356</text:p>
          </table:table-cell>
          <table:table-cell table:formula="of:=AVERAGE([.B92:.K92])" office:value-type="float" office:value="1.4206499273" calcext:value-type="float">
            <text:p>1.4206499273</text:p>
          </table:table-cell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float" office:value="0.04668938" calcext:value-type="float">
            <text:p>0.04668938</text:p>
          </table:table-cell>
          <table:table-cell office:value-type="float" office:value="5.0211225" calcext:value-type="float">
            <text:p>5.0211225</text:p>
          </table:table-cell>
          <table:table-cell office:value-type="float" office:value="0.12645689" calcext:value-type="float">
            <text:p>0.12645689</text:p>
          </table:table-cell>
          <table:table-cell office:value-type="float" office:value="1.425925" calcext:value-type="float">
            <text:p>1.425925</text:p>
          </table:table-cell>
          <table:table-cell office:value-type="float" office:value="3.8098004" calcext:value-type="float">
            <text:p>3.8098004</text:p>
          </table:table-cell>
          <table:table-cell office:value-type="float" office:value="1.599477" calcext:value-type="float">
            <text:p>1.599477</text:p>
          </table:table-cell>
          <table:table-cell office:value-type="float" office:value="0.48992035" calcext:value-type="float">
            <text:p>0.48992035</text:p>
          </table:table-cell>
          <table:table-cell office:value-type="float" office:value="1.7652452" calcext:value-type="float">
            <text:p>1.7652452</text:p>
          </table:table-cell>
          <table:table-cell office:value-type="float" office:value="0.12371828" calcext:value-type="float">
            <text:p>0.12371828</text:p>
          </table:table-cell>
          <table:table-cell office:value-type="float" office:value="0.21260546" calcext:value-type="float">
            <text:p>0.21260546</text:p>
          </table:table-cell>
          <table:table-cell table:formula="of:=AVERAGE([.B93:.K93])" office:value-type="float" office:value="1.462096046" calcext:value-type="float">
            <text:p>1.462096046</text:p>
          </table:table-cell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float" office:value="0.06269924" calcext:value-type="float">
            <text:p>0.06269924</text:p>
          </table:table-cell>
          <table:table-cell office:value-type="float" office:value="5.0211225" calcext:value-type="float">
            <text:p>5.0211225</text:p>
          </table:table-cell>
          <table:table-cell office:value-type="float" office:value="0.103959315" calcext:value-type="float">
            <text:p>0.103959315</text:p>
          </table:table-cell>
          <table:table-cell office:value-type="float" office:value="1.387113" calcext:value-type="float">
            <text:p>1.387113</text:p>
          </table:table-cell>
          <table:table-cell office:value-type="float" office:value="3.6251748" calcext:value-type="float">
            <text:p>3.6251748</text:p>
          </table:table-cell>
          <table:table-cell office:value-type="float" office:value="1.4651817" calcext:value-type="float">
            <text:p>1.4651817</text:p>
          </table:table-cell>
          <table:table-cell office:value-type="float" office:value="0.5189709" calcext:value-type="float">
            <text:p>0.5189709</text:p>
          </table:table-cell>
          <table:table-cell office:value-type="float" office:value="1.888408" calcext:value-type="float">
            <text:p>1.888408</text:p>
          </table:table-cell>
          <table:table-cell office:value-type="float" office:value="0.12457629" calcext:value-type="float">
            <text:p>0.12457629</text:p>
          </table:table-cell>
          <table:table-cell office:value-type="float" office:value="0.112683386" calcext:value-type="float">
            <text:p>0.112683386</text:p>
          </table:table-cell>
          <table:table-cell table:formula="of:=AVERAGE([.B94:.K94])" office:value-type="float" office:value="1.4309889131" calcext:value-type="float">
            <text:p>1.4309889131</text:p>
          </table:table-cell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float" office:value="0.037890688" calcext:value-type="float">
            <text:p>0.037890688</text:p>
          </table:table-cell>
          <table:table-cell office:value-type="float" office:value="3.9243345" calcext:value-type="float">
            <text:p>3.9243345</text:p>
          </table:table-cell>
          <table:table-cell office:value-type="float" office:value="0.12581594" calcext:value-type="float">
            <text:p>0.12581594</text:p>
          </table:table-cell>
          <table:table-cell office:value-type="float" office:value="1.4522599" calcext:value-type="float">
            <text:p>1.4522599</text:p>
          </table:table-cell>
          <table:table-cell office:value-type="float" office:value="3.590729" calcext:value-type="float">
            <text:p>3.590729</text:p>
          </table:table-cell>
          <table:table-cell office:value-type="float" office:value="1.5512943" calcext:value-type="float">
            <text:p>1.5512943</text:p>
          </table:table-cell>
          <table:table-cell office:value-type="float" office:value="0.49802423" calcext:value-type="float">
            <text:p>0.49802423</text:p>
          </table:table-cell>
          <table:table-cell office:value-type="float" office:value="1.6960579" calcext:value-type="float">
            <text:p>1.6960579</text:p>
          </table:table-cell>
          <table:table-cell office:value-type="float" office:value="0.12615158" calcext:value-type="float">
            <text:p>0.12615158</text:p>
          </table:table-cell>
          <table:table-cell office:value-type="float" office:value="0.21254745" calcext:value-type="float">
            <text:p>0.21254745</text:p>
          </table:table-cell>
          <table:table-cell table:formula="of:=AVERAGE([.B95:.K95])" office:value-type="float" office:value="1.3215105488" calcext:value-type="float">
            <text:p>1.3215105488</text:p>
          </table:table-cell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float" office:value="0.027450992" calcext:value-type="float">
            <text:p>0.027450992</text:p>
          </table:table-cell>
          <table:table-cell office:value-type="float" office:value="4.9208255" calcext:value-type="float">
            <text:p>4.9208255</text:p>
          </table:table-cell>
          <table:table-cell office:value-type="float" office:value="0.120258085" calcext:value-type="float">
            <text:p>0.120258085</text:p>
          </table:table-cell>
          <table:table-cell office:value-type="float" office:value="0.9325767" calcext:value-type="float">
            <text:p>0.9325767</text:p>
          </table:table-cell>
          <table:table-cell office:value-type="float" office:value="3.6570067" calcext:value-type="float">
            <text:p>3.6570067</text:p>
          </table:table-cell>
          <table:table-cell office:value-type="float" office:value="1.6139969" calcext:value-type="float">
            <text:p>1.6139969</text:p>
          </table:table-cell>
          <table:table-cell office:value-type="float" office:value="0.4941961" calcext:value-type="float">
            <text:p>0.4941961</text:p>
          </table:table-cell>
          <table:table-cell office:value-type="float" office:value="1.9601672" calcext:value-type="float">
            <text:p>1.9601672</text:p>
          </table:table-cell>
          <table:table-cell office:value-type="float" office:value="0.098393254" calcext:value-type="float">
            <text:p>0.098393254</text:p>
          </table:table-cell>
          <table:table-cell office:value-type="float" office:value="0.1375728" calcext:value-type="float">
            <text:p>0.1375728</text:p>
          </table:table-cell>
          <table:table-cell table:formula="of:=AVERAGE([.B96:.K96])" office:value-type="float" office:value="1.3962444231" calcext:value-type="float">
            <text:p>1.3962444231</text:p>
          </table:table-cell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float" office:value="0.053363644" calcext:value-type="float">
            <text:p>0.053363644</text:p>
          </table:table-cell>
          <table:table-cell office:value-type="float" office:value="5.0211134" calcext:value-type="float">
            <text:p>5.0211134</text:p>
          </table:table-cell>
          <table:table-cell office:value-type="float" office:value="0.103966" calcext:value-type="float">
            <text:p>0.103966</text:p>
          </table:table-cell>
          <table:table-cell office:value-type="float" office:value="1.4525386" calcext:value-type="float">
            <text:p>1.4525386</text:p>
          </table:table-cell>
          <table:table-cell office:value-type="float" office:value="3.8658366" calcext:value-type="float">
            <text:p>3.8658366</text:p>
          </table:table-cell>
          <table:table-cell office:value-type="float" office:value="1.6143166" calcext:value-type="float">
            <text:p>1.6143166</text:p>
          </table:table-cell>
          <table:table-cell office:value-type="float" office:value="0.48330054" calcext:value-type="float">
            <text:p>0.48330054</text:p>
          </table:table-cell>
          <table:table-cell office:value-type="float" office:value="2.0626392" calcext:value-type="float">
            <text:p>2.0626392</text:p>
          </table:table-cell>
          <table:table-cell office:value-type="float" office:value="0.117698096" calcext:value-type="float">
            <text:p>0.117698096</text:p>
          </table:table-cell>
          <table:table-cell office:value-type="float" office:value="0.1375728" calcext:value-type="float">
            <text:p>0.1375728</text:p>
          </table:table-cell>
          <table:table-cell table:formula="of:=AVERAGE([.B97:.K97])" office:value-type="float" office:value="1.491234548" calcext:value-type="float">
            <text:p>1.491234548</text:p>
          </table:table-cell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float" office:value="0.062654495" calcext:value-type="float">
            <text:p>0.062654495</text:p>
          </table:table-cell>
          <table:table-cell office:value-type="float" office:value="5.027661" calcext:value-type="float">
            <text:p>5.027661</text:p>
          </table:table-cell>
          <table:table-cell office:value-type="float" office:value="0.10364645" calcext:value-type="float">
            <text:p>0.10364645</text:p>
          </table:table-cell>
          <table:table-cell office:value-type="float" office:value="1.4533731" calcext:value-type="float">
            <text:p>1.4533731</text:p>
          </table:table-cell>
          <table:table-cell office:value-type="float" office:value="3.6892843" calcext:value-type="float">
            <text:p>3.6892843</text:p>
          </table:table-cell>
          <table:table-cell office:value-type="float" office:value="1.56742" calcext:value-type="float">
            <text:p>1.56742</text:p>
          </table:table-cell>
          <table:table-cell office:value-type="float" office:value="0.48544666" calcext:value-type="float">
            <text:p>0.48544666</text:p>
          </table:table-cell>
          <table:table-cell office:value-type="float" office:value="1.7520804" calcext:value-type="float">
            <text:p>1.7520804</text:p>
          </table:table-cell>
          <table:table-cell office:value-type="float" office:value="0.11331241" calcext:value-type="float">
            <text:p>0.11331241</text:p>
          </table:table-cell>
          <table:table-cell office:value-type="float" office:value="0.3321721" calcext:value-type="float">
            <text:p>0.3321721</text:p>
          </table:table-cell>
          <table:table-cell table:formula="of:=AVERAGE([.B98:.K98])" office:value-type="float" office:value="1.4587050915" calcext:value-type="float">
            <text:p>1.4587050915</text:p>
          </table:table-cell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float" office:value="0.05332344" calcext:value-type="float">
            <text:p>0.05332344</text:p>
          </table:table-cell>
          <table:table-cell office:value-type="float" office:value="5.1376553" calcext:value-type="float">
            <text:p>5.1376553</text:p>
          </table:table-cell>
          <table:table-cell office:value-type="float" office:value="0.10383383" calcext:value-type="float">
            <text:p>0.10383383</text:p>
          </table:table-cell>
          <table:table-cell office:value-type="float" office:value="1.3432229" calcext:value-type="float">
            <text:p>1.3432229</text:p>
          </table:table-cell>
          <table:table-cell office:value-type="float" office:value="3.6894176" calcext:value-type="float">
            <text:p>3.6894176</text:p>
          </table:table-cell>
          <table:table-cell office:value-type="float" office:value="1.587026" calcext:value-type="float">
            <text:p>1.587026</text:p>
          </table:table-cell>
          <table:table-cell office:value-type="float" office:value="0.48219585" calcext:value-type="float">
            <text:p>0.48219585</text:p>
          </table:table-cell>
          <table:table-cell office:value-type="float" office:value="1.9370904" calcext:value-type="float">
            <text:p>1.9370904</text:p>
          </table:table-cell>
          <table:table-cell office:value-type="float" office:value="0.12636025" calcext:value-type="float">
            <text:p>0.12636025</text:p>
          </table:table-cell>
          <table:table-cell office:value-type="float" office:value="0.14697644" calcext:value-type="float">
            <text:p>0.14697644</text:p>
          </table:table-cell>
          <table:table-cell table:formula="of:=AVERAGE([.B99:.K99])" office:value-type="float" office:value="1.460710201" calcext:value-type="float">
            <text:p>1.460710201</text:p>
          </table:table-cell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float" office:value="0.037890688" calcext:value-type="float">
            <text:p>0.037890688</text:p>
          </table:table-cell>
          <table:table-cell office:value-type="float" office:value="4.750282" calcext:value-type="float">
            <text:p>4.750282</text:p>
          </table:table-cell>
          <table:table-cell office:value-type="float" office:value="0.107229516" calcext:value-type="float">
            <text:p>0.107229516</text:p>
          </table:table-cell>
          <table:table-cell office:value-type="float" office:value="1.2335773" calcext:value-type="float">
            <text:p>1.2335773</text:p>
          </table:table-cell>
          <table:table-cell office:value-type="float" office:value="3.7739189" calcext:value-type="float">
            <text:p>3.7739189</text:p>
          </table:table-cell>
          <table:table-cell office:value-type="float" office:value="1.6870415" calcext:value-type="float">
            <text:p>1.6870415</text:p>
          </table:table-cell>
          <table:table-cell office:value-type="float" office:value="0.48219585" calcext:value-type="float">
            <text:p>0.48219585</text:p>
          </table:table-cell>
          <table:table-cell office:value-type="float" office:value="1.6817039" calcext:value-type="float">
            <text:p>1.6817039</text:p>
          </table:table-cell>
          <table:table-cell office:value-type="float" office:value="0.13088277" calcext:value-type="float">
            <text:p>0.13088277</text:p>
          </table:table-cell>
          <table:table-cell office:value-type="float" office:value="0.1375728" calcext:value-type="float">
            <text:p>0.1375728</text:p>
          </table:table-cell>
          <table:table-cell table:formula="of:=AVERAGE([.B100:.K100])" office:value-type="float" office:value="1.4022295224" calcext:value-type="float">
            <text:p>1.4022295224</text:p>
          </table:table-cell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float" office:value="0.05191255" calcext:value-type="float">
            <text:p>0.05191255</text:p>
          </table:table-cell>
          <table:table-cell office:value-type="float" office:value="4.5577917" calcext:value-type="float">
            <text:p>4.5577917</text:p>
          </table:table-cell>
          <table:table-cell office:value-type="float" office:value="0.10831904" calcext:value-type="float">
            <text:p>0.10831904</text:p>
          </table:table-cell>
          <table:table-cell office:value-type="float" office:value="1.3389685" calcext:value-type="float">
            <text:p>1.3389685</text:p>
          </table:table-cell>
          <table:table-cell office:value-type="float" office:value="3.9088237" calcext:value-type="float">
            <text:p>3.9088237</text:p>
          </table:table-cell>
          <table:table-cell office:value-type="float" office:value="1.6876755" calcext:value-type="float">
            <text:p>1.6876755</text:p>
          </table:table-cell>
          <table:table-cell office:value-type="float" office:value="0.49661738" calcext:value-type="float">
            <text:p>0.49661738</text:p>
          </table:table-cell>
          <table:table-cell office:value-type="float" office:value="2.0361598" calcext:value-type="float">
            <text:p>2.0361598</text:p>
          </table:table-cell>
          <table:table-cell office:value-type="float" office:value="0.10334277" calcext:value-type="float">
            <text:p>0.10334277</text:p>
          </table:table-cell>
          <table:table-cell office:value-type="float" office:value="0.15058668" calcext:value-type="float">
            <text:p>0.15058668</text:p>
          </table:table-cell>
          <table:table-cell table:formula="of:=AVERAGE([.B101:.K101])" office:value-type="float" office:value="1.444019762" calcext:value-type="float">
            <text:p>1.444019762</text:p>
          </table:table-cell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float" office:value="0.028666036" calcext:value-type="float">
            <text:p>0.028666036</text:p>
          </table:table-cell>
          <table:table-cell office:value-type="float" office:value="5.0734572" calcext:value-type="float">
            <text:p>5.0734572</text:p>
          </table:table-cell>
          <table:table-cell office:value-type="float" office:value="0.103966" calcext:value-type="float">
            <text:p>0.103966</text:p>
          </table:table-cell>
          <table:table-cell office:value-type="float" office:value="0.9557449" calcext:value-type="float">
            <text:p>0.9557449</text:p>
          </table:table-cell>
          <table:table-cell office:value-type="float" office:value="3.8946273" calcext:value-type="float">
            <text:p>3.8946273</text:p>
          </table:table-cell>
          <table:table-cell office:value-type="float" office:value="1.593132" calcext:value-type="float">
            <text:p>1.593132</text:p>
          </table:table-cell>
          <table:table-cell office:value-type="float" office:value="0.438455" calcext:value-type="float">
            <text:p>0.438455</text:p>
          </table:table-cell>
          <table:table-cell office:value-type="float" office:value="2.0528677" calcext:value-type="float">
            <text:p>2.0528677</text:p>
          </table:table-cell>
          <table:table-cell office:value-type="float" office:value="0.1277197" calcext:value-type="float">
            <text:p>0.1277197</text:p>
          </table:table-cell>
          <table:table-cell office:value-type="float" office:value="0.15074223" calcext:value-type="float">
            <text:p>0.15074223</text:p>
          </table:table-cell>
          <table:table-cell table:formula="of:=AVERAGE([.B102:.K102])" office:value-type="float" office:value="1.4419378066" calcext:value-type="float">
            <text:p>1.4419378066</text:p>
          </table:table-cell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float" office:value="0.013117159" calcext:value-type="float">
            <text:p>0.013117159</text:p>
          </table:table-cell>
          <table:table-cell office:value-type="float" office:value="5.13709" calcext:value-type="float">
            <text:p>5.13709</text:p>
          </table:table-cell>
          <table:table-cell office:value-type="float" office:value="0.103966" calcext:value-type="float">
            <text:p>0.103966</text:p>
          </table:table-cell>
          <table:table-cell office:value-type="float" office:value="1.4005823" calcext:value-type="float">
            <text:p>1.4005823</text:p>
          </table:table-cell>
          <table:table-cell office:value-type="float" office:value="3.671245" calcext:value-type="float">
            <text:p>3.671245</text:p>
          </table:table-cell>
          <table:table-cell office:value-type="float" office:value="1.6255727" calcext:value-type="float">
            <text:p>1.6255727</text:p>
          </table:table-cell>
          <table:table-cell office:value-type="float" office:value="0.48916712" calcext:value-type="float">
            <text:p>0.48916712</text:p>
          </table:table-cell>
          <table:table-cell office:value-type="float" office:value="1.6866194" calcext:value-type="float">
            <text:p>1.6866194</text:p>
          </table:table-cell>
          <table:table-cell office:value-type="float" office:value="0.13944227" calcext:value-type="float">
            <text:p>0.13944227</text:p>
          </table:table-cell>
          <table:table-cell office:value-type="float" office:value="0.145445" calcext:value-type="float">
            <text:p>0.145445</text:p>
          </table:table-cell>
          <table:table-cell table:formula="of:=AVERAGE([.B103:.K103])" office:value-type="float" office:value="1.4412246949" calcext:value-type="float">
            <text:p>1.4412246949</text:p>
          </table:table-cell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float" office:value="0.06271162" calcext:value-type="float">
            <text:p>0.06271162</text:p>
          </table:table-cell>
          <table:table-cell office:value-type="float" office:value="5.143045" calcext:value-type="float">
            <text:p>5.143045</text:p>
          </table:table-cell>
          <table:table-cell office:value-type="float" office:value="0.11095578" calcext:value-type="float">
            <text:p>0.11095578</text:p>
          </table:table-cell>
          <table:table-cell office:value-type="float" office:value="1.3833421" calcext:value-type="float">
            <text:p>1.3833421</text:p>
          </table:table-cell>
          <table:table-cell office:value-type="float" office:value="3.6563532" calcext:value-type="float">
            <text:p>3.6563532</text:p>
          </table:table-cell>
          <table:table-cell office:value-type="float" office:value="1.677204" calcext:value-type="float">
            <text:p>1.677204</text:p>
          </table:table-cell>
          <table:table-cell office:value-type="float" office:value="0.4908379" calcext:value-type="float">
            <text:p>0.4908379</text:p>
          </table:table-cell>
          <table:table-cell office:value-type="float" office:value="1.6478693" calcext:value-type="float">
            <text:p>1.6478693</text:p>
          </table:table-cell>
          <table:table-cell office:value-type="float" office:value="0.13944227" calcext:value-type="float">
            <text:p>0.13944227</text:p>
          </table:table-cell>
          <table:table-cell office:value-type="float" office:value="0.13623756" calcext:value-type="float">
            <text:p>0.13623756</text:p>
          </table:table-cell>
          <table:table-cell table:formula="of:=AVERAGE([.B104:.K104])" office:value-type="float" office:value="1.444799873" calcext:value-type="float">
            <text:p>1.444799873</text:p>
          </table:table-cell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office:value-type="float" office:value="0.062801175" calcext:value-type="float">
            <text:p>0.062801175</text:p>
          </table:table-cell>
          <table:table-cell office:value-type="float" office:value="4.939496" calcext:value-type="float">
            <text:p>4.939496</text:p>
          </table:table-cell>
          <table:table-cell office:value-type="float" office:value="0.10879399" calcext:value-type="float">
            <text:p>0.10879399</text:p>
          </table:table-cell>
          <table:table-cell office:value-type="float" office:value="1.4434628" calcext:value-type="float">
            <text:p>1.4434628</text:p>
          </table:table-cell>
          <table:table-cell office:value-type="float" office:value="3.654984" calcext:value-type="float">
            <text:p>3.654984</text:p>
          </table:table-cell>
          <table:table-cell office:value-type="float" office:value="1.654648" calcext:value-type="float">
            <text:p>1.654648</text:p>
          </table:table-cell>
          <table:table-cell office:value-type="float" office:value="0.46019372" calcext:value-type="float">
            <text:p>0.46019372</text:p>
          </table:table-cell>
          <table:table-cell office:value-type="float" office:value="1.6866194" calcext:value-type="float">
            <text:p>1.6866194</text:p>
          </table:table-cell>
          <table:table-cell office:value-type="float" office:value="0.13785163" calcext:value-type="float">
            <text:p>0.13785163</text:p>
          </table:table-cell>
          <table:table-cell office:value-type="float" office:value="0.13569649" calcext:value-type="float">
            <text:p>0.13569649</text:p>
          </table:table-cell>
          <table:table-cell table:formula="of:=AVERAGE([.B105:.K105])" office:value-type="float" office:value="1.4284547205" calcext:value-type="float">
            <text:p>1.4284547205</text:p>
          </table:table-cell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office:value-type="float" office:value="0.062801175" calcext:value-type="float">
            <text:p>0.062801175</text:p>
          </table:table-cell>
          <table:table-cell office:value-type="float" office:value="5.0223327" calcext:value-type="float">
            <text:p>5.0223327</text:p>
          </table:table-cell>
          <table:table-cell office:value-type="float" office:value="0.113924816" calcext:value-type="float">
            <text:p>0.113924816</text:p>
          </table:table-cell>
          <table:table-cell office:value-type="float" office:value="1.4019216" calcext:value-type="float">
            <text:p>1.4019216</text:p>
          </table:table-cell>
          <table:table-cell office:value-type="float" office:value="3.6558528" calcext:value-type="float">
            <text:p>3.6558528</text:p>
          </table:table-cell>
          <table:table-cell office:value-type="float" office:value="1.629413" calcext:value-type="float">
            <text:p>1.629413</text:p>
          </table:table-cell>
          <table:table-cell office:value-type="float" office:value="0.43329847" calcext:value-type="float">
            <text:p>0.43329847</text:p>
          </table:table-cell>
          <table:table-cell office:value-type="float" office:value="1.6866194" calcext:value-type="float">
            <text:p>1.6866194</text:p>
          </table:table-cell>
          <table:table-cell office:value-type="float" office:value="0.11190487" calcext:value-type="float">
            <text:p>0.11190487</text:p>
          </table:table-cell>
          <table:table-cell office:value-type="float" office:value="0.13677648" calcext:value-type="float">
            <text:p>0.13677648</text:p>
          </table:table-cell>
          <table:table-cell table:formula="of:=AVERAGE([.B106:.K106])" office:value-type="float" office:value="1.4254845311" calcext:value-type="float">
            <text:p>1.4254845311</text:p>
          </table:table-cell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office:value-type="float" office:value="0.06446302" calcext:value-type="float">
            <text:p>0.06446302</text:p>
          </table:table-cell>
          <table:table-cell office:value-type="float" office:value="5.0324726" calcext:value-type="float">
            <text:p>5.0324726</text:p>
          </table:table-cell>
          <table:table-cell office:value-type="float" office:value="0.116482034" calcext:value-type="float">
            <text:p>0.116482034</text:p>
          </table:table-cell>
          <table:table-cell office:value-type="float" office:value="1.4582291" calcext:value-type="float">
            <text:p>1.4582291</text:p>
          </table:table-cell>
          <table:table-cell office:value-type="float" office:value="3.6409667" calcext:value-type="float">
            <text:p>3.6409667</text:p>
          </table:table-cell>
          <table:table-cell office:value-type="float" office:value="1.5941366" calcext:value-type="float">
            <text:p>1.5941366</text:p>
          </table:table-cell>
          <table:table-cell office:value-type="float" office:value="0.49536538" calcext:value-type="float">
            <text:p>0.49536538</text:p>
          </table:table-cell>
          <table:table-cell office:value-type="float" office:value="1.383041" calcext:value-type="float">
            <text:p>1.383041</text:p>
          </table:table-cell>
          <table:table-cell office:value-type="float" office:value="0.13813882" calcext:value-type="float">
            <text:p>0.13813882</text:p>
          </table:table-cell>
          <table:table-cell office:value-type="float" office:value="0.17752025" calcext:value-type="float">
            <text:p>0.17752025</text:p>
          </table:table-cell>
          <table:table-cell table:formula="of:=AVERAGE([.B107:.K107])" office:value-type="float" office:value="1.4100815504" calcext:value-type="float">
            <text:p>1.4100815504</text:p>
          </table:table-cell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office:value-type="float" office:value="0.12270913" calcext:value-type="float">
            <text:p>0.12270913</text:p>
          </table:table-cell>
          <table:table-cell office:value-type="float" office:value="5.081704" calcext:value-type="float">
            <text:p>5.081704</text:p>
          </table:table-cell>
          <table:table-cell office:value-type="float" office:value="0.12593435" calcext:value-type="float">
            <text:p>0.12593435</text:p>
          </table:table-cell>
          <table:table-cell office:value-type="float" office:value="1.4523755" calcext:value-type="float">
            <text:p>1.4523755</text:p>
          </table:table-cell>
          <table:table-cell office:value-type="float" office:value="3.670971" calcext:value-type="float">
            <text:p>3.670971</text:p>
          </table:table-cell>
          <table:table-cell office:value-type="float" office:value="1.6933988" calcext:value-type="float">
            <text:p>1.6933988</text:p>
          </table:table-cell>
          <table:table-cell office:value-type="float" office:value="0.4939394" calcext:value-type="float">
            <text:p>0.4939394</text:p>
          </table:table-cell>
          <table:table-cell office:value-type="float" office:value="1.9286166" calcext:value-type="float">
            <text:p>1.9286166</text:p>
          </table:table-cell>
          <table:table-cell office:value-type="float" office:value="0.13752271" calcext:value-type="float">
            <text:p>0.13752271</text:p>
          </table:table-cell>
          <table:table-cell office:value-type="float" office:value="0.16563883" calcext:value-type="float">
            <text:p>0.16563883</text:p>
          </table:table-cell>
          <table:table-cell table:formula="of:=AVERAGE([.B108:.K108])" office:value-type="float" office:value="1.487281032" calcext:value-type="float">
            <text:p>1.487281032</text:p>
          </table:table-cell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office:value-type="float" office:value="0.19755256" calcext:value-type="float">
            <text:p>0.19755256</text:p>
          </table:table-cell>
          <table:table-cell office:value-type="float" office:value="4.958544" calcext:value-type="float">
            <text:p>4.958544</text:p>
          </table:table-cell>
          <table:table-cell office:value-type="float" office:value="0.12723483" calcext:value-type="float">
            <text:p>0.12723483</text:p>
          </table:table-cell>
          <table:table-cell office:value-type="float" office:value="1.382574" calcext:value-type="float">
            <text:p>1.382574</text:p>
          </table:table-cell>
          <table:table-cell office:value-type="float" office:value="3.6655405" calcext:value-type="float">
            <text:p>3.6655405</text:p>
          </table:table-cell>
          <table:table-cell office:value-type="float" office:value="1.5623268" calcext:value-type="float">
            <text:p>1.5623268</text:p>
          </table:table-cell>
          <table:table-cell office:value-type="float" office:value="0.4953" calcext:value-type="float">
            <text:p>0.4953</text:p>
          </table:table-cell>
          <table:table-cell office:value-type="float" office:value="1.9236976" calcext:value-type="float">
            <text:p>1.9236976</text:p>
          </table:table-cell>
          <table:table-cell office:value-type="float" office:value="0.13945778" calcext:value-type="float">
            <text:p>0.13945778</text:p>
          </table:table-cell>
          <table:table-cell office:value-type="float" office:value="0.13481411" calcext:value-type="float">
            <text:p>0.13481411</text:p>
          </table:table-cell>
          <table:table-cell table:formula="of:=AVERAGE([.B109:.K109])" office:value-type="float" office:value="1.458704218" calcext:value-type="float">
            <text:p>1.458704218</text:p>
          </table:table-cell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office:value-type="float" office:value="0.05959131" calcext:value-type="float">
            <text:p>0.05959131</text:p>
          </table:table-cell>
          <table:table-cell office:value-type="float" office:value="5.0258613" calcext:value-type="float">
            <text:p>5.0258613</text:p>
          </table:table-cell>
          <table:table-cell office:value-type="float" office:value="0.12723483" calcext:value-type="float">
            <text:p>0.12723483</text:p>
          </table:table-cell>
          <table:table-cell office:value-type="float" office:value="0.37889698" calcext:value-type="float">
            <text:p>0.37889698</text:p>
          </table:table-cell>
          <table:table-cell office:value-type="float" office:value="3.6629994" calcext:value-type="float">
            <text:p>3.6629994</text:p>
          </table:table-cell>
          <table:table-cell office:value-type="float" office:value="1.6618235" calcext:value-type="float">
            <text:p>1.6618235</text:p>
          </table:table-cell>
          <table:table-cell office:value-type="float" office:value="0.526505" calcext:value-type="float">
            <text:p>0.526505</text:p>
          </table:table-cell>
          <table:table-cell office:value-type="float" office:value="1.927901" calcext:value-type="float">
            <text:p>1.927901</text:p>
          </table:table-cell>
          <table:table-cell office:value-type="float" office:value="0.14031771" calcext:value-type="float">
            <text:p>0.14031771</text:p>
          </table:table-cell>
          <table:table-cell office:value-type="float" office:value="0.16076875" calcext:value-type="float">
            <text:p>0.16076875</text:p>
          </table:table-cell>
          <table:table-cell table:formula="of:=AVERAGE([.B110:.K110])" office:value-type="float" office:value="1.367189978" calcext:value-type="float">
            <text:p>1.367189978</text:p>
          </table:table-cell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office:value-type="float" office:value="0.120597735" calcext:value-type="float">
            <text:p>0.120597735</text:p>
          </table:table-cell>
          <table:table-cell office:value-type="float" office:value="4.3134594" calcext:value-type="float">
            <text:p>4.3134594</text:p>
          </table:table-cell>
          <table:table-cell office:value-type="float" office:value="0.10366584" calcext:value-type="float">
            <text:p>0.10366584</text:p>
          </table:table-cell>
          <table:table-cell office:value-type="float" office:value="1.2763343" calcext:value-type="float">
            <text:p>1.2763343</text:p>
          </table:table-cell>
          <table:table-cell office:value-type="float" office:value="3.6632586" calcext:value-type="float">
            <text:p>3.6632586</text:p>
          </table:table-cell>
          <table:table-cell office:value-type="float" office:value="1.6254538" calcext:value-type="float">
            <text:p>1.6254538</text:p>
          </table:table-cell>
          <table:table-cell office:value-type="float" office:value="0.57827055" calcext:value-type="float">
            <text:p>0.57827055</text:p>
          </table:table-cell>
          <table:table-cell office:value-type="float" office:value="1.5483563" calcext:value-type="float">
            <text:p>1.5483563</text:p>
          </table:table-cell>
          <table:table-cell office:value-type="float" office:value="0.10843978" calcext:value-type="float">
            <text:p>0.10843978</text:p>
          </table:table-cell>
          <table:table-cell office:value-type="float" office:value="0.13961342" calcext:value-type="float">
            <text:p>0.13961342</text:p>
          </table:table-cell>
          <table:table-cell table:formula="of:=AVERAGE([.B111:.K111])" office:value-type="float" office:value="1.3477449725" calcext:value-type="float">
            <text:p>1.3477449725</text:p>
          </table:table-cell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office:value-type="float" office:value="0.15805608" calcext:value-type="float">
            <text:p>0.15805608</text:p>
          </table:table-cell>
          <table:table-cell office:value-type="float" office:value="5.1427946" calcext:value-type="float">
            <text:p>5.1427946</text:p>
          </table:table-cell>
          <table:table-cell office:value-type="float" office:value="0.121004" calcext:value-type="float">
            <text:p>0.121004</text:p>
          </table:table-cell>
          <table:table-cell office:value-type="float" office:value="1.3506266" calcext:value-type="float">
            <text:p>1.3506266</text:p>
          </table:table-cell>
          <table:table-cell office:value-type="float" office:value="3.5618534" calcext:value-type="float">
            <text:p>3.5618534</text:p>
          </table:table-cell>
          <table:table-cell office:value-type="float" office:value="1.6785203" calcext:value-type="float">
            <text:p>1.6785203</text:p>
          </table:table-cell>
          <table:table-cell office:value-type="float" office:value="0.5823107" calcext:value-type="float">
            <text:p>0.5823107</text:p>
          </table:table-cell>
          <table:table-cell office:value-type="float" office:value="1.6388345" calcext:value-type="float">
            <text:p>1.6388345</text:p>
          </table:table-cell>
          <table:table-cell office:value-type="float" office:value="0.14496088" calcext:value-type="float">
            <text:p>0.14496088</text:p>
          </table:table-cell>
          <table:table-cell office:value-type="float" office:value="0.14091882" calcext:value-type="float">
            <text:p>0.14091882</text:p>
          </table:table-cell>
          <table:table-cell table:formula="of:=AVERAGE([.B112:.K112])" office:value-type="float" office:value="1.451987988" calcext:value-type="float">
            <text:p>1.451987988</text:p>
          </table:table-cell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office:value-type="float" office:value="0.12270913" calcext:value-type="float">
            <text:p>0.12270913</text:p>
          </table:table-cell>
          <table:table-cell office:value-type="float" office:value="4.834579" calcext:value-type="float">
            <text:p>4.834579</text:p>
          </table:table-cell>
          <table:table-cell office:value-type="float" office:value="0.1202954" calcext:value-type="float">
            <text:p>0.1202954</text:p>
          </table:table-cell>
          <table:table-cell office:value-type="float" office:value="1.3314941" calcext:value-type="float">
            <text:p>1.3314941</text:p>
          </table:table-cell>
          <table:table-cell office:value-type="float" office:value="3.6459796" calcext:value-type="float">
            <text:p>3.6459796</text:p>
          </table:table-cell>
          <table:table-cell office:value-type="float" office:value="1.593132" calcext:value-type="float">
            <text:p>1.593132</text:p>
          </table:table-cell>
          <table:table-cell office:value-type="float" office:value="0.64492035" calcext:value-type="float">
            <text:p>0.64492035</text:p>
          </table:table-cell>
          <table:table-cell office:value-type="float" office:value="1.6562833" calcext:value-type="float">
            <text:p>1.6562833</text:p>
          </table:table-cell>
          <table:table-cell office:value-type="float" office:value="0.10843978" calcext:value-type="float">
            <text:p>0.10843978</text:p>
          </table:table-cell>
          <table:table-cell office:value-type="float" office:value="0.13399658" calcext:value-type="float">
            <text:p>0.13399658</text:p>
          </table:table-cell>
          <table:table-cell table:formula="of:=AVERAGE([.B113:.K113])" office:value-type="float" office:value="1.419182924" calcext:value-type="float">
            <text:p>1.419182924</text:p>
          </table:table-cell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office:value-type="float" office:value="0.12270913" calcext:value-type="float">
            <text:p>0.12270913</text:p>
          </table:table-cell>
          <table:table-cell office:value-type="float" office:value="5.1422987" calcext:value-type="float">
            <text:p>5.1422987</text:p>
          </table:table-cell>
          <table:table-cell office:value-type="float" office:value="0.12769295" calcext:value-type="float">
            <text:p>0.12769295</text:p>
          </table:table-cell>
          <table:table-cell office:value-type="float" office:value="1.3314941" calcext:value-type="float">
            <text:p>1.3314941</text:p>
          </table:table-cell>
          <table:table-cell office:value-type="float" office:value="3.6575365" calcext:value-type="float">
            <text:p>3.6575365</text:p>
          </table:table-cell>
          <table:table-cell office:value-type="float" office:value="1.6622412" calcext:value-type="float">
            <text:p>1.6622412</text:p>
          </table:table-cell>
          <table:table-cell office:value-type="float" office:value="0.38739768" calcext:value-type="float">
            <text:p>0.38739768</text:p>
          </table:table-cell>
          <table:table-cell office:value-type="float" office:value="1.7924619" calcext:value-type="float">
            <text:p>1.7924619</text:p>
          </table:table-cell>
          <table:table-cell office:value-type="float" office:value="0.10843978" calcext:value-type="float">
            <text:p>0.10843978</text:p>
          </table:table-cell>
          <table:table-cell office:value-type="float" office:value="0.13399658" calcext:value-type="float">
            <text:p>0.13399658</text:p>
          </table:table-cell>
          <table:table-cell table:formula="of:=AVERAGE([.B114:.K114])" office:value-type="float" office:value="1.446626852" calcext:value-type="float">
            <text:p>1.446626852</text:p>
          </table:table-cell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office:value-type="float" office:value="0.065293975" calcext:value-type="float">
            <text:p>0.065293975</text:p>
          </table:table-cell>
          <table:table-cell office:value-type="float" office:value="5.0527005" calcext:value-type="float">
            <text:p>5.0527005</text:p>
          </table:table-cell>
          <table:table-cell office:value-type="float" office:value="0.1406409" calcext:value-type="float">
            <text:p>0.1406409</text:p>
          </table:table-cell>
          <table:table-cell office:value-type="float" office:value="1.3332387" calcext:value-type="float">
            <text:p>1.3332387</text:p>
          </table:table-cell>
          <table:table-cell office:value-type="float" office:value="3.6019244" calcext:value-type="float">
            <text:p>3.6019244</text:p>
          </table:table-cell>
          <table:table-cell office:value-type="float" office:value="1.6938387" calcext:value-type="float">
            <text:p>1.6938387</text:p>
          </table:table-cell>
          <table:table-cell office:value-type="float" office:value="0.5352773" calcext:value-type="float">
            <text:p>0.5352773</text:p>
          </table:table-cell>
          <table:table-cell office:value-type="float" office:value="1.9284208" calcext:value-type="float">
            <text:p>1.9284208</text:p>
          </table:table-cell>
          <table:table-cell office:value-type="float" office:value="0.10396967" calcext:value-type="float">
            <text:p>0.10396967</text:p>
          </table:table-cell>
          <table:table-cell office:value-type="float" office:value="0.13688853" calcext:value-type="float">
            <text:p>0.13688853</text:p>
          </table:table-cell>
          <table:table-cell table:formula="of:=AVERAGE([.B115:.K115])" office:value-type="float" office:value="1.4592193475" calcext:value-type="float">
            <text:p>1.4592193475</text:p>
          </table:table-cell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office:value-type="float" office:value="0.15943477" calcext:value-type="float">
            <text:p>0.15943477</text:p>
          </table:table-cell>
          <table:table-cell office:value-type="float" office:value="5.2091236" calcext:value-type="float">
            <text:p>5.2091236</text:p>
          </table:table-cell>
          <table:table-cell office:value-type="float" office:value="0.11111251" calcext:value-type="float">
            <text:p>0.11111251</text:p>
          </table:table-cell>
          <table:table-cell office:value-type="float" office:value="1.3827602" calcext:value-type="float">
            <text:p>1.3827602</text:p>
          </table:table-cell>
          <table:table-cell office:value-type="float" office:value="3.6352274" calcext:value-type="float">
            <text:p>3.6352274</text:p>
          </table:table-cell>
          <table:table-cell office:value-type="float" office:value="1.6954914" calcext:value-type="float">
            <text:p>1.6954914</text:p>
          </table:table-cell>
          <table:table-cell office:value-type="float" office:value="0.62429506" calcext:value-type="float">
            <text:p>0.62429506</text:p>
          </table:table-cell>
          <table:table-cell office:value-type="float" office:value="1.9242263" calcext:value-type="float">
            <text:p>1.9242263</text:p>
          </table:table-cell>
          <table:table-cell office:value-type="float" office:value="0.13366127" calcext:value-type="float">
            <text:p>0.13366127</text:p>
          </table:table-cell>
          <table:table-cell office:value-type="float" office:value="0.14630257" calcext:value-type="float">
            <text:p>0.14630257</text:p>
          </table:table-cell>
          <table:table-cell table:formula="of:=AVERAGE([.B116:.K116])" office:value-type="float" office:value="1.502163508" calcext:value-type="float">
            <text:p>1.502163508</text:p>
          </table:table-cell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office:value-type="float" office:value="0.07217398" calcext:value-type="float">
            <text:p>0.07217398</text:p>
          </table:table-cell>
          <table:table-cell office:value-type="float" office:value="5.2197347" calcext:value-type="float">
            <text:p>5.2197347</text:p>
          </table:table-cell>
          <table:table-cell office:value-type="float" office:value="0.10394011" calcext:value-type="float">
            <text:p>0.10394011</text:p>
          </table:table-cell>
          <table:table-cell office:value-type="float" office:value="1.3836509" calcext:value-type="float">
            <text:p>1.3836509</text:p>
          </table:table-cell>
          <table:table-cell office:value-type="float" office:value="3.6652973" calcext:value-type="float">
            <text:p>3.6652973</text:p>
          </table:table-cell>
          <table:table-cell office:value-type="float" office:value="1.6955448" calcext:value-type="float">
            <text:p>1.6955448</text:p>
          </table:table-cell>
          <table:table-cell office:value-type="float" office:value="0.5771094" calcext:value-type="float">
            <text:p>0.5771094</text:p>
          </table:table-cell>
          <table:table-cell office:value-type="float" office:value="1.923247" calcext:value-type="float">
            <text:p>1.923247</text:p>
          </table:table-cell>
          <table:table-cell office:value-type="float" office:value="0.14550814" calcext:value-type="float">
            <text:p>0.14550814</text:p>
          </table:table-cell>
          <table:table-cell office:value-type="float" office:value="0.14139158" calcext:value-type="float">
            <text:p>0.14139158</text:p>
          </table:table-cell>
          <table:table-cell table:formula="of:=AVERAGE([.B117:.K117])" office:value-type="float" office:value="1.492759791" calcext:value-type="float">
            <text:p>1.492759791</text:p>
          </table:table-cell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office:value-type="float" office:value="0.06476175" calcext:value-type="float">
            <text:p>0.06476175</text:p>
          </table:table-cell>
          <table:table-cell office:value-type="float" office:value="2.4331887" calcext:value-type="float">
            <text:p>2.4331887</text:p>
          </table:table-cell>
          <table:table-cell office:value-type="float" office:value="0.12543713" calcext:value-type="float">
            <text:p>0.12543713</text:p>
          </table:table-cell>
          <table:table-cell office:value-type="float" office:value="1.3879641" calcext:value-type="float">
            <text:p>1.3879641</text:p>
          </table:table-cell>
          <table:table-cell office:value-type="float" office:value="3.6656678" calcext:value-type="float">
            <text:p>3.6656678</text:p>
          </table:table-cell>
          <table:table-cell office:value-type="float" office:value="1.8336693" calcext:value-type="float">
            <text:p>1.8336693</text:p>
          </table:table-cell>
          <table:table-cell office:value-type="float" office:value="0.62600154" calcext:value-type="float">
            <text:p>0.62600154</text:p>
          </table:table-cell>
          <table:table-cell office:value-type="float" office:value="1.9279088" calcext:value-type="float">
            <text:p>1.9279088</text:p>
          </table:table-cell>
          <table:table-cell office:value-type="float" office:value="0.14572561" calcext:value-type="float">
            <text:p>0.14572561</text:p>
          </table:table-cell>
          <table:table-cell office:value-type="float" office:value="0.14068009" calcext:value-type="float">
            <text:p>0.14068009</text:p>
          </table:table-cell>
          <table:table-cell table:formula="of:=AVERAGE([.B118:.K118])" office:value-type="float" office:value="1.235100482" calcext:value-type="float">
            <text:p>1.235100482</text:p>
          </table:table-cell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office:value-type="float" office:value="0.19970974" calcext:value-type="float">
            <text:p>0.19970974</text:p>
          </table:table-cell>
          <table:table-cell office:value-type="float" office:value="4.7553387" calcext:value-type="float">
            <text:p>4.7553387</text:p>
          </table:table-cell>
          <table:table-cell office:value-type="float" office:value="0.22814068" calcext:value-type="float">
            <text:p>0.22814068</text:p>
          </table:table-cell>
          <table:table-cell office:value-type="float" office:value="1.3879641" calcext:value-type="float">
            <text:p>1.3879641</text:p>
          </table:table-cell>
          <table:table-cell office:value-type="float" office:value="3.6644614" calcext:value-type="float">
            <text:p>3.6644614</text:p>
          </table:table-cell>
          <table:table-cell office:value-type="float" office:value="1.8361336" calcext:value-type="float">
            <text:p>1.8361336</text:p>
          </table:table-cell>
          <table:table-cell office:value-type="float" office:value="0.6424838" calcext:value-type="float">
            <text:p>0.6424838</text:p>
          </table:table-cell>
          <table:table-cell office:value-type="float" office:value="1.7137464" calcext:value-type="float">
            <text:p>1.7137464</text:p>
          </table:table-cell>
          <table:table-cell office:value-type="float" office:value="0.12483795" calcext:value-type="float">
            <text:p>0.12483795</text:p>
          </table:table-cell>
          <table:table-cell office:value-type="float" office:value="0.13353553" calcext:value-type="float">
            <text:p>0.13353553</text:p>
          </table:table-cell>
          <table:table-cell table:formula="of:=AVERAGE([.B119:.K119])" office:value-type="float" office:value="1.46863519" calcext:value-type="float">
            <text:p>1.46863519</text:p>
          </table:table-cell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office:value-type="float" office:value="0.19970974" calcext:value-type="float">
            <text:p>0.19970974</text:p>
          </table:table-cell>
          <table:table-cell office:value-type="float" office:value="5.092736" calcext:value-type="float">
            <text:p>5.092736</text:p>
          </table:table-cell>
          <table:table-cell office:value-type="float" office:value="0.124304615" calcext:value-type="float">
            <text:p>0.124304615</text:p>
          </table:table-cell>
          <table:table-cell office:value-type="float" office:value="1.3412026" calcext:value-type="float">
            <text:p>1.3412026</text:p>
          </table:table-cell>
          <table:table-cell office:value-type="float" office:value="3.6691988" calcext:value-type="float">
            <text:p>3.6691988</text:p>
          </table:table-cell>
          <table:table-cell office:value-type="float" office:value="1.6952763" calcext:value-type="float">
            <text:p>1.6952763</text:p>
          </table:table-cell>
          <table:table-cell office:value-type="float" office:value="0.5771282" calcext:value-type="float">
            <text:p>0.5771282</text:p>
          </table:table-cell>
          <table:table-cell office:value-type="float" office:value="1.9277209" calcext:value-type="float">
            <text:p>1.9277209</text:p>
          </table:table-cell>
          <table:table-cell office:value-type="float" office:value="0.116792835" calcext:value-type="float">
            <text:p>0.116792835</text:p>
          </table:table-cell>
          <table:table-cell office:value-type="float" office:value="0.13169347" calcext:value-type="float">
            <text:p>0.13169347</text:p>
          </table:table-cell>
          <table:table-cell table:formula="of:=AVERAGE([.B120:.K120])" office:value-type="float" office:value="1.487576346" calcext:value-type="float">
            <text:p>1.487576346</text:p>
          </table:table-cell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office:value-type="float" office:value="0.200487" calcext:value-type="float">
            <text:p>0.200487</text:p>
          </table:table-cell>
          <table:table-cell office:value-type="float" office:value="5.11446" calcext:value-type="float">
            <text:p>5.11446</text:p>
          </table:table-cell>
          <table:table-cell office:value-type="float" office:value="0.22814068" calcext:value-type="float">
            <text:p>0.22814068</text:p>
          </table:table-cell>
          <table:table-cell office:value-type="float" office:value="1.381769" calcext:value-type="float">
            <text:p>1.381769</text:p>
          </table:table-cell>
          <table:table-cell office:value-type="float" office:value="3.668783" calcext:value-type="float">
            <text:p>3.668783</text:p>
          </table:table-cell>
          <table:table-cell office:value-type="float" office:value="1.9251558" calcext:value-type="float">
            <text:p>1.9251558</text:p>
          </table:table-cell>
          <table:table-cell office:value-type="float" office:value="0.5744417" calcext:value-type="float">
            <text:p>0.5744417</text:p>
          </table:table-cell>
          <table:table-cell office:value-type="float" office:value="1.8523427" calcext:value-type="float">
            <text:p>1.8523427</text:p>
          </table:table-cell>
          <table:table-cell office:value-type="float" office:value="0.09934243" calcext:value-type="float">
            <text:p>0.09934243</text:p>
          </table:table-cell>
          <table:table-cell office:value-type="float" office:value="0.13642573" calcext:value-type="float">
            <text:p>0.13642573</text:p>
          </table:table-cell>
          <table:table-cell table:formula="of:=AVERAGE([.B121:.K121])" office:value-type="float" office:value="1.518134804" calcext:value-type="float">
            <text:p>1.518134804</text:p>
          </table:table-cell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office:value-type="float" office:value="0.20100977" calcext:value-type="float">
            <text:p>0.20100977</text:p>
          </table:table-cell>
          <table:table-cell office:value-type="float" office:value="5.22608" calcext:value-type="float">
            <text:p>5.22608</text:p>
          </table:table-cell>
          <table:table-cell office:value-type="float" office:value="0.12958977" calcext:value-type="float">
            <text:p>0.12958977</text:p>
          </table:table-cell>
          <table:table-cell office:value-type="float" office:value="1.3896664" calcext:value-type="float">
            <text:p>1.3896664</text:p>
          </table:table-cell>
          <table:table-cell office:value-type="float" office:value="3.6431768" calcext:value-type="float">
            <text:p>3.6431768</text:p>
          </table:table-cell>
          <table:table-cell office:value-type="float" office:value="1.8930697" calcext:value-type="float">
            <text:p>1.8930697</text:p>
          </table:table-cell>
          <table:table-cell office:value-type="float" office:value="0.64492035" calcext:value-type="float">
            <text:p>0.64492035</text:p>
          </table:table-cell>
          <table:table-cell office:value-type="float" office:value="1.9369804" calcext:value-type="float">
            <text:p>1.9369804</text:p>
          </table:table-cell>
          <table:table-cell office:value-type="float" office:value="0.10034513" calcext:value-type="float">
            <text:p>0.10034513</text:p>
          </table:table-cell>
          <table:table-cell office:value-type="float" office:value="0.13642573" calcext:value-type="float">
            <text:p>0.13642573</text:p>
          </table:table-cell>
          <table:table-cell table:formula="of:=AVERAGE([.B122:.K122])" office:value-type="float" office:value="1.530126405" calcext:value-type="float">
            <text:p>1.530126405</text:p>
          </table:table-cell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office:value-type="float" office:value="0.20126949" calcext:value-type="float">
            <text:p>0.20126949</text:p>
          </table:table-cell>
          <table:table-cell office:value-type="float" office:value="5.149793" calcext:value-type="float">
            <text:p>5.149793</text:p>
          </table:table-cell>
          <table:table-cell office:value-type="float" office:value="0.28171074" calcext:value-type="float">
            <text:p>0.28171074</text:p>
          </table:table-cell>
          <table:table-cell office:value-type="float" office:value="1.3945727" calcext:value-type="float">
            <text:p>1.3945727</text:p>
          </table:table-cell>
          <table:table-cell office:value-type="float" office:value="3.801744" calcext:value-type="float">
            <text:p>3.801744</text:p>
          </table:table-cell>
          <table:table-cell office:value-type="float" office:value="1.8930697" calcext:value-type="float">
            <text:p>1.8930697</text:p>
          </table:table-cell>
          <table:table-cell office:value-type="float" office:value="0.53027" calcext:value-type="float">
            <text:p>0.53027</text:p>
          </table:table-cell>
          <table:table-cell office:value-type="float" office:value="1.9287448" calcext:value-type="float">
            <text:p>1.9287448</text:p>
          </table:table-cell>
          <table:table-cell office:value-type="float" office:value="0.10014389" calcext:value-type="float">
            <text:p>0.10014389</text:p>
          </table:table-cell>
          <table:table-cell office:value-type="float" office:value="0.1451761" calcext:value-type="float">
            <text:p>0.1451761</text:p>
          </table:table-cell>
          <table:table-cell table:formula="of:=AVERAGE([.B123:.K123])" office:value-type="float" office:value="1.542649442" calcext:value-type="float">
            <text:p>1.542649442</text:p>
          </table:table-cell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office:value-type="float" office:value="0.35271132" calcext:value-type="float">
            <text:p>0.35271132</text:p>
          </table:table-cell>
          <table:table-cell office:value-type="float" office:value="5.262711" calcext:value-type="float">
            <text:p>5.262711</text:p>
          </table:table-cell>
          <table:table-cell office:value-type="float" office:value="0.27145126" calcext:value-type="float">
            <text:p>0.27145126</text:p>
          </table:table-cell>
          <table:table-cell office:value-type="float" office:value="1.3945727" calcext:value-type="float">
            <text:p>1.3945727</text:p>
          </table:table-cell>
          <table:table-cell office:value-type="float" office:value="3.5628996" calcext:value-type="float">
            <text:p>3.5628996</text:p>
          </table:table-cell>
          <table:table-cell office:value-type="float" office:value="1.7918763" calcext:value-type="float">
            <text:p>1.7918763</text:p>
          </table:table-cell>
          <table:table-cell office:value-type="float" office:value="0.64006776" calcext:value-type="float">
            <text:p>0.64006776</text:p>
          </table:table-cell>
          <table:table-cell office:value-type="float" office:value="1.7723638" calcext:value-type="float">
            <text:p>1.7723638</text:p>
          </table:table-cell>
          <table:table-cell office:value-type="float" office:value="0.10034164" calcext:value-type="float">
            <text:p>0.10034164</text:p>
          </table:table-cell>
          <table:table-cell office:value-type="float" office:value="0.15641849" calcext:value-type="float">
            <text:p>0.15641849</text:p>
          </table:table-cell>
          <table:table-cell table:formula="of:=AVERAGE([.B124:.K124])" office:value-type="float" office:value="1.530541387" calcext:value-type="float">
            <text:p>1.530541387</text:p>
          </table:table-cell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office:value-type="float" office:value="0.19988295" calcext:value-type="float">
            <text:p>0.19988295</text:p>
          </table:table-cell>
          <table:table-cell office:value-type="float" office:value="5.373759" calcext:value-type="float">
            <text:p>5.373759</text:p>
          </table:table-cell>
          <table:table-cell office:value-type="float" office:value="0.18270683" calcext:value-type="float">
            <text:p>0.18270683</text:p>
          </table:table-cell>
          <table:table-cell office:value-type="float" office:value="1.3911052" calcext:value-type="float">
            <text:p>1.3911052</text:p>
          </table:table-cell>
          <table:table-cell office:value-type="float" office:value="3.7319205" calcext:value-type="float">
            <text:p>3.7319205</text:p>
          </table:table-cell>
          <table:table-cell office:value-type="float" office:value="1.9255515" calcext:value-type="float">
            <text:p>1.9255515</text:p>
          </table:table-cell>
          <table:table-cell office:value-type="float" office:value="0.49954036" calcext:value-type="float">
            <text:p>0.49954036</text:p>
          </table:table-cell>
          <table:table-cell office:value-type="float" office:value="1.9910847" calcext:value-type="float">
            <text:p>1.9910847</text:p>
          </table:table-cell>
          <table:table-cell office:value-type="float" office:value="0.09986232" calcext:value-type="float">
            <text:p>0.09986232</text:p>
          </table:table-cell>
          <table:table-cell office:value-type="float" office:value="0.15081362" calcext:value-type="float">
            <text:p>0.15081362</text:p>
          </table:table-cell>
          <table:table-cell table:formula="of:=AVERAGE([.B125:.K125])" office:value-type="float" office:value="1.554622698" calcext:value-type="float">
            <text:p>1.554622698</text:p>
          </table:table-cell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office:value-type="float" office:value="0.20423563" calcext:value-type="float">
            <text:p>0.20423563</text:p>
          </table:table-cell>
          <table:table-cell office:value-type="float" office:value="5.298167" calcext:value-type="float">
            <text:p>5.298167</text:p>
          </table:table-cell>
          <table:table-cell office:value-type="float" office:value="0.1628992" calcext:value-type="float">
            <text:p>0.1628992</text:p>
          </table:table-cell>
          <table:table-cell office:value-type="float" office:value="1.3963288" calcext:value-type="float">
            <text:p>1.3963288</text:p>
          </table:table-cell>
          <table:table-cell office:value-type="float" office:value="3.6392953" calcext:value-type="float">
            <text:p>3.6392953</text:p>
          </table:table-cell>
          <table:table-cell office:value-type="float" office:value="1.8038185" calcext:value-type="float">
            <text:p>1.8038185</text:p>
          </table:table-cell>
          <table:table-cell office:value-type="float" office:value="0.49950573" calcext:value-type="float">
            <text:p>0.49950573</text:p>
          </table:table-cell>
          <table:table-cell office:value-type="float" office:value="2.0143294" calcext:value-type="float">
            <text:p>2.0143294</text:p>
          </table:table-cell>
          <table:table-cell office:value-type="float" office:value="0.10906048" calcext:value-type="float">
            <text:p>0.10906048</text:p>
          </table:table-cell>
          <table:table-cell office:value-type="float" office:value="0.15641849" calcext:value-type="float">
            <text:p>0.15641849</text:p>
          </table:table-cell>
          <table:table-cell table:formula="of:=AVERAGE([.B126:.K126])" office:value-type="float" office:value="1.528405853" calcext:value-type="float">
            <text:p>1.528405853</text:p>
          </table:table-cell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office:value-type="float" office:value="0.38612866" calcext:value-type="float">
            <text:p>0.38612866</text:p>
          </table:table-cell>
          <table:table-cell office:value-type="float" office:value="5.2815256" calcext:value-type="float">
            <text:p>5.2815256</text:p>
          </table:table-cell>
          <table:table-cell office:value-type="float" office:value="0.2627419" calcext:value-type="float">
            <text:p>0.2627419</text:p>
          </table:table-cell>
          <table:table-cell office:value-type="float" office:value="1.2047758" calcext:value-type="float">
            <text:p>1.2047758</text:p>
          </table:table-cell>
          <table:table-cell office:value-type="float" office:value="3.5631967" calcext:value-type="float">
            <text:p>3.5631967</text:p>
          </table:table-cell>
          <table:table-cell office:value-type="float" office:value="1.8926406" calcext:value-type="float">
            <text:p>1.8926406</text:p>
          </table:table-cell>
          <table:table-cell office:value-type="float" office:value="0.5774107" calcext:value-type="float">
            <text:p>0.5774107</text:p>
          </table:table-cell>
          <table:table-cell office:value-type="float" office:value="2.1051571" calcext:value-type="float">
            <text:p>2.1051571</text:p>
          </table:table-cell>
          <table:table-cell office:value-type="float" office:value="0.10898563" calcext:value-type="float">
            <text:p>0.10898563</text:p>
          </table:table-cell>
          <table:table-cell office:value-type="float" office:value="0.16480243" calcext:value-type="float">
            <text:p>0.16480243</text:p>
          </table:table-cell>
          <table:table-cell table:formula="of:=AVERAGE([.B127:.K127])" office:value-type="float" office:value="1.554736512" calcext:value-type="float">
            <text:p>1.554736512</text:p>
          </table:table-cell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office:value-type="float" office:value="0.38564092" calcext:value-type="float">
            <text:p>0.38564092</text:p>
          </table:table-cell>
          <table:table-cell office:value-type="float" office:value="5.358546" calcext:value-type="float">
            <text:p>5.358546</text:p>
          </table:table-cell>
          <table:table-cell office:value-type="float" office:value="0.2627419" calcext:value-type="float">
            <text:p>0.2627419</text:p>
          </table:table-cell>
          <table:table-cell office:value-type="float" office:value="1.4180739" calcext:value-type="float">
            <text:p>1.4180739</text:p>
          </table:table-cell>
          <table:table-cell office:value-type="float" office:value="3.665654" calcext:value-type="float">
            <text:p>3.665654</text:p>
          </table:table-cell>
          <table:table-cell office:value-type="float" office:value="1.7918328" calcext:value-type="float">
            <text:p>1.7918328</text:p>
          </table:table-cell>
          <table:table-cell office:value-type="float" office:value="0.6448587" calcext:value-type="float">
            <text:p>0.6448587</text:p>
          </table:table-cell>
          <table:table-cell office:value-type="float" office:value="2.0368695" calcext:value-type="float">
            <text:p>2.0368695</text:p>
          </table:table-cell>
          <table:table-cell office:value-type="float" office:value="0.10207964" calcext:value-type="float">
            <text:p>0.10207964</text:p>
          </table:table-cell>
          <table:table-cell office:value-type="float" office:value="0.19286552" calcext:value-type="float">
            <text:p>0.19286552</text:p>
          </table:table-cell>
          <table:table-cell table:formula="of:=AVERAGE([.B128:.K128])" office:value-type="float" office:value="1.585916288" calcext:value-type="float">
            <text:p>1.585916288</text:p>
          </table:table-cell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office:value-type="float" office:value="0.35501736" calcext:value-type="float">
            <text:p>0.35501736</text:p>
          </table:table-cell>
          <table:table-cell office:value-type="float" office:value="4.840851" calcext:value-type="float">
            <text:p>4.840851</text:p>
          </table:table-cell>
          <table:table-cell office:value-type="float" office:value="0.13552442" calcext:value-type="float">
            <text:p>0.13552442</text:p>
          </table:table-cell>
          <table:table-cell office:value-type="float" office:value="1.3129086" calcext:value-type="float">
            <text:p>1.3129086</text:p>
          </table:table-cell>
          <table:table-cell office:value-type="float" office:value="3.664795" calcext:value-type="float">
            <text:p>3.664795</text:p>
          </table:table-cell>
          <table:table-cell office:value-type="float" office:value="1.7900654" calcext:value-type="float">
            <text:p>1.7900654</text:p>
          </table:table-cell>
          <table:table-cell office:value-type="float" office:value="0.49950573" calcext:value-type="float">
            <text:p>0.49950573</text:p>
          </table:table-cell>
          <table:table-cell office:value-type="float" office:value="1.70924" calcext:value-type="float">
            <text:p>1.70924</text:p>
          </table:table-cell>
          <table:table-cell office:value-type="float" office:value="0.10875648" calcext:value-type="float">
            <text:p>0.10875648</text:p>
          </table:table-cell>
          <table:table-cell office:value-type="float" office:value="0.16601637" calcext:value-type="float">
            <text:p>0.16601637</text:p>
          </table:table-cell>
          <table:table-cell table:formula="of:=AVERAGE([.B129:.K129])" office:value-type="float" office:value="1.458268036" calcext:value-type="float">
            <text:p>1.458268036</text:p>
          </table:table-cell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office:value-type="float" office:value="0.3945222" calcext:value-type="float">
            <text:p>0.3945222</text:p>
          </table:table-cell>
          <table:table-cell office:value-type="float" office:value="5.0187654" calcext:value-type="float">
            <text:p>5.0187654</text:p>
          </table:table-cell>
          <table:table-cell office:value-type="float" office:value="0.20453621" calcext:value-type="float">
            <text:p>0.20453621</text:p>
          </table:table-cell>
          <table:table-cell office:value-type="float" office:value="1.3131689" calcext:value-type="float">
            <text:p>1.3131689</text:p>
          </table:table-cell>
          <table:table-cell office:value-type="float" office:value="3.6667194" calcext:value-type="float">
            <text:p>3.6667194</text:p>
          </table:table-cell>
          <table:table-cell office:value-type="float" office:value="1.9351802" calcext:value-type="float">
            <text:p>1.9351802</text:p>
          </table:table-cell>
          <table:table-cell office:value-type="float" office:value="0.5703848" calcext:value-type="float">
            <text:p>0.5703848</text:p>
          </table:table-cell>
          <table:table-cell office:value-type="float" office:value="1.8601351" calcext:value-type="float">
            <text:p>1.8601351</text:p>
          </table:table-cell>
          <table:table-cell office:value-type="float" office:value="0.1068554" calcext:value-type="float">
            <text:p>0.1068554</text:p>
          </table:table-cell>
          <table:table-cell office:value-type="float" office:value="0.16084753" calcext:value-type="float">
            <text:p>0.16084753</text:p>
          </table:table-cell>
          <table:table-cell table:formula="of:=AVERAGE([.B130:.K130])" office:value-type="float" office:value="1.523111514" calcext:value-type="float">
            <text:p>1.523111514</text:p>
          </table:table-cell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office:value-type="float" office:value="0.17040887" calcext:value-type="float">
            <text:p>0.17040887</text:p>
          </table:table-cell>
          <table:table-cell office:value-type="float" office:value="4.8366394" calcext:value-type="float">
            <text:p>4.8366394</text:p>
          </table:table-cell>
          <table:table-cell office:value-type="float" office:value="0.26186803" calcext:value-type="float">
            <text:p>0.26186803</text:p>
          </table:table-cell>
          <table:table-cell office:value-type="float" office:value="1.4219007" calcext:value-type="float">
            <text:p>1.4219007</text:p>
          </table:table-cell>
          <table:table-cell office:value-type="float" office:value="3.6631815" calcext:value-type="float">
            <text:p>3.6631815</text:p>
          </table:table-cell>
          <table:table-cell office:value-type="float" office:value="2.0108216" calcext:value-type="float">
            <text:p>2.0108216</text:p>
          </table:table-cell>
          <table:table-cell office:value-type="float" office:value="0.5303787" calcext:value-type="float">
            <text:p>0.5303787</text:p>
          </table:table-cell>
          <table:table-cell office:value-type="float" office:value="2.0591133" calcext:value-type="float">
            <text:p>2.0591133</text:p>
          </table:table-cell>
          <table:table-cell office:value-type="float" office:value="0.09478535" calcext:value-type="float">
            <text:p>0.09478535</text:p>
          </table:table-cell>
          <table:table-cell office:value-type="float" office:value="0.16295965" calcext:value-type="float">
            <text:p>0.16295965</text:p>
          </table:table-cell>
          <table:table-cell table:formula="of:=AVERAGE([.B131:.K131])" office:value-type="float" office:value="1.52120571" calcext:value-type="float">
            <text:p>1.52120571</text:p>
          </table:table-cell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office:value-type="float" office:value="0.20031351" calcext:value-type="float">
            <text:p>0.20031351</text:p>
          </table:table-cell>
          <table:table-cell office:value-type="float" office:value="4.9099307" calcext:value-type="float">
            <text:p>4.9099307</text:p>
          </table:table-cell>
          <table:table-cell office:value-type="float" office:value="0.26269662" calcext:value-type="float">
            <text:p>0.26269662</text:p>
          </table:table-cell>
          <table:table-cell office:value-type="float" office:value="1.2047758" calcext:value-type="float">
            <text:p>1.2047758</text:p>
          </table:table-cell>
          <table:table-cell office:value-type="float" office:value="3.669397" calcext:value-type="float">
            <text:p>3.669397</text:p>
          </table:table-cell>
          <table:table-cell office:value-type="float" office:value="2.0099962" calcext:value-type="float">
            <text:p>2.0099962</text:p>
          </table:table-cell>
          <table:table-cell office:value-type="float" office:value="0.62644726" calcext:value-type="float">
            <text:p>0.62644726</text:p>
          </table:table-cell>
          <table:table-cell office:value-type="float" office:value="1.6643867" calcext:value-type="float">
            <text:p>1.6643867</text:p>
          </table:table-cell>
          <table:table-cell office:value-type="float" office:value="0.10207964" calcext:value-type="float">
            <text:p>0.10207964</text:p>
          </table:table-cell>
          <table:table-cell office:value-type="float" office:value="0.16253196" calcext:value-type="float">
            <text:p>0.16253196</text:p>
          </table:table-cell>
          <table:table-cell table:formula="of:=AVERAGE([.B132:.K132])" office:value-type="float" office:value="1.481255539" calcext:value-type="float">
            <text:p>1.481255539</text:p>
          </table:table-cell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office:value-type="float" office:value="0.45896527" calcext:value-type="float">
            <text:p>0.45896527</text:p>
          </table:table-cell>
          <table:table-cell office:value-type="float" office:value="4.7364726" calcext:value-type="float">
            <text:p>4.7364726</text:p>
          </table:table-cell>
          <table:table-cell office:value-type="float" office:value="0.27154988" calcext:value-type="float">
            <text:p>0.27154988</text:p>
          </table:table-cell>
          <table:table-cell office:value-type="float" office:value="1.3108171" calcext:value-type="float">
            <text:p>1.3108171</text:p>
          </table:table-cell>
          <table:table-cell office:value-type="float" office:value="3.7693765" calcext:value-type="float">
            <text:p>3.7693765</text:p>
          </table:table-cell>
          <table:table-cell office:value-type="float" office:value="1.8436925" calcext:value-type="float">
            <text:p>1.8436925</text:p>
          </table:table-cell>
          <table:table-cell office:value-type="float" office:value="0.49922925" calcext:value-type="float">
            <text:p>0.49922925</text:p>
          </table:table-cell>
          <table:table-cell office:value-type="float" office:value="2.370621" calcext:value-type="float">
            <text:p>2.370621</text:p>
          </table:table-cell>
          <table:table-cell office:value-type="float" office:value="0.108683385" calcext:value-type="float">
            <text:p>0.108683385</text:p>
          </table:table-cell>
          <table:table-cell office:value-type="float" office:value="0.13704154" calcext:value-type="float">
            <text:p>0.13704154</text:p>
          </table:table-cell>
          <table:table-cell table:formula="of:=AVERAGE([.B133:.K133])" office:value-type="float" office:value="1.5506449025" calcext:value-type="float">
            <text:p>1.5506449025</text:p>
          </table:table-cell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office:value-type="float" office:value="0.46122697" calcext:value-type="float">
            <text:p>0.46122697</text:p>
          </table:table-cell>
          <table:table-cell office:value-type="float" office:value="4.667043" calcext:value-type="float">
            <text:p>4.667043</text:p>
          </table:table-cell>
          <table:table-cell office:value-type="float" office:value="0.27170375" calcext:value-type="float">
            <text:p>0.27170375</text:p>
          </table:table-cell>
          <table:table-cell office:value-type="float" office:value="1.4190444" calcext:value-type="float">
            <text:p>1.4190444</text:p>
          </table:table-cell>
          <table:table-cell office:value-type="float" office:value="3.7245169" calcext:value-type="float">
            <text:p>3.7245169</text:p>
          </table:table-cell>
          <table:table-cell office:value-type="float" office:value="1.9141556" calcext:value-type="float">
            <text:p>1.9141556</text:p>
          </table:table-cell>
          <table:table-cell office:value-type="float" office:value="0.6439541" calcext:value-type="float">
            <text:p>0.6439541</text:p>
          </table:table-cell>
          <table:table-cell office:value-type="float" office:value="2.3722272" calcext:value-type="float">
            <text:p>2.3722272</text:p>
          </table:table-cell>
          <table:table-cell office:value-type="float" office:value="0.10875648" calcext:value-type="float">
            <text:p>0.10875648</text:p>
          </table:table-cell>
          <table:table-cell office:value-type="float" office:value="0.16360854" calcext:value-type="float">
            <text:p>0.16360854</text:p>
          </table:table-cell>
          <table:table-cell table:formula="of:=AVERAGE([.B134:.K134])" office:value-type="float" office:value="1.574623694" calcext:value-type="float">
            <text:p>1.574623694</text:p>
          </table:table-cell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office:value-type="float" office:value="0.46808484" calcext:value-type="float">
            <text:p>0.46808484</text:p>
          </table:table-cell>
          <table:table-cell office:value-type="float" office:value="4.8125925" calcext:value-type="float">
            <text:p>4.8125925</text:p>
          </table:table-cell>
          <table:table-cell office:value-type="float" office:value="0.2640953" calcext:value-type="float">
            <text:p>0.2640953</text:p>
          </table:table-cell>
          <table:table-cell office:value-type="float" office:value="1.2047758" calcext:value-type="float">
            <text:p>1.2047758</text:p>
          </table:table-cell>
          <table:table-cell office:value-type="float" office:value="3.7638602" calcext:value-type="float">
            <text:p>3.7638602</text:p>
          </table:table-cell>
          <table:table-cell office:value-type="float" office:value="1.6948494" calcext:value-type="float">
            <text:p>1.6948494</text:p>
          </table:table-cell>
          <table:table-cell office:value-type="float" office:value="0.49922925" calcext:value-type="float">
            <text:p>0.49922925</text:p>
          </table:table-cell>
          <table:table-cell office:value-type="float" office:value="2.3897648" calcext:value-type="float">
            <text:p>2.3897648</text:p>
          </table:table-cell>
          <table:table-cell office:value-type="float" office:value="0.10682378" calcext:value-type="float">
            <text:p>0.10682378</text:p>
          </table:table-cell>
          <table:table-cell office:value-type="float" office:value="0.13688406" calcext:value-type="float">
            <text:p>0.13688406</text:p>
          </table:table-cell>
          <table:table-cell table:formula="of:=AVERAGE([.B135:.K135])" office:value-type="float" office:value="1.534095993" calcext:value-type="float">
            <text:p>1.534095993</text:p>
          </table:table-cell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office:value-type="float" office:value="0.09888658" calcext:value-type="float">
            <text:p>0.09888658</text:p>
          </table:table-cell>
          <table:table-cell office:value-type="float" office:value="4.8512425" calcext:value-type="float">
            <text:p>4.8512425</text:p>
          </table:table-cell>
          <table:table-cell office:value-type="float" office:value="0.26914877" calcext:value-type="float">
            <text:p>0.26914877</text:p>
          </table:table-cell>
          <table:table-cell office:value-type="float" office:value="1.4262836" calcext:value-type="float">
            <text:p>1.4262836</text:p>
          </table:table-cell>
          <table:table-cell office:value-type="float" office:value="3.6649802" calcext:value-type="float">
            <text:p>3.6649802</text:p>
          </table:table-cell>
          <table:table-cell office:value-type="float" office:value="1.7889628" calcext:value-type="float">
            <text:p>1.7889628</text:p>
          </table:table-cell>
          <table:table-cell office:value-type="float" office:value="0.5303787" calcext:value-type="float">
            <text:p>0.5303787</text:p>
          </table:table-cell>
          <table:table-cell office:value-type="float" office:value="2.223855" calcext:value-type="float">
            <text:p>2.223855</text:p>
          </table:table-cell>
          <table:table-cell office:value-type="float" office:value="0.10906048" calcext:value-type="float">
            <text:p>0.10906048</text:p>
          </table:table-cell>
          <table:table-cell office:value-type="float" office:value="0.16253196" calcext:value-type="float">
            <text:p>0.16253196</text:p>
          </table:table-cell>
          <table:table-cell table:formula="of:=AVERAGE([.B136:.K136])" office:value-type="float" office:value="1.512533059" calcext:value-type="float">
            <text:p>1.512533059</text:p>
          </table:table-cell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office:value-type="float" office:value="0.071942076" calcext:value-type="float">
            <text:p>0.071942076</text:p>
          </table:table-cell>
          <table:table-cell office:value-type="float" office:value="4.825403" calcext:value-type="float">
            <text:p>4.825403</text:p>
          </table:table-cell>
          <table:table-cell office:value-type="float" office:value="0.27115735" calcext:value-type="float">
            <text:p>0.27115735</text:p>
          </table:table-cell>
          <table:table-cell office:value-type="float" office:value="1.4262836" calcext:value-type="float">
            <text:p>1.4262836</text:p>
          </table:table-cell>
          <table:table-cell office:value-type="float" office:value="3.7689507" calcext:value-type="float">
            <text:p>3.7689507</text:p>
          </table:table-cell>
          <table:table-cell office:value-type="float" office:value="1.8459622" calcext:value-type="float">
            <text:p>1.8459622</text:p>
          </table:table-cell>
          <table:table-cell office:value-type="float" office:value="0.5303787" calcext:value-type="float">
            <text:p>0.5303787</text:p>
          </table:table-cell>
          <table:table-cell office:value-type="float" office:value="2.4642122" calcext:value-type="float">
            <text:p>2.4642122</text:p>
          </table:table-cell>
          <table:table-cell office:value-type="float" office:value="0.1084623" calcext:value-type="float">
            <text:p>0.1084623</text:p>
          </table:table-cell>
          <table:table-cell office:value-type="float" office:value="0.15852998" calcext:value-type="float">
            <text:p>0.15852998</text:p>
          </table:table-cell>
          <table:table-cell table:formula="of:=AVERAGE([.B137:.K137])" office:value-type="float" office:value="1.5471282106" calcext:value-type="float">
            <text:p>1.5471282106</text:p>
          </table:table-cell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office:value-type="float" office:value="0.09888658" calcext:value-type="float">
            <text:p>0.09888658</text:p>
          </table:table-cell>
          <table:table-cell office:value-type="float" office:value="4.8092785" calcext:value-type="float">
            <text:p>4.8092785</text:p>
          </table:table-cell>
          <table:table-cell office:value-type="float" office:value="0.17971778" calcext:value-type="float">
            <text:p>0.17971778</text:p>
          </table:table-cell>
          <table:table-cell office:value-type="float" office:value="1.3689408" calcext:value-type="float">
            <text:p>1.3689408</text:p>
          </table:table-cell>
          <table:table-cell office:value-type="float" office:value="3.7627437" calcext:value-type="float">
            <text:p>3.7627437</text:p>
          </table:table-cell>
          <table:table-cell office:value-type="float" office:value="1.6778347" calcext:value-type="float">
            <text:p>1.6778347</text:p>
          </table:table-cell>
          <table:table-cell office:value-type="float" office:value="0.5304062" calcext:value-type="float">
            <text:p>0.5304062</text:p>
          </table:table-cell>
          <table:table-cell office:value-type="float" office:value="2.6454515" calcext:value-type="float">
            <text:p>2.6454515</text:p>
          </table:table-cell>
          <table:table-cell office:value-type="float" office:value="0.10207964" calcext:value-type="float">
            <text:p>0.10207964</text:p>
          </table:table-cell>
          <table:table-cell office:value-type="float" office:value="0.16480243" calcext:value-type="float">
            <text:p>0.16480243</text:p>
          </table:table-cell>
          <table:table-cell table:formula="of:=AVERAGE([.B138:.K138])" office:value-type="float" office:value="1.534014183" calcext:value-type="float">
            <text:p>1.534014183</text:p>
          </table:table-cell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office:value-type="float" office:value="0.23309171" calcext:value-type="float">
            <text:p>0.23309171</text:p>
          </table:table-cell>
          <table:table-cell office:value-type="float" office:value="4.7351255" calcext:value-type="float">
            <text:p>4.7351255</text:p>
          </table:table-cell>
          <table:table-cell office:value-type="float" office:value="0.18010144" calcext:value-type="float">
            <text:p>0.18010144</text:p>
          </table:table-cell>
          <table:table-cell office:value-type="float" office:value="1.4118255" calcext:value-type="float">
            <text:p>1.4118255</text:p>
          </table:table-cell>
          <table:table-cell office:value-type="float" office:value="3.7629082" calcext:value-type="float">
            <text:p>3.7629082</text:p>
          </table:table-cell>
          <table:table-cell office:value-type="float" office:value="1.9482685" calcext:value-type="float">
            <text:p>1.9482685</text:p>
          </table:table-cell>
          <table:table-cell office:value-type="float" office:value="0.4901361" calcext:value-type="float">
            <text:p>0.4901361</text:p>
          </table:table-cell>
          <table:table-cell office:value-type="float" office:value="2.7727091" calcext:value-type="float">
            <text:p>2.7727091</text:p>
          </table:table-cell>
          <table:table-cell office:value-type="float" office:value="0.1079004" calcext:value-type="float">
            <text:p>0.1079004</text:p>
          </table:table-cell>
          <table:table-cell office:value-type="float" office:value="0.16375682" calcext:value-type="float">
            <text:p>0.16375682</text:p>
          </table:table-cell>
          <table:table-cell table:formula="of:=AVERAGE([.B139:.K139])" office:value-type="float" office:value="1.580582327" calcext:value-type="float">
            <text:p>1.580582327</text:p>
          </table:table-cell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office:value-type="float" office:value="0.016497092" calcext:value-type="float">
            <text:p>0.016497092</text:p>
          </table:table-cell>
          <table:table-cell office:value-type="float" office:value="4.740234" calcext:value-type="float">
            <text:p>4.740234</text:p>
          </table:table-cell>
          <table:table-cell office:value-type="float" office:value="0.2616675" calcext:value-type="float">
            <text:p>0.2616675</text:p>
          </table:table-cell>
          <table:table-cell office:value-type="float" office:value="1.3070024" calcext:value-type="float">
            <text:p>1.3070024</text:p>
          </table:table-cell>
          <table:table-cell office:value-type="float" office:value="3.7405543" calcext:value-type="float">
            <text:p>3.7405543</text:p>
          </table:table-cell>
          <table:table-cell office:value-type="float" office:value="2.6427126" calcext:value-type="float">
            <text:p>2.6427126</text:p>
          </table:table-cell>
          <table:table-cell office:value-type="float" office:value="0.51546335" calcext:value-type="float">
            <text:p>0.51546335</text:p>
          </table:table-cell>
          <table:table-cell office:value-type="float" office:value="1.9989293" calcext:value-type="float">
            <text:p>1.9989293</text:p>
          </table:table-cell>
          <table:table-cell office:value-type="float" office:value="0.1049147" calcext:value-type="float">
            <text:p>0.1049147</text:p>
          </table:table-cell>
          <table:table-cell office:value-type="float" office:value="0.15615508" calcext:value-type="float">
            <text:p>0.15615508</text:p>
          </table:table-cell>
          <table:table-cell table:formula="of:=AVERAGE([.B140:.K140])" office:value-type="float" office:value="1.5484130322" calcext:value-type="float">
            <text:p>1.5484130322</text:p>
          </table:table-cell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office:value-type="float" office:value="0.14692867" calcext:value-type="float">
            <text:p>0.14692867</text:p>
          </table:table-cell>
          <table:table-cell office:value-type="float" office:value="4.733231" calcext:value-type="float">
            <text:p>4.733231</text:p>
          </table:table-cell>
          <table:table-cell office:value-type="float" office:value="0.18010144" calcext:value-type="float">
            <text:p>0.18010144</text:p>
          </table:table-cell>
          <table:table-cell office:value-type="float" office:value="1.4572115" calcext:value-type="float">
            <text:p>1.4572115</text:p>
          </table:table-cell>
          <table:table-cell office:value-type="float" office:value="3.7440977" calcext:value-type="float">
            <text:p>3.7440977</text:p>
          </table:table-cell>
          <table:table-cell office:value-type="float" office:value="2.6445282" calcext:value-type="float">
            <text:p>2.6445282</text:p>
          </table:table-cell>
          <table:table-cell office:value-type="float" office:value="0.5040881" calcext:value-type="float">
            <text:p>0.5040881</text:p>
          </table:table-cell>
          <table:table-cell office:value-type="float" office:value="2.0568895" calcext:value-type="float">
            <text:p>2.0568895</text:p>
          </table:table-cell>
          <table:table-cell office:value-type="float" office:value="0.10875648" calcext:value-type="float">
            <text:p>0.10875648</text:p>
          </table:table-cell>
          <table:table-cell office:value-type="float" office:value="0.13347791" calcext:value-type="float">
            <text:p>0.13347791</text:p>
          </table:table-cell>
          <table:table-cell table:formula="of:=AVERAGE([.B141:.K141])" office:value-type="float" office:value="1.57093105" calcext:value-type="float">
            <text:p>1.57093105</text:p>
          </table:table-cell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office:value-type="float" office:value="0.07956712" calcext:value-type="float">
            <text:p>0.07956712</text:p>
          </table:table-cell>
          <table:table-cell office:value-type="float" office:value="4.8090878" calcext:value-type="float">
            <text:p>4.8090878</text:p>
          </table:table-cell>
          <table:table-cell office:value-type="float" office:value="0.27115735" calcext:value-type="float">
            <text:p>0.27115735</text:p>
          </table:table-cell>
          <table:table-cell office:value-type="float" office:value="1.35268" calcext:value-type="float">
            <text:p>1.35268</text:p>
          </table:table-cell>
          <table:table-cell office:value-type="float" office:value="3.7193701" calcext:value-type="float">
            <text:p>3.7193701</text:p>
          </table:table-cell>
          <table:table-cell office:value-type="float" office:value="2.2122922" calcext:value-type="float">
            <text:p>2.2122922</text:p>
          </table:table-cell>
          <table:table-cell office:value-type="float" office:value="0.51558524" calcext:value-type="float">
            <text:p>0.51558524</text:p>
          </table:table-cell>
          <table:table-cell office:value-type="float" office:value="2.2145138" calcext:value-type="float">
            <text:p>2.2145138</text:p>
          </table:table-cell>
          <table:table-cell office:value-type="float" office:value="0.09953714" calcext:value-type="float">
            <text:p>0.09953714</text:p>
          </table:table-cell>
          <table:table-cell office:value-type="float" office:value="0.16214427" calcext:value-type="float">
            <text:p>0.16214427</text:p>
          </table:table-cell>
          <table:table-cell table:formula="of:=AVERAGE([.B142:.K142])" office:value-type="float" office:value="1.543593502" calcext:value-type="float">
            <text:p>1.543593502</text:p>
          </table:table-cell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office:value-type="float" office:value="0.039274074" calcext:value-type="float">
            <text:p>0.039274074</text:p>
          </table:table-cell>
          <table:table-cell office:value-type="float" office:value="4.825403" calcext:value-type="float">
            <text:p>4.825403</text:p>
          </table:table-cell>
          <table:table-cell office:value-type="float" office:value="0.27201173" calcext:value-type="float">
            <text:p>0.27201173</text:p>
          </table:table-cell>
          <table:table-cell office:value-type="float" office:value="1.3337455" calcext:value-type="float">
            <text:p>1.3337455</text:p>
          </table:table-cell>
          <table:table-cell office:value-type="float" office:value="3.8243833" calcext:value-type="float">
            <text:p>3.8243833</text:p>
          </table:table-cell>
          <table:table-cell office:value-type="float" office:value="1.8430723" calcext:value-type="float">
            <text:p>1.8430723</text:p>
          </table:table-cell>
          <table:table-cell office:value-type="float" office:value="0.5025486" calcext:value-type="float">
            <text:p>0.5025486</text:p>
          </table:table-cell>
          <table:table-cell office:value-type="float" office:value="2.5376039" calcext:value-type="float">
            <text:p>2.5376039</text:p>
          </table:table-cell>
          <table:table-cell office:value-type="float" office:value="0.10207964" calcext:value-type="float">
            <text:p>0.10207964</text:p>
          </table:table-cell>
          <table:table-cell office:value-type="float" office:value="0.13739482" calcext:value-type="float">
            <text:p>0.13739482</text:p>
          </table:table-cell>
          <table:table-cell table:formula="of:=AVERAGE([.B143:.K143])" office:value-type="float" office:value="1.5417516864" calcext:value-type="float">
            <text:p>1.5417516864</text:p>
          </table:table-cell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office:value-type="float" office:value="0.08290823" calcext:value-type="float">
            <text:p>0.08290823</text:p>
          </table:table-cell>
          <table:table-cell office:value-type="float" office:value="5.0381274" calcext:value-type="float">
            <text:p>5.0381274</text:p>
          </table:table-cell>
          <table:table-cell office:value-type="float" office:value="0.23761564" calcext:value-type="float">
            <text:p>0.23761564</text:p>
          </table:table-cell>
          <table:table-cell office:value-type="float" office:value="1.4211861" calcext:value-type="float">
            <text:p>1.4211861</text:p>
          </table:table-cell>
          <table:table-cell office:value-type="float" office:value="3.7641418" calcext:value-type="float">
            <text:p>3.7641418</text:p>
          </table:table-cell>
          <table:table-cell office:value-type="float" office:value="2.4952457" calcext:value-type="float">
            <text:p>2.4952457</text:p>
          </table:table-cell>
          <table:table-cell office:value-type="float" office:value="0.50117743" calcext:value-type="float">
            <text:p>0.50117743</text:p>
          </table:table-cell>
          <table:table-cell office:value-type="float" office:value="2.1568682" calcext:value-type="float">
            <text:p>2.1568682</text:p>
          </table:table-cell>
          <table:table-cell office:value-type="float" office:value="0.100707136" calcext:value-type="float">
            <text:p>0.100707136</text:p>
          </table:table-cell>
          <table:table-cell office:value-type="float" office:value="0.16030614" calcext:value-type="float">
            <text:p>0.16030614</text:p>
          </table:table-cell>
          <table:table-cell table:formula="of:=AVERAGE([.B144:.K144])" office:value-type="float" office:value="1.5958283776" calcext:value-type="float">
            <text:p>1.5958283776</text:p>
          </table:table-cell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office:value-type="float" office:value="0.13082561" calcext:value-type="float">
            <text:p>0.13082561</text:p>
          </table:table-cell>
          <table:table-cell office:value-type="float" office:value="4.921342" calcext:value-type="float">
            <text:p>4.921342</text:p>
          </table:table-cell>
          <table:table-cell office:value-type="float" office:value="0.24629062" calcext:value-type="float">
            <text:p>0.24629062</text:p>
          </table:table-cell>
          <table:table-cell office:value-type="float" office:value="1.3318062" calcext:value-type="float">
            <text:p>1.3318062</text:p>
          </table:table-cell>
          <table:table-cell office:value-type="float" office:value="3.8068907" calcext:value-type="float">
            <text:p>3.8068907</text:p>
          </table:table-cell>
          <table:table-cell office:value-type="float" office:value="1.9925318" calcext:value-type="float">
            <text:p>1.9925318</text:p>
          </table:table-cell>
          <table:table-cell office:value-type="float" office:value="0.51371336" calcext:value-type="float">
            <text:p>0.51371336</text:p>
          </table:table-cell>
          <table:table-cell office:value-type="float" office:value="2.2362938" calcext:value-type="float">
            <text:p>2.2362938</text:p>
          </table:table-cell>
          <table:table-cell office:value-type="float" office:value="0.10906048" calcext:value-type="float">
            <text:p>0.10906048</text:p>
          </table:table-cell>
          <table:table-cell office:value-type="float" office:value="0.16267839" calcext:value-type="float">
            <text:p>0.16267839</text:p>
          </table:table-cell>
          <table:table-cell table:formula="of:=AVERAGE([.B145:.K145])" office:value-type="float" office:value="1.545143296" calcext:value-type="float">
            <text:p>1.545143296</text:p>
          </table:table-cell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office:value-type="float" office:value="0.1259104" calcext:value-type="float">
            <text:p>0.1259104</text:p>
          </table:table-cell>
          <table:table-cell office:value-type="float" office:value="4.8253875" calcext:value-type="float">
            <text:p>4.8253875</text:p>
          </table:table-cell>
          <table:table-cell office:value-type="float" office:value="0.27286813" calcext:value-type="float">
            <text:p>0.27286813</text:p>
          </table:table-cell>
          <table:table-cell office:value-type="float" office:value="1.3657289" calcext:value-type="float">
            <text:p>1.3657289</text:p>
          </table:table-cell>
          <table:table-cell office:value-type="float" office:value="3.654807" calcext:value-type="float">
            <text:p>3.654807</text:p>
          </table:table-cell>
          <table:table-cell office:value-type="float" office:value="1.8429561" calcext:value-type="float">
            <text:p>1.8429561</text:p>
          </table:table-cell>
          <table:table-cell office:value-type="float" office:value="0.49991623" calcext:value-type="float">
            <text:p>0.49991623</text:p>
          </table:table-cell>
          <table:table-cell office:value-type="float" office:value="1.6429476" calcext:value-type="float">
            <text:p>1.6429476</text:p>
          </table:table-cell>
          <table:table-cell office:value-type="float" office:value="0.11003054" calcext:value-type="float">
            <text:p>0.11003054</text:p>
          </table:table-cell>
          <table:table-cell office:value-type="float" office:value="0.16368264" calcext:value-type="float">
            <text:p>0.16368264</text:p>
          </table:table-cell>
          <table:table-cell table:formula="of:=AVERAGE([.B146:.K146])" office:value-type="float" office:value="1.450423504" calcext:value-type="float">
            <text:p>1.450423504</text:p>
          </table:table-cell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office:value-type="float" office:value="0.038388632" calcext:value-type="float">
            <text:p>0.038388632</text:p>
          </table:table-cell>
          <table:table-cell office:value-type="float" office:value="4.6731772" calcext:value-type="float">
            <text:p>4.6731772</text:p>
          </table:table-cell>
          <table:table-cell office:value-type="float" office:value="0.32053158" calcext:value-type="float">
            <text:p>0.32053158</text:p>
          </table:table-cell>
          <table:table-cell office:value-type="float" office:value="1.397906" calcext:value-type="float">
            <text:p>1.397906</text:p>
          </table:table-cell>
          <table:table-cell office:value-type="float" office:value="3.6658282" calcext:value-type="float">
            <text:p>3.6658282</text:p>
          </table:table-cell>
          <table:table-cell office:value-type="float" office:value="1.8660877" calcext:value-type="float">
            <text:p>1.8660877</text:p>
          </table:table-cell>
          <table:table-cell office:value-type="float" office:value="0.49973175" calcext:value-type="float">
            <text:p>0.49973175</text:p>
          </table:table-cell>
          <table:table-cell office:value-type="float" office:value="1.7905469" calcext:value-type="float">
            <text:p>1.7905469</text:p>
          </table:table-cell>
          <table:table-cell office:value-type="float" office:value="0.11005158" calcext:value-type="float">
            <text:p>0.11005158</text:p>
          </table:table-cell>
          <table:table-cell office:value-type="float" office:value="0.15401247" calcext:value-type="float">
            <text:p>0.15401247</text:p>
          </table:table-cell>
          <table:table-cell table:formula="of:=AVERAGE([.B147:.K147])" office:value-type="float" office:value="1.4516262012" calcext:value-type="float">
            <text:p>1.4516262012</text:p>
          </table:table-cell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office:value-type="float" office:value="0.1259104" calcext:value-type="float">
            <text:p>0.1259104</text:p>
          </table:table-cell>
          <table:table-cell office:value-type="float" office:value="4.794668" calcext:value-type="float">
            <text:p>4.794668</text:p>
          </table:table-cell>
          <table:table-cell office:value-type="float" office:value="0.14261705" calcext:value-type="float">
            <text:p>0.14261705</text:p>
          </table:table-cell>
          <table:table-cell office:value-type="float" office:value="1.4232694" calcext:value-type="float">
            <text:p>1.4232694</text:p>
          </table:table-cell>
          <table:table-cell office:value-type="float" office:value="3.6433089" calcext:value-type="float">
            <text:p>3.6433089</text:p>
          </table:table-cell>
          <table:table-cell office:value-type="float" office:value="1.9626843" calcext:value-type="float">
            <text:p>1.9626843</text:p>
          </table:table-cell>
          <table:table-cell office:value-type="float" office:value="0.5027435" calcext:value-type="float">
            <text:p>0.5027435</text:p>
          </table:table-cell>
          <table:table-cell office:value-type="float" office:value="2.3460321" calcext:value-type="float">
            <text:p>2.3460321</text:p>
          </table:table-cell>
          <table:table-cell office:value-type="float" office:value="0.109374076" calcext:value-type="float">
            <text:p>0.109374076</text:p>
          </table:table-cell>
          <table:table-cell office:value-type="float" office:value="0.15910806" calcext:value-type="float">
            <text:p>0.15910806</text:p>
          </table:table-cell>
          <table:table-cell table:formula="of:=AVERAGE([.B148:.K148])" office:value-type="float" office:value="1.5209715786" calcext:value-type="float">
            <text:p>1.5209715786</text:p>
          </table:table-cell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office:value-type="float" office:value="0.13343556" calcext:value-type="float">
            <text:p>0.13343556</text:p>
          </table:table-cell>
          <table:table-cell office:value-type="float" office:value="4.9023547" calcext:value-type="float">
            <text:p>4.9023547</text:p>
          </table:table-cell>
          <table:table-cell office:value-type="float" office:value="0.22225007" calcext:value-type="float">
            <text:p>0.22225007</text:p>
          </table:table-cell>
          <table:table-cell office:value-type="float" office:value="1.5068631" calcext:value-type="float">
            <text:p>1.5068631</text:p>
          </table:table-cell>
          <table:table-cell office:value-type="float" office:value="3.6628718" calcext:value-type="float">
            <text:p>3.6628718</text:p>
          </table:table-cell>
          <table:table-cell office:value-type="float" office:value="2.333899" calcext:value-type="float">
            <text:p>2.333899</text:p>
          </table:table-cell>
          <table:table-cell office:value-type="float" office:value="0.4587367" calcext:value-type="float">
            <text:p>0.4587367</text:p>
          </table:table-cell>
          <table:table-cell office:value-type="float" office:value="2.3831642" calcext:value-type="float">
            <text:p>2.3831642</text:p>
          </table:table-cell>
          <table:table-cell office:value-type="float" office:value="0.11223357" calcext:value-type="float">
            <text:p>0.11223357</text:p>
          </table:table-cell>
          <table:table-cell office:value-type="float" office:value="0.15486075" calcext:value-type="float">
            <text:p>0.15486075</text:p>
          </table:table-cell>
          <table:table-cell table:formula="of:=AVERAGE([.B149:.K149])" office:value-type="float" office:value="1.587066945" calcext:value-type="float">
            <text:p>1.587066945</text:p>
          </table:table-cell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office:value-type="float" office:value="0.13637976" calcext:value-type="float">
            <text:p>0.13637976</text:p>
          </table:table-cell>
          <table:table-cell office:value-type="float" office:value="4.884201" calcext:value-type="float">
            <text:p>4.884201</text:p>
          </table:table-cell>
          <table:table-cell office:value-type="float" office:value="0.22203179" calcext:value-type="float">
            <text:p>0.22203179</text:p>
          </table:table-cell>
          <table:table-cell office:value-type="float" office:value="1.420188" calcext:value-type="float">
            <text:p>1.420188</text:p>
          </table:table-cell>
          <table:table-cell office:value-type="float" office:value="3.6668267" calcext:value-type="float">
            <text:p>3.6668267</text:p>
          </table:table-cell>
          <table:table-cell office:value-type="float" office:value="2.608731" calcext:value-type="float">
            <text:p>2.608731</text:p>
          </table:table-cell>
          <table:table-cell office:value-type="float" office:value="0.5141206" calcext:value-type="float">
            <text:p>0.5141206</text:p>
          </table:table-cell>
          <table:table-cell office:value-type="float" office:value="2.4026225" calcext:value-type="float">
            <text:p>2.4026225</text:p>
          </table:table-cell>
          <table:table-cell office:value-type="float" office:value="0.11223357" calcext:value-type="float">
            <text:p>0.11223357</text:p>
          </table:table-cell>
          <table:table-cell office:value-type="float" office:value="0.16289786" calcext:value-type="float">
            <text:p>0.16289786</text:p>
          </table:table-cell>
          <table:table-cell table:formula="of:=AVERAGE([.B150:.K150])" office:value-type="float" office:value="1.613023278" calcext:value-type="float">
            <text:p>1.613023278</text:p>
          </table:table-cell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office:value-type="float" office:value="0.11145011" calcext:value-type="float">
            <text:p>0.11145011</text:p>
          </table:table-cell>
          <table:table-cell office:value-type="float" office:value="4.8312006" calcext:value-type="float">
            <text:p>4.8312006</text:p>
          </table:table-cell>
          <table:table-cell office:value-type="float" office:value="0.32393017" calcext:value-type="float">
            <text:p>0.32393017</text:p>
          </table:table-cell>
          <table:table-cell office:value-type="float" office:value="1.3924091" calcext:value-type="float">
            <text:p>1.3924091</text:p>
          </table:table-cell>
          <table:table-cell office:value-type="float" office:value="3.6995518" calcext:value-type="float">
            <text:p>3.6995518</text:p>
          </table:table-cell>
          <table:table-cell office:value-type="float" office:value="2.5444238" calcext:value-type="float">
            <text:p>2.5444238</text:p>
          </table:table-cell>
          <table:table-cell office:value-type="float" office:value="0.47723576" calcext:value-type="float">
            <text:p>0.47723576</text:p>
          </table:table-cell>
          <table:table-cell office:value-type="float" office:value="1.9873134" calcext:value-type="float">
            <text:p>1.9873134</text:p>
          </table:table-cell>
          <table:table-cell office:value-type="float" office:value="0.09623053" calcext:value-type="float">
            <text:p>0.09623053</text:p>
          </table:table-cell>
          <table:table-cell office:value-type="float" office:value="0.14035185" calcext:value-type="float">
            <text:p>0.14035185</text:p>
          </table:table-cell>
          <table:table-cell table:formula="of:=AVERAGE([.B151:.K151])" office:value-type="float" office:value="1.560409712" calcext:value-type="float">
            <text:p>1.560409712</text:p>
          </table:table-cell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office:value-type="float" office:value="0.13701476" calcext:value-type="float">
            <text:p>0.13701476</text:p>
          </table:table-cell>
          <table:table-cell office:value-type="float" office:value="4.8037024" calcext:value-type="float">
            <text:p>4.8037024</text:p>
          </table:table-cell>
          <table:table-cell office:value-type="float" office:value="0.30136377" calcext:value-type="float">
            <text:p>0.30136377</text:p>
          </table:table-cell>
          <table:table-cell office:value-type="float" office:value="1.4199617" calcext:value-type="float">
            <text:p>1.4199617</text:p>
          </table:table-cell>
          <table:table-cell office:value-type="float" office:value="3.72767" calcext:value-type="float">
            <text:p>3.72767</text:p>
          </table:table-cell>
          <table:table-cell office:value-type="float" office:value="2.3711948" calcext:value-type="float">
            <text:p>2.3711948</text:p>
          </table:table-cell>
          <table:table-cell office:value-type="float" office:value="0.49794596" calcext:value-type="float">
            <text:p>0.49794596</text:p>
          </table:table-cell>
          <table:table-cell office:value-type="float" office:value="2.225994" calcext:value-type="float">
            <text:p>2.225994</text:p>
          </table:table-cell>
          <table:table-cell office:value-type="float" office:value="0.10929748" calcext:value-type="float">
            <text:p>0.10929748</text:p>
          </table:table-cell>
          <table:table-cell office:value-type="float" office:value="0.14734958" calcext:value-type="float">
            <text:p>0.14734958</text:p>
          </table:table-cell>
          <table:table-cell table:formula="of:=AVERAGE([.B152:.K152])" office:value-type="float" office:value="1.574149445" calcext:value-type="float">
            <text:p>1.574149445</text:p>
          </table:table-cell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office:value-type="float" office:value="0.016384171" calcext:value-type="float">
            <text:p>0.016384171</text:p>
          </table:table-cell>
          <table:table-cell office:value-type="float" office:value="4.738179" calcext:value-type="float">
            <text:p>4.738179</text:p>
          </table:table-cell>
          <table:table-cell office:value-type="float" office:value="0.3165269" calcext:value-type="float">
            <text:p>0.3165269</text:p>
          </table:table-cell>
          <table:table-cell office:value-type="float" office:value="1.4452325" calcext:value-type="float">
            <text:p>1.4452325</text:p>
          </table:table-cell>
          <table:table-cell office:value-type="float" office:value="3.5825694" calcext:value-type="float">
            <text:p>3.5825694</text:p>
          </table:table-cell>
          <table:table-cell office:value-type="float" office:value="2.0054386" calcext:value-type="float">
            <text:p>2.0054386</text:p>
          </table:table-cell>
          <table:table-cell office:value-type="float" office:value="0.4793072" calcext:value-type="float">
            <text:p>0.4793072</text:p>
          </table:table-cell>
          <table:table-cell office:value-type="float" office:value="1.9198143" calcext:value-type="float">
            <text:p>1.9198143</text:p>
          </table:table-cell>
          <table:table-cell office:value-type="float" office:value="0.10945704" calcext:value-type="float">
            <text:p>0.10945704</text:p>
          </table:table-cell>
          <table:table-cell office:value-type="float" office:value="0.14734958" calcext:value-type="float">
            <text:p>0.14734958</text:p>
          </table:table-cell>
          <table:table-cell table:formula="of:=AVERAGE([.B153:.K153])" office:value-type="float" office:value="1.4760258691" calcext:value-type="float">
            <text:p>1.4760258691</text:p>
          </table:table-cell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office:value-type="float" office:value="0.029834015" calcext:value-type="float">
            <text:p>0.029834015</text:p>
          </table:table-cell>
          <table:table-cell office:value-type="float" office:value="4.749092" calcext:value-type="float">
            <text:p>4.749092</text:p>
          </table:table-cell>
          <table:table-cell office:value-type="float" office:value="0.3165269" calcext:value-type="float">
            <text:p>0.3165269</text:p>
          </table:table-cell>
          <table:table-cell office:value-type="float" office:value="1.5506868" calcext:value-type="float">
            <text:p>1.5506868</text:p>
          </table:table-cell>
          <table:table-cell office:value-type="float" office:value="3.7202995" calcext:value-type="float">
            <text:p>3.7202995</text:p>
          </table:table-cell>
          <table:table-cell office:value-type="float" office:value="2.5797708" calcext:value-type="float">
            <text:p>2.5797708</text:p>
          </table:table-cell>
          <table:table-cell office:value-type="float" office:value="0.51044637" calcext:value-type="float">
            <text:p>0.51044637</text:p>
          </table:table-cell>
          <table:table-cell office:value-type="float" office:value="1.8282368" calcext:value-type="float">
            <text:p>1.8282368</text:p>
          </table:table-cell>
          <table:table-cell office:value-type="float" office:value="0.10359886" calcext:value-type="float">
            <text:p>0.10359886</text:p>
          </table:table-cell>
          <table:table-cell office:value-type="float" office:value="0.13584708" calcext:value-type="float">
            <text:p>0.13584708</text:p>
          </table:table-cell>
          <table:table-cell table:formula="of:=AVERAGE([.B154:.K154])" office:value-type="float" office:value="1.5524339125" calcext:value-type="float">
            <text:p>1.5524339125</text:p>
          </table:table-cell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office:value-type="float" office:value="0.03832491" calcext:value-type="float">
            <text:p>0.03832491</text:p>
          </table:table-cell>
          <table:table-cell office:value-type="float" office:value="4.927021" calcext:value-type="float">
            <text:p>4.927021</text:p>
          </table:table-cell>
          <table:table-cell office:value-type="float" office:value="0.3165269" calcext:value-type="float">
            <text:p>0.3165269</text:p>
          </table:table-cell>
          <table:table-cell office:value-type="float" office:value="1.5572413" calcext:value-type="float">
            <text:p>1.5572413</text:p>
          </table:table-cell>
          <table:table-cell office:value-type="float" office:value="3.6785793" calcext:value-type="float">
            <text:p>3.6785793</text:p>
          </table:table-cell>
          <table:table-cell office:value-type="float" office:value="2.3690546" calcext:value-type="float">
            <text:p>2.3690546</text:p>
          </table:table-cell>
          <table:table-cell office:value-type="float" office:value="0.49848866" calcext:value-type="float">
            <text:p>0.49848866</text:p>
          </table:table-cell>
          <table:table-cell office:value-type="float" office:value="1.7564379" calcext:value-type="float">
            <text:p>1.7564379</text:p>
          </table:table-cell>
          <table:table-cell office:value-type="float" office:value="0.099391565" calcext:value-type="float">
            <text:p>0.099391565</text:p>
          </table:table-cell>
          <table:table-cell office:value-type="float" office:value="0.13041243" calcext:value-type="float">
            <text:p>0.13041243</text:p>
          </table:table-cell>
          <table:table-cell table:formula="of:=AVERAGE([.B155:.K155])" office:value-type="float" office:value="1.5371478565" calcext:value-type="float">
            <text:p>1.5371478565</text:p>
          </table:table-cell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office:value-type="float" office:value="0.03855381" calcext:value-type="float">
            <text:p>0.03855381</text:p>
          </table:table-cell>
          <table:table-cell office:value-type="float" office:value="4.9278197" calcext:value-type="float">
            <text:p>4.9278197</text:p>
          </table:table-cell>
          <table:table-cell office:value-type="float" office:value="0.11137307" calcext:value-type="float">
            <text:p>0.11137307</text:p>
          </table:table-cell>
          <table:table-cell office:value-type="float" office:value="1.5298576" calcext:value-type="float">
            <text:p>1.5298576</text:p>
          </table:table-cell>
          <table:table-cell office:value-type="float" office:value="3.6499135" calcext:value-type="float">
            <text:p>3.6499135</text:p>
          </table:table-cell>
          <table:table-cell office:value-type="float" office:value="2.5070868" calcext:value-type="float">
            <text:p>2.5070868</text:p>
          </table:table-cell>
          <table:table-cell office:value-type="float" office:value="0.46961725" calcext:value-type="float">
            <text:p>0.46961725</text:p>
          </table:table-cell>
          <table:table-cell office:value-type="float" office:value="2.3691304" calcext:value-type="float">
            <text:p>2.3691304</text:p>
          </table:table-cell>
          <table:table-cell office:value-type="float" office:value="0.10327866" calcext:value-type="float">
            <text:p>0.10327866</text:p>
          </table:table-cell>
          <table:table-cell office:value-type="float" office:value="0.16267817" calcext:value-type="float">
            <text:p>0.16267817</text:p>
          </table:table-cell>
          <table:table-cell table:formula="of:=AVERAGE([.B156:.K156])" office:value-type="float" office:value="1.586930896" calcext:value-type="float">
            <text:p>1.586930896</text:p>
          </table:table-cell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office:value-type="float" office:value="0.03817227" calcext:value-type="float">
            <text:p>0.03817227</text:p>
          </table:table-cell>
          <table:table-cell office:value-type="float" office:value="4.7828026" calcext:value-type="float">
            <text:p>4.7828026</text:p>
          </table:table-cell>
          <table:table-cell office:value-type="float" office:value="0.21231067" calcext:value-type="float">
            <text:p>0.21231067</text:p>
          </table:table-cell>
          <table:table-cell office:value-type="float" office:value="1.4407736" calcext:value-type="float">
            <text:p>1.4407736</text:p>
          </table:table-cell>
          <table:table-cell office:value-type="float" office:value="3.7031326" calcext:value-type="float">
            <text:p>3.7031326</text:p>
          </table:table-cell>
          <table:table-cell office:value-type="float" office:value="2.579294" calcext:value-type="float">
            <text:p>2.579294</text:p>
          </table:table-cell>
          <table:table-cell office:value-type="float" office:value="0.51319176" calcext:value-type="float">
            <text:p>0.51319176</text:p>
          </table:table-cell>
          <table:table-cell office:value-type="float" office:value="2.217824" calcext:value-type="float">
            <text:p>2.217824</text:p>
          </table:table-cell>
          <table:table-cell office:value-type="float" office:value="0.10359886" calcext:value-type="float">
            <text:p>0.10359886</text:p>
          </table:table-cell>
          <table:table-cell office:value-type="float" office:value="0.15708323" calcext:value-type="float">
            <text:p>0.15708323</text:p>
          </table:table-cell>
          <table:table-cell table:formula="of:=AVERAGE([.B157:.K157])" office:value-type="float" office:value="1.574818359" calcext:value-type="float">
            <text:p>1.574818359</text:p>
          </table:table-cell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office:value-type="float" office:value="0.024737943" calcext:value-type="float">
            <text:p>0.024737943</text:p>
          </table:table-cell>
          <table:table-cell office:value-type="float" office:value="4.876026" calcext:value-type="float">
            <text:p>4.876026</text:p>
          </table:table-cell>
          <table:table-cell office:value-type="float" office:value="0.3001052" calcext:value-type="float">
            <text:p>0.3001052</text:p>
          </table:table-cell>
          <table:table-cell office:value-type="float" office:value="1.5352321" calcext:value-type="float">
            <text:p>1.5352321</text:p>
          </table:table-cell>
          <table:table-cell office:value-type="float" office:value="3.6787891" calcext:value-type="float">
            <text:p>3.6787891</text:p>
          </table:table-cell>
          <table:table-cell office:value-type="float" office:value="1.7692856" calcext:value-type="float">
            <text:p>1.7692856</text:p>
          </table:table-cell>
          <table:table-cell office:value-type="float" office:value="0.513715" calcext:value-type="float">
            <text:p>0.513715</text:p>
          </table:table-cell>
          <table:table-cell office:value-type="float" office:value="1.8616972" calcext:value-type="float">
            <text:p>1.8616972</text:p>
          </table:table-cell>
          <table:table-cell office:value-type="float" office:value="0.10623753" calcext:value-type="float">
            <text:p>0.10623753</text:p>
          </table:table-cell>
          <table:table-cell office:value-type="float" office:value="0.160165" calcext:value-type="float">
            <text:p>0.160165</text:p>
          </table:table-cell>
          <table:table-cell table:formula="of:=AVERAGE([.B158:.K158])" office:value-type="float" office:value="1.4825990673" calcext:value-type="float">
            <text:p>1.4825990673</text:p>
          </table:table-cell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office:value-type="float" office:value="0.024512462" calcext:value-type="float">
            <text:p>0.024512462</text:p>
          </table:table-cell>
          <table:table-cell office:value-type="float" office:value="4.823562" calcext:value-type="float">
            <text:p>4.823562</text:p>
          </table:table-cell>
          <table:table-cell office:value-type="float" office:value="0.31932262" calcext:value-type="float">
            <text:p>0.31932262</text:p>
          </table:table-cell>
          <table:table-cell office:value-type="float" office:value="1.5632814" calcext:value-type="float">
            <text:p>1.5632814</text:p>
          </table:table-cell>
          <table:table-cell office:value-type="float" office:value="3.6768322" calcext:value-type="float">
            <text:p>3.6768322</text:p>
          </table:table-cell>
          <table:table-cell office:value-type="float" office:value="2.3704221" calcext:value-type="float">
            <text:p>2.3704221</text:p>
          </table:table-cell>
          <table:table-cell office:value-type="float" office:value="0.4995956" calcext:value-type="float">
            <text:p>0.4995956</text:p>
          </table:table-cell>
          <table:table-cell office:value-type="float" office:value="2.591717" calcext:value-type="float">
            <text:p>2.591717</text:p>
          </table:table-cell>
          <table:table-cell office:value-type="float" office:value="0.10623753" calcext:value-type="float">
            <text:p>0.10623753</text:p>
          </table:table-cell>
          <table:table-cell office:value-type="float" office:value="0.15501821" calcext:value-type="float">
            <text:p>0.15501821</text:p>
          </table:table-cell>
          <table:table-cell table:formula="of:=AVERAGE([.B159:.K159])" office:value-type="float" office:value="1.6130501122" calcext:value-type="float">
            <text:p>1.6130501122</text:p>
          </table:table-cell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office:value-type="float" office:value="0.033703316" calcext:value-type="float">
            <text:p>0.033703316</text:p>
          </table:table-cell>
          <table:table-cell office:value-type="float" office:value="4.9089694" calcext:value-type="float">
            <text:p>4.9089694</text:p>
          </table:table-cell>
          <table:table-cell office:value-type="float" office:value="0.3273434" calcext:value-type="float">
            <text:p>0.3273434</text:p>
          </table:table-cell>
          <table:table-cell office:value-type="float" office:value="1.5613731" calcext:value-type="float">
            <text:p>1.5613731</text:p>
          </table:table-cell>
          <table:table-cell office:value-type="float" office:value="3.6967342" calcext:value-type="float">
            <text:p>3.6967342</text:p>
          </table:table-cell>
          <table:table-cell office:value-type="float" office:value="1.7806417" calcext:value-type="float">
            <text:p>1.7806417</text:p>
          </table:table-cell>
          <table:table-cell office:value-type="float" office:value="0.4995867" calcext:value-type="float">
            <text:p>0.4995867</text:p>
          </table:table-cell>
          <table:table-cell office:value-type="float" office:value="2.4807827" calcext:value-type="float">
            <text:p>2.4807827</text:p>
          </table:table-cell>
          <table:table-cell office:value-type="float" office:value="0.10048553" calcext:value-type="float">
            <text:p>0.10048553</text:p>
          </table:table-cell>
          <table:table-cell office:value-type="float" office:value="0.16357152" calcext:value-type="float">
            <text:p>0.16357152</text:p>
          </table:table-cell>
          <table:table-cell table:formula="of:=AVERAGE([.B160:.K160])" office:value-type="float" office:value="1.5553191566" calcext:value-type="float">
            <text:p>1.5553191566</text:p>
          </table:table-cell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office:value-type="float" office:value="0.035817247" calcext:value-type="float">
            <text:p>0.035817247</text:p>
          </table:table-cell>
          <table:table-cell office:value-type="float" office:value="4.84876" calcext:value-type="float">
            <text:p>4.84876</text:p>
          </table:table-cell>
          <table:table-cell office:value-type="float" office:value="0.21430588" calcext:value-type="float">
            <text:p>0.21430588</text:p>
          </table:table-cell>
          <table:table-cell office:value-type="float" office:value="1.5613731" calcext:value-type="float">
            <text:p>1.5613731</text:p>
          </table:table-cell>
          <table:table-cell office:value-type="float" office:value="3.6743343" calcext:value-type="float">
            <text:p>3.6743343</text:p>
          </table:table-cell>
          <table:table-cell office:value-type="float" office:value="2.2716286" calcext:value-type="float">
            <text:p>2.2716286</text:p>
          </table:table-cell>
          <table:table-cell office:value-type="float" office:value="0.5138877" calcext:value-type="float">
            <text:p>0.5138877</text:p>
          </table:table-cell>
          <table:table-cell office:value-type="float" office:value="2.45647" calcext:value-type="float">
            <text:p>2.45647</text:p>
          </table:table-cell>
          <table:table-cell office:value-type="float" office:value="0.10237771" calcext:value-type="float">
            <text:p>0.10237771</text:p>
          </table:table-cell>
          <table:table-cell office:value-type="float" office:value="0.16282454" calcext:value-type="float">
            <text:p>0.16282454</text:p>
          </table:table-cell>
          <table:table-cell table:formula="of:=AVERAGE([.B161:.K161])" office:value-type="float" office:value="1.5841779077" calcext:value-type="float">
            <text:p>1.5841779077</text:p>
          </table:table-cell>
        </table:table-row>
        <table:table-row table:style-name="ro1">
          <table:table-cell table:formula="of:=[.A161]+1" office:value-type="float" office:value="161" calcext:value-type="float">
            <text:p>161</text:p>
          </table:table-cell>
          <table:table-cell office:value-type="float" office:value="0.040099137" calcext:value-type="float">
            <text:p>0.040099137</text:p>
          </table:table-cell>
          <table:table-cell office:value-type="float" office:value="4.664387" calcext:value-type="float">
            <text:p>4.664387</text:p>
          </table:table-cell>
          <table:table-cell office:value-type="float" office:value="0.3274747" calcext:value-type="float">
            <text:p>0.3274747</text:p>
          </table:table-cell>
          <table:table-cell office:value-type="float" office:value="1.5683764" calcext:value-type="float">
            <text:p>1.5683764</text:p>
          </table:table-cell>
          <table:table-cell office:value-type="float" office:value="3.7229426" calcext:value-type="float">
            <text:p>3.7229426</text:p>
          </table:table-cell>
          <table:table-cell office:value-type="float" office:value="1.8355839" calcext:value-type="float">
            <text:p>1.8355839</text:p>
          </table:table-cell>
          <table:table-cell office:value-type="float" office:value="0.46902803" calcext:value-type="float">
            <text:p>0.46902803</text:p>
          </table:table-cell>
          <table:table-cell office:value-type="float" office:value="2.5998685" calcext:value-type="float">
            <text:p>2.5998685</text:p>
          </table:table-cell>
          <table:table-cell office:value-type="float" office:value="0.109870665" calcext:value-type="float">
            <text:p>0.109870665</text:p>
          </table:table-cell>
          <table:table-cell office:value-type="float" office:value="0.15874387" calcext:value-type="float">
            <text:p>0.15874387</text:p>
          </table:table-cell>
          <table:table-cell table:formula="of:=AVERAGE([.B162:.K162])" office:value-type="float" office:value="1.5496374802" calcext:value-type="float">
            <text:p>1.5496374802</text:p>
          </table:table-cell>
        </table:table-row>
        <table:table-row table:style-name="ro1">
          <table:table-cell table:formula="of:=[.A162]+1" office:value-type="float" office:value="162" calcext:value-type="float">
            <text:p>162</text:p>
          </table:table-cell>
          <table:table-cell office:value-type="float" office:value="0.014816322" calcext:value-type="float">
            <text:p>0.014816322</text:p>
          </table:table-cell>
          <table:table-cell office:value-type="float" office:value="4.739727" calcext:value-type="float">
            <text:p>4.739727</text:p>
          </table:table-cell>
          <table:table-cell office:value-type="float" office:value="0.29752082" calcext:value-type="float">
            <text:p>0.29752082</text:p>
          </table:table-cell>
          <table:table-cell office:value-type="float" office:value="1.5637052" calcext:value-type="float">
            <text:p>1.5637052</text:p>
          </table:table-cell>
          <table:table-cell office:value-type="float" office:value="3.7064922" calcext:value-type="float">
            <text:p>3.7064922</text:p>
          </table:table-cell>
          <table:table-cell office:value-type="float" office:value="1.7855101" calcext:value-type="float">
            <text:p>1.7855101</text:p>
          </table:table-cell>
          <table:table-cell office:value-type="float" office:value="0.5066415" calcext:value-type="float">
            <text:p>0.5066415</text:p>
          </table:table-cell>
          <table:table-cell office:value-type="float" office:value="2.0876703" calcext:value-type="float">
            <text:p>2.0876703</text:p>
          </table:table-cell>
          <table:table-cell office:value-type="float" office:value="0.09991382" calcext:value-type="float">
            <text:p>0.09991382</text:p>
          </table:table-cell>
          <table:table-cell office:value-type="float" office:value="0.14740326" calcext:value-type="float">
            <text:p>0.14740326</text:p>
          </table:table-cell>
          <table:table-cell table:formula="of:=AVERAGE([.B163:.K163])" office:value-type="float" office:value="1.4949400522" calcext:value-type="float">
            <text:p>1.4949400522</text:p>
          </table:table-cell>
        </table:table-row>
        <table:table-row table:style-name="ro1">
          <table:table-cell table:formula="of:=[.A163]+1" office:value-type="float" office:value="163" calcext:value-type="float">
            <text:p>163</text:p>
          </table:table-cell>
          <table:table-cell office:value-type="float" office:value="0.035847444" calcext:value-type="float">
            <text:p>0.035847444</text:p>
          </table:table-cell>
          <table:table-cell office:value-type="float" office:value="4.7850623" calcext:value-type="float">
            <text:p>4.7850623</text:p>
          </table:table-cell>
          <table:table-cell office:value-type="float" office:value="0.32005978" calcext:value-type="float">
            <text:p>0.32005978</text:p>
          </table:table-cell>
          <table:table-cell office:value-type="float" office:value="1.5660397" calcext:value-type="float">
            <text:p>1.5660397</text:p>
          </table:table-cell>
          <table:table-cell office:value-type="float" office:value="3.699004" calcext:value-type="float">
            <text:p>3.699004</text:p>
          </table:table-cell>
          <table:table-cell office:value-type="float" office:value="2.4735506" calcext:value-type="float">
            <text:p>2.4735506</text:p>
          </table:table-cell>
          <table:table-cell office:value-type="float" office:value="0.51132125" calcext:value-type="float">
            <text:p>0.51132125</text:p>
          </table:table-cell>
          <table:table-cell office:value-type="float" office:value="2.4583864" calcext:value-type="float">
            <text:p>2.4583864</text:p>
          </table:table-cell>
          <table:table-cell office:value-type="float" office:value="0.109374076" calcext:value-type="float">
            <text:p>0.109374076</text:p>
          </table:table-cell>
          <table:table-cell office:value-type="float" office:value="0.16616978" calcext:value-type="float">
            <text:p>0.16616978</text:p>
          </table:table-cell>
          <table:table-cell table:formula="of:=AVERAGE([.B164:.K164])" office:value-type="float" office:value="1.612481533" calcext:value-type="float">
            <text:p>1.612481533</text:p>
          </table:table-cell>
        </table:table-row>
        <table:table-row table:style-name="ro1">
          <table:table-cell table:formula="of:=[.A164]+1" office:value-type="float" office:value="164" calcext:value-type="float">
            <text:p>164</text:p>
          </table:table-cell>
          <table:table-cell office:value-type="float" office:value="0.014816322" calcext:value-type="float">
            <text:p>0.014816322</text:p>
          </table:table-cell>
          <table:table-cell office:value-type="float" office:value="4.6771493" calcext:value-type="float">
            <text:p>4.6771493</text:p>
          </table:table-cell>
          <table:table-cell office:value-type="float" office:value="0.3165269" calcext:value-type="float">
            <text:p>0.3165269</text:p>
          </table:table-cell>
          <table:table-cell office:value-type="float" office:value="0.10108247" calcext:value-type="float">
            <text:p>0.10108247</text:p>
          </table:table-cell>
          <table:table-cell office:value-type="float" office:value="3.7145789" calcext:value-type="float">
            <text:p>3.7145789</text:p>
          </table:table-cell>
          <table:table-cell office:value-type="float" office:value="2.5044994" calcext:value-type="float">
            <text:p>2.5044994</text:p>
          </table:table-cell>
          <table:table-cell office:value-type="float" office:value="0.49482557" calcext:value-type="float">
            <text:p>0.49482557</text:p>
          </table:table-cell>
          <table:table-cell office:value-type="float" office:value="2.481021" calcext:value-type="float">
            <text:p>2.481021</text:p>
          </table:table-cell>
          <table:table-cell office:value-type="float" office:value="0.10875648" calcext:value-type="float">
            <text:p>0.10875648</text:p>
          </table:table-cell>
          <table:table-cell office:value-type="float" office:value="0.16037685" calcext:value-type="float">
            <text:p>0.16037685</text:p>
          </table:table-cell>
          <table:table-cell table:formula="of:=AVERAGE([.B165:.K165])" office:value-type="float" office:value="1.4573633192" calcext:value-type="float">
            <text:p>1.4573633192</text:p>
          </table:table-cell>
        </table:table-row>
        <table:table-row table:style-name="ro1">
          <table:table-cell table:formula="of:=[.A165]+1" office:value-type="float" office:value="165" calcext:value-type="float">
            <text:p>165</text:p>
          </table:table-cell>
          <table:table-cell office:value-type="float" office:value="0.026242567" calcext:value-type="float">
            <text:p>0.026242567</text:p>
          </table:table-cell>
          <table:table-cell office:value-type="float" office:value="4.798697" calcext:value-type="float">
            <text:p>4.798697</text:p>
          </table:table-cell>
          <table:table-cell office:value-type="float" office:value="0.14239156" calcext:value-type="float">
            <text:p>0.14239156</text:p>
          </table:table-cell>
          <table:table-cell office:value-type="float" office:value="1.4252683" calcext:value-type="float">
            <text:p>1.4252683</text:p>
          </table:table-cell>
          <table:table-cell office:value-type="float" office:value="3.7164664" calcext:value-type="float">
            <text:p>3.7164664</text:p>
          </table:table-cell>
          <table:table-cell office:value-type="float" office:value="2.4870467" calcext:value-type="float">
            <text:p>2.4870467</text:p>
          </table:table-cell>
          <table:table-cell office:value-type="float" office:value="0.48485833" calcext:value-type="float">
            <text:p>0.48485833</text:p>
          </table:table-cell>
          <table:table-cell office:value-type="float" office:value="2.51526" calcext:value-type="float">
            <text:p>2.51526</text:p>
          </table:table-cell>
          <table:table-cell office:value-type="float" office:value="0.10875648" calcext:value-type="float">
            <text:p>0.10875648</text:p>
          </table:table-cell>
          <table:table-cell office:value-type="float" office:value="0.13488676" calcext:value-type="float">
            <text:p>0.13488676</text:p>
          </table:table-cell>
          <table:table-cell table:formula="of:=AVERAGE([.B166:.K166])" office:value-type="float" office:value="1.5839874097" calcext:value-type="float">
            <text:p>1.5839874097</text:p>
          </table:table-cell>
        </table:table-row>
        <table:table-row table:style-name="ro1">
          <table:table-cell table:formula="of:=[.A166]+1" office:value-type="float" office:value="166" calcext:value-type="float">
            <text:p>166</text:p>
          </table:table-cell>
          <table:table-cell office:value-type="float" office:value="0.03991167" calcext:value-type="float">
            <text:p>0.03991167</text:p>
          </table:table-cell>
          <table:table-cell office:value-type="float" office:value="4.7865386" calcext:value-type="float">
            <text:p>4.7865386</text:p>
          </table:table-cell>
          <table:table-cell office:value-type="float" office:value="0.27052614" calcext:value-type="float">
            <text:p>0.27052614</text:p>
          </table:table-cell>
          <table:table-cell office:value-type="float" office:value="1.3192916" calcext:value-type="float">
            <text:p>1.3192916</text:p>
          </table:table-cell>
          <table:table-cell office:value-type="float" office:value="3.7229426" calcext:value-type="float">
            <text:p>3.7229426</text:p>
          </table:table-cell>
          <table:table-cell office:value-type="float" office:value="1.7411412" calcext:value-type="float">
            <text:p>1.7411412</text:p>
          </table:table-cell>
          <table:table-cell office:value-type="float" office:value="0.49047992" calcext:value-type="float">
            <text:p>0.49047992</text:p>
          </table:table-cell>
          <table:table-cell office:value-type="float" office:value="1.8986963" calcext:value-type="float">
            <text:p>1.8986963</text:p>
          </table:table-cell>
          <table:table-cell office:value-type="float" office:value="0.1081806" calcext:value-type="float">
            <text:p>0.1081806</text:p>
          </table:table-cell>
          <table:table-cell office:value-type="float" office:value="0.1777867" calcext:value-type="float">
            <text:p>0.1777867</text:p>
          </table:table-cell>
          <table:table-cell table:formula="of:=AVERAGE([.B167:.K167])" office:value-type="float" office:value="1.455549533" calcext:value-type="float">
            <text:p>1.455549533</text:p>
          </table:table-cell>
        </table:table-row>
        <table:table-row table:style-name="ro1">
          <table:table-cell table:formula="of:=[.A167]+1" office:value-type="float" office:value="167" calcext:value-type="float">
            <text:p>167</text:p>
          </table:table-cell>
          <table:table-cell office:value-type="float" office:value="0.031603094" calcext:value-type="float">
            <text:p>0.031603094</text:p>
          </table:table-cell>
          <table:table-cell office:value-type="float" office:value="4.828672" calcext:value-type="float">
            <text:p>4.828672</text:p>
          </table:table-cell>
          <table:table-cell office:value-type="float" office:value="0.31033352" calcext:value-type="float">
            <text:p>0.31033352</text:p>
          </table:table-cell>
          <table:table-cell office:value-type="float" office:value="1.3192916" calcext:value-type="float">
            <text:p>1.3192916</text:p>
          </table:table-cell>
          <table:table-cell office:value-type="float" office:value="3.6804996" calcext:value-type="float">
            <text:p>3.6804996</text:p>
          </table:table-cell>
          <table:table-cell office:value-type="float" office:value="1.714219" calcext:value-type="float">
            <text:p>1.714219</text:p>
          </table:table-cell>
          <table:table-cell office:value-type="float" office:value="0.4984642" calcext:value-type="float">
            <text:p>0.4984642</text:p>
          </table:table-cell>
          <table:table-cell office:value-type="float" office:value="2.5265799" calcext:value-type="float">
            <text:p>2.5265799</text:p>
          </table:table-cell>
          <table:table-cell office:value-type="float" office:value="0.10237771" calcext:value-type="float">
            <text:p>0.10237771</text:p>
          </table:table-cell>
          <table:table-cell office:value-type="float" office:value="0.16346101" calcext:value-type="float">
            <text:p>0.16346101</text:p>
          </table:table-cell>
          <table:table-cell table:formula="of:=AVERAGE([.B168:.K168])" office:value-type="float" office:value="1.5175501634" calcext:value-type="float">
            <text:p>1.5175501634</text:p>
          </table:table-cell>
        </table:table-row>
        <table:table-row table:style-name="ro1">
          <table:table-cell table:formula="of:=[.A168]+1" office:value-type="float" office:value="168" calcext:value-type="float">
            <text:p>168</text:p>
          </table:table-cell>
          <table:table-cell office:value-type="float" office:value="0.03395753" calcext:value-type="float">
            <text:p>0.03395753</text:p>
          </table:table-cell>
          <table:table-cell office:value-type="float" office:value="4.9243546" calcext:value-type="float">
            <text:p>4.9243546</text:p>
          </table:table-cell>
          <table:table-cell office:value-type="float" office:value="0.32014787" calcext:value-type="float">
            <text:p>0.32014787</text:p>
          </table:table-cell>
          <table:table-cell office:value-type="float" office:value="1.3871254" calcext:value-type="float">
            <text:p>1.3871254</text:p>
          </table:table-cell>
          <table:table-cell office:value-type="float" office:value="3.6992326" calcext:value-type="float">
            <text:p>3.6992326</text:p>
          </table:table-cell>
          <table:table-cell office:value-type="float" office:value="1.6345032" calcext:value-type="float">
            <text:p>1.6345032</text:p>
          </table:table-cell>
          <table:table-cell office:value-type="float" office:value="0.45461646" calcext:value-type="float">
            <text:p>0.45461646</text:p>
          </table:table-cell>
          <table:table-cell office:value-type="float" office:value="2.0215323" calcext:value-type="float">
            <text:p>2.0215323</text:p>
          </table:table-cell>
          <table:table-cell office:value-type="float" office:value="0.10143588" calcext:value-type="float">
            <text:p>0.10143588</text:p>
          </table:table-cell>
          <table:table-cell office:value-type="float" office:value="0.15887864" calcext:value-type="float">
            <text:p>0.15887864</text:p>
          </table:table-cell>
          <table:table-cell table:formula="of:=AVERAGE([.B169:.K169])" office:value-type="float" office:value="1.473578448" calcext:value-type="float">
            <text:p>1.473578448</text:p>
          </table:table-cell>
        </table:table-row>
        <table:table-row table:style-name="ro1">
          <table:table-cell table:formula="of:=[.A169]+1" office:value-type="float" office:value="169" calcext:value-type="float">
            <text:p>169</text:p>
          </table:table-cell>
          <table:table-cell office:value-type="float" office:value="0.035986893" calcext:value-type="float">
            <text:p>0.035986893</text:p>
          </table:table-cell>
          <table:table-cell office:value-type="float" office:value="4.714387" calcext:value-type="float">
            <text:p>4.714387</text:p>
          </table:table-cell>
          <table:table-cell office:value-type="float" office:value="0.2310826" calcext:value-type="float">
            <text:p>0.2310826</text:p>
          </table:table-cell>
          <table:table-cell office:value-type="float" office:value="1.2098488" calcext:value-type="float">
            <text:p>1.2098488</text:p>
          </table:table-cell>
          <table:table-cell office:value-type="float" office:value="3.7604914" calcext:value-type="float">
            <text:p>3.7604914</text:p>
          </table:table-cell>
          <table:table-cell office:value-type="float" office:value="1.7680696" calcext:value-type="float">
            <text:p>1.7680696</text:p>
          </table:table-cell>
          <table:table-cell office:value-type="float" office:value="0.4893642" calcext:value-type="float">
            <text:p>0.4893642</text:p>
          </table:table-cell>
          <table:table-cell office:value-type="float" office:value="1.7937359" calcext:value-type="float">
            <text:p>1.7937359</text:p>
          </table:table-cell>
          <table:table-cell office:value-type="float" office:value="0.0979187" calcext:value-type="float">
            <text:p>0.0979187</text:p>
          </table:table-cell>
          <table:table-cell office:value-type="float" office:value="0.13818417" calcext:value-type="float">
            <text:p>0.13818417</text:p>
          </table:table-cell>
          <table:table-cell table:formula="of:=AVERAGE([.B170:.K170])" office:value-type="float" office:value="1.4239069263" calcext:value-type="float">
            <text:p>1.4239069263</text:p>
          </table:table-cell>
        </table:table-row>
        <table:table-row table:style-name="ro1">
          <table:table-cell table:formula="of:=[.A170]+1" office:value-type="float" office:value="170" calcext:value-type="float">
            <text:p>170</text:p>
          </table:table-cell>
          <table:table-cell office:value-type="float" office:value="0.032481905" calcext:value-type="float">
            <text:p>0.032481905</text:p>
          </table:table-cell>
          <table:table-cell office:value-type="float" office:value="4.677886" calcext:value-type="float">
            <text:p>4.677886</text:p>
          </table:table-cell>
          <table:table-cell office:value-type="float" office:value="0.23913069" calcext:value-type="float">
            <text:p>0.23913069</text:p>
          </table:table-cell>
          <table:table-cell office:value-type="float" office:value="1.3044066" calcext:value-type="float">
            <text:p>1.3044066</text:p>
          </table:table-cell>
          <table:table-cell office:value-type="float" office:value="3.78171" calcext:value-type="float">
            <text:p>3.78171</text:p>
          </table:table-cell>
          <table:table-cell office:value-type="float" office:value="1.7081416" calcext:value-type="float">
            <text:p>1.7081416</text:p>
          </table:table-cell>
          <table:table-cell office:value-type="float" office:value="0.49646464" calcext:value-type="float">
            <text:p>0.49646464</text:p>
          </table:table-cell>
          <table:table-cell office:value-type="float" office:value="1.7970119" calcext:value-type="float">
            <text:p>1.7970119</text:p>
          </table:table-cell>
          <table:table-cell office:value-type="float" office:value="0.10909037" calcext:value-type="float">
            <text:p>0.10909037</text:p>
          </table:table-cell>
          <table:table-cell office:value-type="float" office:value="0.16037685" calcext:value-type="float">
            <text:p>0.16037685</text:p>
          </table:table-cell>
          <table:table-cell table:formula="of:=AVERAGE([.B171:.K171])" office:value-type="float" office:value="1.4306700555" calcext:value-type="float">
            <text:p>1.4306700555</text:p>
          </table:table-cell>
        </table:table-row>
        <table:table-row table:style-name="ro1">
          <table:table-cell table:formula="of:=[.A171]+1" office:value-type="float" office:value="171" calcext:value-type="float">
            <text:p>171</text:p>
          </table:table-cell>
          <table:table-cell office:value-type="float" office:value="0.03465403" calcext:value-type="float">
            <text:p>0.03465403</text:p>
          </table:table-cell>
          <table:table-cell office:value-type="float" office:value="4.809083" calcext:value-type="float">
            <text:p>4.809083</text:p>
          </table:table-cell>
          <table:table-cell office:value-type="float" office:value="0.104105614" calcext:value-type="float">
            <text:p>0.104105614</text:p>
          </table:table-cell>
          <table:table-cell office:value-type="float" office:value="1.196668" calcext:value-type="float">
            <text:p>1.196668</text:p>
          </table:table-cell>
          <table:table-cell office:value-type="float" office:value="3.743029" calcext:value-type="float">
            <text:p>3.743029</text:p>
          </table:table-cell>
          <table:table-cell office:value-type="float" office:value="1.7883871" calcext:value-type="float">
            <text:p>1.7883871</text:p>
          </table:table-cell>
          <table:table-cell office:value-type="float" office:value="0.4978628" calcext:value-type="float">
            <text:p>0.4978628</text:p>
          </table:table-cell>
          <table:table-cell office:value-type="float" office:value="2.0635626" calcext:value-type="float">
            <text:p>2.0635626</text:p>
          </table:table-cell>
          <table:table-cell office:value-type="float" office:value="0.119506724" calcext:value-type="float">
            <text:p>0.119506724</text:p>
          </table:table-cell>
          <table:table-cell office:value-type="float" office:value="0.16368264" calcext:value-type="float">
            <text:p>0.16368264</text:p>
          </table:table-cell>
          <table:table-cell table:formula="of:=AVERAGE([.B172:.K172])" office:value-type="float" office:value="1.4520541508" calcext:value-type="float">
            <text:p>1.4520541508</text:p>
          </table:table-cell>
        </table:table-row>
        <table:table-row table:style-name="ro1">
          <table:table-cell table:formula="of:=[.A172]+1" office:value-type="float" office:value="172" calcext:value-type="float">
            <text:p>172</text:p>
          </table:table-cell>
          <table:table-cell office:value-type="float" office:value="0.03465403" calcext:value-type="float">
            <text:p>0.03465403</text:p>
          </table:table-cell>
          <table:table-cell office:value-type="float" office:value="4.7192655" calcext:value-type="float">
            <text:p>4.7192655</text:p>
          </table:table-cell>
          <table:table-cell office:value-type="float" office:value="0.25035626" calcext:value-type="float">
            <text:p>0.25035626</text:p>
          </table:table-cell>
          <table:table-cell office:value-type="float" office:value="1.3023235" calcext:value-type="float">
            <text:p>1.3023235</text:p>
          </table:table-cell>
          <table:table-cell office:value-type="float" office:value="3.8447871" calcext:value-type="float">
            <text:p>3.8447871</text:p>
          </table:table-cell>
          <table:table-cell office:value-type="float" office:value="1.9766505" calcext:value-type="float">
            <text:p>1.9766505</text:p>
          </table:table-cell>
          <table:table-cell office:value-type="float" office:value="0.44282266" calcext:value-type="float">
            <text:p>0.44282266</text:p>
          </table:table-cell>
          <table:table-cell office:value-type="float" office:value="2.3026476" calcext:value-type="float">
            <text:p>2.3026476</text:p>
          </table:table-cell>
          <table:table-cell office:value-type="float" office:value="0.14255624" calcext:value-type="float">
            <text:p>0.14255624</text:p>
          </table:table-cell>
          <table:table-cell office:value-type="float" office:value="0.15492468" calcext:value-type="float">
            <text:p>0.15492468</text:p>
          </table:table-cell>
          <table:table-cell table:formula="of:=AVERAGE([.B173:.K173])" office:value-type="float" office:value="1.517098807" calcext:value-type="float">
            <text:p>1.517098807</text:p>
          </table:table-cell>
        </table:table-row>
        <table:table-row table:style-name="ro1">
          <table:table-cell table:formula="of:=[.A173]+1" office:value-type="float" office:value="173" calcext:value-type="float">
            <text:p>173</text:p>
          </table:table-cell>
          <table:table-cell office:value-type="float" office:value="0.0217751" calcext:value-type="float">
            <text:p>0.0217751</text:p>
          </table:table-cell>
          <table:table-cell office:value-type="float" office:value="4.587807" calcext:value-type="float">
            <text:p>4.587807</text:p>
          </table:table-cell>
          <table:table-cell office:value-type="float" office:value="0.21010219" calcext:value-type="float">
            <text:p>0.21010219</text:p>
          </table:table-cell>
          <table:table-cell office:value-type="float" office:value="1.3040111" calcext:value-type="float">
            <text:p>1.3040111</text:p>
          </table:table-cell>
          <table:table-cell office:value-type="float" office:value="3.8711538" calcext:value-type="float">
            <text:p>3.8711538</text:p>
          </table:table-cell>
          <table:table-cell office:value-type="float" office:value="1.6648701" calcext:value-type="float">
            <text:p>1.6648701</text:p>
          </table:table-cell>
          <table:table-cell office:value-type="float" office:value="0.49675882" calcext:value-type="float">
            <text:p>0.49675882</text:p>
          </table:table-cell>
          <table:table-cell office:value-type="float" office:value="2.2412894" calcext:value-type="float">
            <text:p>2.2412894</text:p>
          </table:table-cell>
          <table:table-cell office:value-type="float" office:value="0.10480251" calcext:value-type="float">
            <text:p>0.10480251</text:p>
          </table:table-cell>
          <table:table-cell office:value-type="float" office:value="0.15809003" calcext:value-type="float">
            <text:p>0.15809003</text:p>
          </table:table-cell>
          <table:table-cell table:formula="of:=AVERAGE([.B174:.K174])" office:value-type="float" office:value="1.466066005" calcext:value-type="float">
            <text:p>1.466066005</text:p>
          </table:table-cell>
        </table:table-row>
        <table:table-row table:style-name="ro1">
          <table:table-cell table:formula="of:=[.A174]+1" office:value-type="float" office:value="174" calcext:value-type="float">
            <text:p>174</text:p>
          </table:table-cell>
          <table:table-cell office:value-type="float" office:value="0.030855196" calcext:value-type="float">
            <text:p>0.030855196</text:p>
          </table:table-cell>
          <table:table-cell office:value-type="float" office:value="4.5717134" calcext:value-type="float">
            <text:p>4.5717134</text:p>
          </table:table-cell>
          <table:table-cell office:value-type="float" office:value="0.27331945" calcext:value-type="float">
            <text:p>0.27331945</text:p>
          </table:table-cell>
          <table:table-cell office:value-type="float" office:value="1.4169374" calcext:value-type="float">
            <text:p>1.4169374</text:p>
          </table:table-cell>
          <table:table-cell office:value-type="float" office:value="3.7940655" calcext:value-type="float">
            <text:p>3.7940655</text:p>
          </table:table-cell>
          <table:table-cell office:value-type="float" office:value="2.0071893" calcext:value-type="float">
            <text:p>2.0071893</text:p>
          </table:table-cell>
          <table:table-cell office:value-type="float" office:value="0.47143272" calcext:value-type="float">
            <text:p>0.47143272</text:p>
          </table:table-cell>
          <table:table-cell office:value-type="float" office:value="2.2291143" calcext:value-type="float">
            <text:p>2.2291143</text:p>
          </table:table-cell>
          <table:table-cell office:value-type="float" office:value="0.09702852" calcext:value-type="float">
            <text:p>0.09702852</text:p>
          </table:table-cell>
          <table:table-cell office:value-type="float" office:value="0.16728796" calcext:value-type="float">
            <text:p>0.16728796</text:p>
          </table:table-cell>
          <table:table-cell table:formula="of:=AVERAGE([.B175:.K175])" office:value-type="float" office:value="1.5058943746" calcext:value-type="float">
            <text:p>1.5058943746</text:p>
          </table:table-cell>
        </table:table-row>
        <table:table-row table:style-name="ro1">
          <table:table-cell table:formula="of:=[.A175]+1" office:value-type="float" office:value="175" calcext:value-type="float">
            <text:p>175</text:p>
          </table:table-cell>
          <table:table-cell office:value-type="float" office:value="0.017680354" calcext:value-type="float">
            <text:p>0.017680354</text:p>
          </table:table-cell>
          <table:table-cell office:value-type="float" office:value="4.8782635" calcext:value-type="float">
            <text:p>4.8782635</text:p>
          </table:table-cell>
          <table:table-cell office:value-type="float" office:value="0.2842954" calcext:value-type="float">
            <text:p>0.2842954</text:p>
          </table:table-cell>
          <table:table-cell office:value-type="float" office:value="1.3577807" calcext:value-type="float">
            <text:p>1.3577807</text:p>
          </table:table-cell>
          <table:table-cell office:value-type="float" office:value="3.8487043" calcext:value-type="float">
            <text:p>3.8487043</text:p>
          </table:table-cell>
          <table:table-cell office:value-type="float" office:value="1.6905154" calcext:value-type="float">
            <text:p>1.6905154</text:p>
          </table:table-cell>
          <table:table-cell office:value-type="float" office:value="0.49912146" calcext:value-type="float">
            <text:p>0.49912146</text:p>
          </table:table-cell>
          <table:table-cell office:value-type="float" office:value="2.2818785" calcext:value-type="float">
            <text:p>2.2818785</text:p>
          </table:table-cell>
          <table:table-cell office:value-type="float" office:value="0.11538529" calcext:value-type="float">
            <text:p>0.11538529</text:p>
          </table:table-cell>
          <table:table-cell office:value-type="float" office:value="0.16728796" calcext:value-type="float">
            <text:p>0.16728796</text:p>
          </table:table-cell>
          <table:table-cell table:formula="of:=AVERAGE([.B176:.K176])" office:value-type="float" office:value="1.5140912864" calcext:value-type="float">
            <text:p>1.5140912864</text:p>
          </table:table-cell>
        </table:table-row>
        <table:table-row table:style-name="ro1">
          <table:table-cell table:formula="of:=[.A176]+1" office:value-type="float" office:value="176" calcext:value-type="float">
            <text:p>176</text:p>
          </table:table-cell>
          <table:table-cell office:value-type="float" office:value="0.017323133" calcext:value-type="float">
            <text:p>0.017323133</text:p>
          </table:table-cell>
          <table:table-cell office:value-type="float" office:value="4.7988644" calcext:value-type="float">
            <text:p>4.7988644</text:p>
          </table:table-cell>
          <table:table-cell office:value-type="float" office:value="0.31440717" calcext:value-type="float">
            <text:p>0.31440717</text:p>
          </table:table-cell>
          <table:table-cell office:value-type="float" office:value="1.4146452" calcext:value-type="float">
            <text:p>1.4146452</text:p>
          </table:table-cell>
          <table:table-cell office:value-type="float" office:value="3.7908156" calcext:value-type="float">
            <text:p>3.7908156</text:p>
          </table:table-cell>
          <table:table-cell office:value-type="float" office:value="1.6905154" calcext:value-type="float">
            <text:p>1.6905154</text:p>
          </table:table-cell>
          <table:table-cell office:value-type="float" office:value="0.4956884" calcext:value-type="float">
            <text:p>0.4956884</text:p>
          </table:table-cell>
          <table:table-cell office:value-type="float" office:value="2.3033028" calcext:value-type="float">
            <text:p>2.3033028</text:p>
          </table:table-cell>
          <table:table-cell office:value-type="float" office:value="0.14572942" calcext:value-type="float">
            <text:p>0.14572942</text:p>
          </table:table-cell>
          <table:table-cell office:value-type="float" office:value="0.16728796" calcext:value-type="float">
            <text:p>0.16728796</text:p>
          </table:table-cell>
          <table:table-cell table:formula="of:=AVERAGE([.B177:.K177])" office:value-type="float" office:value="1.5138579483" calcext:value-type="float">
            <text:p>1.5138579483</text:p>
          </table:table-cell>
        </table:table-row>
        <table:table-row table:style-name="ro1">
          <table:table-cell table:formula="of:=[.A177]+1" office:value-type="float" office:value="177" calcext:value-type="float">
            <text:p>177</text:p>
          </table:table-cell>
          <table:table-cell office:value-type="float" office:value="0.016384171" calcext:value-type="float">
            <text:p>0.016384171</text:p>
          </table:table-cell>
          <table:table-cell office:value-type="float" office:value="4.7190022" calcext:value-type="float">
            <text:p>4.7190022</text:p>
          </table:table-cell>
          <table:table-cell office:value-type="float" office:value="0.34374177" calcext:value-type="float">
            <text:p>0.34374177</text:p>
          </table:table-cell>
          <table:table-cell office:value-type="float" office:value="1.4148704" calcext:value-type="float">
            <text:p>1.4148704</text:p>
          </table:table-cell>
          <table:table-cell office:value-type="float" office:value="3.5747073" calcext:value-type="float">
            <text:p>3.5747073</text:p>
          </table:table-cell>
          <table:table-cell office:value-type="float" office:value="1.6905154" calcext:value-type="float">
            <text:p>1.6905154</text:p>
          </table:table-cell>
          <table:table-cell office:value-type="float" office:value="0.47724947" calcext:value-type="float">
            <text:p>0.47724947</text:p>
          </table:table-cell>
          <table:table-cell office:value-type="float" office:value="2.2414832" calcext:value-type="float">
            <text:p>2.2414832</text:p>
          </table:table-cell>
          <table:table-cell office:value-type="float" office:value="0.15131302" calcext:value-type="float">
            <text:p>0.15131302</text:p>
          </table:table-cell>
          <table:table-cell office:value-type="float" office:value="0.16164367" calcext:value-type="float">
            <text:p>0.16164367</text:p>
          </table:table-cell>
          <table:table-cell table:formula="of:=AVERAGE([.B178:.K178])" office:value-type="float" office:value="1.4790910601" calcext:value-type="float">
            <text:p>1.4790910601</text:p>
          </table:table-cell>
        </table:table-row>
        <table:table-row table:style-name="ro1">
          <table:table-cell table:formula="of:=[.A178]+1" office:value-type="float" office:value="178" calcext:value-type="float">
            <text:p>178</text:p>
          </table:table-cell>
          <table:table-cell office:value-type="float" office:value="0.016440433" calcext:value-type="float">
            <text:p>0.016440433</text:p>
          </table:table-cell>
          <table:table-cell office:value-type="float" office:value="4.623943" calcext:value-type="float">
            <text:p>4.623943</text:p>
          </table:table-cell>
          <table:table-cell office:value-type="float" office:value="0.28604192" calcext:value-type="float">
            <text:p>0.28604192</text:p>
          </table:table-cell>
          <table:table-cell office:value-type="float" office:value="1.6583065" calcext:value-type="float">
            <text:p>1.6583065</text:p>
          </table:table-cell>
          <table:table-cell office:value-type="float" office:value="3.729248" calcext:value-type="float">
            <text:p>3.729248</text:p>
          </table:table-cell>
          <table:table-cell office:value-type="float" office:value="1.9614978" calcext:value-type="float">
            <text:p>1.9614978</text:p>
          </table:table-cell>
          <table:table-cell office:value-type="float" office:value="0.47710505" calcext:value-type="float">
            <text:p>0.47710505</text:p>
          </table:table-cell>
          <table:table-cell office:value-type="float" office:value="2.3238053" calcext:value-type="float">
            <text:p>2.3238053</text:p>
          </table:table-cell>
          <table:table-cell office:value-type="float" office:value="0.0928911" calcext:value-type="float">
            <text:p>0.0928911</text:p>
          </table:table-cell>
          <table:table-cell office:value-type="float" office:value="0.15615508" calcext:value-type="float">
            <text:p>0.15615508</text:p>
          </table:table-cell>
          <table:table-cell table:formula="of:=AVERAGE([.B179:.K179])" office:value-type="float" office:value="1.5325434183" calcext:value-type="float">
            <text:p>1.5325434183</text:p>
          </table:table-cell>
        </table:table-row>
        <table:table-row table:style-name="ro1">
          <table:table-cell table:formula="of:=[.A179]+1" office:value-type="float" office:value="179" calcext:value-type="float">
            <text:p>179</text:p>
          </table:table-cell>
          <table:table-cell office:value-type="float" office:value="0.016412027" calcext:value-type="float">
            <text:p>0.016412027</text:p>
          </table:table-cell>
          <table:table-cell office:value-type="float" office:value="4.8422704" calcext:value-type="float">
            <text:p>4.8422704</text:p>
          </table:table-cell>
          <table:table-cell office:value-type="float" office:value="0.32407615" calcext:value-type="float">
            <text:p>0.32407615</text:p>
          </table:table-cell>
          <table:table-cell office:value-type="float" office:value="1.9102575" calcext:value-type="float">
            <text:p>1.9102575</text:p>
          </table:table-cell>
          <table:table-cell office:value-type="float" office:value="3.733673" calcext:value-type="float">
            <text:p>3.733673</text:p>
          </table:table-cell>
          <table:table-cell office:value-type="float" office:value="1.7909209" calcext:value-type="float">
            <text:p>1.7909209</text:p>
          </table:table-cell>
          <table:table-cell office:value-type="float" office:value="0.5037878" calcext:value-type="float">
            <text:p>0.5037878</text:p>
          </table:table-cell>
          <table:table-cell office:value-type="float" office:value="2.3137136" calcext:value-type="float">
            <text:p>2.3137136</text:p>
          </table:table-cell>
          <table:table-cell office:value-type="float" office:value="0.14984393" calcext:value-type="float">
            <text:p>0.14984393</text:p>
          </table:table-cell>
          <table:table-cell office:value-type="float" office:value="0.15334503" calcext:value-type="float">
            <text:p>0.15334503</text:p>
          </table:table-cell>
          <table:table-cell table:formula="of:=AVERAGE([.B180:.K180])" office:value-type="float" office:value="1.5738300337" calcext:value-type="float">
            <text:p>1.5738300337</text:p>
          </table:table-cell>
        </table:table-row>
        <table:table-row table:style-name="ro1">
          <table:table-cell table:formula="of:=[.A180]+1" office:value-type="float" office:value="180" calcext:value-type="float">
            <text:p>180</text:p>
          </table:table-cell>
          <table:table-cell office:value-type="float" office:value="0.017500246" calcext:value-type="float">
            <text:p>0.017500246</text:p>
          </table:table-cell>
          <table:table-cell office:value-type="float" office:value="4.8411126" calcext:value-type="float">
            <text:p>4.8411126</text:p>
          </table:table-cell>
          <table:table-cell office:value-type="float" office:value="0.23323828" calcext:value-type="float">
            <text:p>0.23323828</text:p>
          </table:table-cell>
          <table:table-cell office:value-type="float" office:value="1.7836909" calcext:value-type="float">
            <text:p>1.7836909</text:p>
          </table:table-cell>
          <table:table-cell office:value-type="float" office:value="3.820108" calcext:value-type="float">
            <text:p>3.820108</text:p>
          </table:table-cell>
          <table:table-cell office:value-type="float" office:value="1.6905154" calcext:value-type="float">
            <text:p>1.6905154</text:p>
          </table:table-cell>
          <table:table-cell office:value-type="float" office:value="0.51109815" calcext:value-type="float">
            <text:p>0.51109815</text:p>
          </table:table-cell>
          <table:table-cell office:value-type="float" office:value="2.2085829" calcext:value-type="float">
            <text:p>2.2085829</text:p>
          </table:table-cell>
          <table:table-cell office:value-type="float" office:value="0.122137524" calcext:value-type="float">
            <text:p>0.122137524</text:p>
          </table:table-cell>
          <table:table-cell office:value-type="float" office:value="0.16977218" calcext:value-type="float">
            <text:p>0.16977218</text:p>
          </table:table-cell>
          <table:table-cell table:formula="of:=AVERAGE([.B181:.K181])" office:value-type="float" office:value="1.539775618" calcext:value-type="float">
            <text:p>1.539775618</text:p>
          </table:table-cell>
        </table:table-row>
        <table:table-row table:style-name="ro1">
          <table:table-cell table:formula="of:=[.A181]+1" office:value-type="float" office:value="181" calcext:value-type="float">
            <text:p>181</text:p>
          </table:table-cell>
          <table:table-cell office:value-type="float" office:value="0.017645625" calcext:value-type="float">
            <text:p>0.017645625</text:p>
          </table:table-cell>
          <table:table-cell office:value-type="float" office:value="4.8422704" calcext:value-type="float">
            <text:p>4.8422704</text:p>
          </table:table-cell>
          <table:table-cell office:value-type="float" office:value="0.23939629" calcext:value-type="float">
            <text:p>0.23939629</text:p>
          </table:table-cell>
          <table:table-cell office:value-type="float" office:value="1.6553538" calcext:value-type="float">
            <text:p>1.6553538</text:p>
          </table:table-cell>
          <table:table-cell office:value-type="float" office:value="3.919273" calcext:value-type="float">
            <text:p>3.919273</text:p>
          </table:table-cell>
          <table:table-cell office:value-type="float" office:value="1.9467015" calcext:value-type="float">
            <text:p>1.9467015</text:p>
          </table:table-cell>
          <table:table-cell office:value-type="float" office:value="0.43085974" calcext:value-type="float">
            <text:p>0.43085974</text:p>
          </table:table-cell>
          <table:table-cell office:value-type="float" office:value="2.3915265" calcext:value-type="float">
            <text:p>2.3915265</text:p>
          </table:table-cell>
          <table:table-cell office:value-type="float" office:value="0.10418255" calcext:value-type="float">
            <text:p>0.10418255</text:p>
          </table:table-cell>
          <table:table-cell office:value-type="float" office:value="0.14024228" calcext:value-type="float">
            <text:p>0.14024228</text:p>
          </table:table-cell>
          <table:table-cell table:formula="of:=AVERAGE([.B182:.K182])" office:value-type="float" office:value="1.5687451685" calcext:value-type="float">
            <text:p>1.5687451685</text:p>
          </table:table-cell>
        </table:table-row>
        <table:table-row table:style-name="ro1">
          <table:table-cell table:formula="of:=[.A182]+1" office:value-type="float" office:value="182" calcext:value-type="float">
            <text:p>182</text:p>
          </table:table-cell>
          <table:table-cell office:value-type="float" office:value="0.03193484" calcext:value-type="float">
            <text:p>0.03193484</text:p>
          </table:table-cell>
          <table:table-cell office:value-type="float" office:value="4.814916" calcext:value-type="float">
            <text:p>4.814916</text:p>
          </table:table-cell>
          <table:table-cell office:value-type="float" office:value="0.35187846" calcext:value-type="float">
            <text:p>0.35187846</text:p>
          </table:table-cell>
          <table:table-cell office:value-type="float" office:value="1.6584853" calcext:value-type="float">
            <text:p>1.6584853</text:p>
          </table:table-cell>
          <table:table-cell office:value-type="float" office:value="4.243304" calcext:value-type="float">
            <text:p>4.243304</text:p>
          </table:table-cell>
          <table:table-cell office:value-type="float" office:value="1.6888849" calcext:value-type="float">
            <text:p>1.6888849</text:p>
          </table:table-cell>
          <table:table-cell office:value-type="float" office:value="0.4851115" calcext:value-type="float">
            <text:p>0.4851115</text:p>
          </table:table-cell>
          <table:table-cell office:value-type="float" office:value="2.332922" calcext:value-type="float">
            <text:p>2.332922</text:p>
          </table:table-cell>
          <table:table-cell office:value-type="float" office:value="0.10409348" calcext:value-type="float">
            <text:p>0.10409348</text:p>
          </table:table-cell>
          <table:table-cell office:value-type="float" office:value="0.16928877" calcext:value-type="float">
            <text:p>0.16928877</text:p>
          </table:table-cell>
          <table:table-cell table:formula="of:=AVERAGE([.B183:.K183])" office:value-type="float" office:value="1.588081925" calcext:value-type="float">
            <text:p>1.588081925</text:p>
          </table:table-cell>
        </table:table-row>
        <table:table-row table:style-name="ro1">
          <table:table-cell table:formula="of:=[.A183]+1" office:value-type="float" office:value="183" calcext:value-type="float">
            <text:p>183</text:p>
          </table:table-cell>
          <table:table-cell office:value-type="float" office:value="0.03246624" calcext:value-type="float">
            <text:p>0.03246624</text:p>
          </table:table-cell>
          <table:table-cell office:value-type="float" office:value="4.6996737" calcext:value-type="float">
            <text:p>4.6996737</text:p>
          </table:table-cell>
          <table:table-cell office:value-type="float" office:value="0.10819477" calcext:value-type="float">
            <text:p>0.10819477</text:p>
          </table:table-cell>
          <table:table-cell office:value-type="float" office:value="1.6823514" calcext:value-type="float">
            <text:p>1.6823514</text:p>
          </table:table-cell>
          <table:table-cell office:value-type="float" office:value="4.7053213" calcext:value-type="float">
            <text:p>4.7053213</text:p>
          </table:table-cell>
          <table:table-cell office:value-type="float" office:value="1.6640586" calcext:value-type="float">
            <text:p>1.6640586</text:p>
          </table:table-cell>
          <table:table-cell office:value-type="float" office:value="0.48891035" calcext:value-type="float">
            <text:p>0.48891035</text:p>
          </table:table-cell>
          <table:table-cell office:value-type="float" office:value="2.2507055" calcext:value-type="float">
            <text:p>2.2507055</text:p>
          </table:table-cell>
          <table:table-cell office:value-type="float" office:value="0.104211904" calcext:value-type="float">
            <text:p>0.104211904</text:p>
          </table:table-cell>
          <table:table-cell office:value-type="float" office:value="0.08759176" calcext:value-type="float">
            <text:p>0.08759176</text:p>
          </table:table-cell>
          <table:table-cell table:formula="of:=AVERAGE([.B184:.K184])" office:value-type="float" office:value="1.5823485524" calcext:value-type="float">
            <text:p>1.5823485524</text:p>
          </table:table-cell>
        </table:table-row>
        <table:table-row table:style-name="ro1">
          <table:table-cell table:formula="of:=[.A184]+1" office:value-type="float" office:value="184" calcext:value-type="float">
            <text:p>184</text:p>
          </table:table-cell>
          <table:table-cell office:value-type="float" office:value="0.016674317" calcext:value-type="float">
            <text:p>0.016674317</text:p>
          </table:table-cell>
          <table:table-cell office:value-type="float" office:value="4.746756" calcext:value-type="float">
            <text:p>4.746756</text:p>
          </table:table-cell>
          <table:table-cell office:value-type="float" office:value="0.10394179" calcext:value-type="float">
            <text:p>0.10394179</text:p>
          </table:table-cell>
          <table:table-cell office:value-type="float" office:value="1.7240024" calcext:value-type="float">
            <text:p>1.7240024</text:p>
          </table:table-cell>
          <table:table-cell office:value-type="float" office:value="3.8688836" calcext:value-type="float">
            <text:p>3.8688836</text:p>
          </table:table-cell>
          <table:table-cell office:value-type="float" office:value="1.703901" calcext:value-type="float">
            <text:p>1.703901</text:p>
          </table:table-cell>
          <table:table-cell office:value-type="float" office:value="0.4528642" calcext:value-type="float">
            <text:p>0.4528642</text:p>
          </table:table-cell>
          <table:table-cell office:value-type="float" office:value="2.424819" calcext:value-type="float">
            <text:p>2.424819</text:p>
          </table:table-cell>
          <table:table-cell office:value-type="float" office:value="0.1060718" calcext:value-type="float">
            <text:p>0.1060718</text:p>
          </table:table-cell>
          <table:table-cell office:value-type="float" office:value="0.17039025" calcext:value-type="float">
            <text:p>0.17039025</text:p>
          </table:table-cell>
          <table:table-cell table:formula="of:=AVERAGE([.B185:.K185])" office:value-type="float" office:value="1.5318304357" calcext:value-type="float">
            <text:p>1.5318304357</text:p>
          </table:table-cell>
        </table:table-row>
        <table:table-row table:style-name="ro1">
          <table:table-cell table:formula="of:=[.A185]+1" office:value-type="float" office:value="185" calcext:value-type="float">
            <text:p>185</text:p>
          </table:table-cell>
          <table:table-cell office:value-type="float" office:value="0.0147592835" calcext:value-type="float">
            <text:p>0.0147592835</text:p>
          </table:table-cell>
          <table:table-cell office:value-type="float" office:value="4.6205144" calcext:value-type="float">
            <text:p>4.6205144</text:p>
          </table:table-cell>
          <table:table-cell office:value-type="float" office:value="0.33417466" calcext:value-type="float">
            <text:p>0.33417466</text:p>
          </table:table-cell>
          <table:table-cell office:value-type="float" office:value="1.4313315" calcext:value-type="float">
            <text:p>1.4313315</text:p>
          </table:table-cell>
          <table:table-cell office:value-type="float" office:value="3.4060438" calcext:value-type="float">
            <text:p>3.4060438</text:p>
          </table:table-cell>
          <table:table-cell office:value-type="float" office:value="1.9854039" calcext:value-type="float">
            <text:p>1.9854039</text:p>
          </table:table-cell>
          <table:table-cell office:value-type="float" office:value="0.52001536" calcext:value-type="float">
            <text:p>0.52001536</text:p>
          </table:table-cell>
          <table:table-cell office:value-type="float" office:value="2.1441984" calcext:value-type="float">
            <text:p>2.1441984</text:p>
          </table:table-cell>
          <table:table-cell office:value-type="float" office:value="0.10609409" calcext:value-type="float">
            <text:p>0.10609409</text:p>
          </table:table-cell>
          <table:table-cell office:value-type="float" office:value="0.16963643" calcext:value-type="float">
            <text:p>0.16963643</text:p>
          </table:table-cell>
          <table:table-cell table:formula="of:=AVERAGE([.B186:.K186])" office:value-type="float" office:value="1.47321718235" calcext:value-type="float">
            <text:p>1.47321718235</text:p>
          </table:table-cell>
        </table:table-row>
        <table:table-row table:style-name="ro1">
          <table:table-cell table:formula="of:=[.A186]+1" office:value-type="float" office:value="186" calcext:value-type="float">
            <text:p>186</text:p>
          </table:table-cell>
          <table:table-cell office:value-type="float" office:value="0.015312855" calcext:value-type="float">
            <text:p>0.015312855</text:p>
          </table:table-cell>
          <table:table-cell office:value-type="float" office:value="3.148921" calcext:value-type="float">
            <text:p>3.148921</text:p>
          </table:table-cell>
          <table:table-cell office:value-type="float" office:value="0.33219233" calcext:value-type="float">
            <text:p>0.33219233</text:p>
          </table:table-cell>
          <table:table-cell office:value-type="float" office:value="1.7797413" calcext:value-type="float">
            <text:p>1.7797413</text:p>
          </table:table-cell>
          <table:table-cell office:value-type="float" office:value="4.541381" calcext:value-type="float">
            <text:p>4.541381</text:p>
          </table:table-cell>
          <table:table-cell office:value-type="float" office:value="1.7459654" calcext:value-type="float">
            <text:p>1.7459654</text:p>
          </table:table-cell>
          <table:table-cell office:value-type="float" office:value="0.52001536" calcext:value-type="float">
            <text:p>0.52001536</text:p>
          </table:table-cell>
          <table:table-cell office:value-type="float" office:value="2.3617208" calcext:value-type="float">
            <text:p>2.3617208</text:p>
          </table:table-cell>
          <table:table-cell office:value-type="float" office:value="0.099245034" calcext:value-type="float">
            <text:p>0.099245034</text:p>
          </table:table-cell>
          <table:table-cell office:value-type="float" office:value="0.17488264" calcext:value-type="float">
            <text:p>0.17488264</text:p>
          </table:table-cell>
          <table:table-cell table:formula="of:=AVERAGE([.B187:.K187])" office:value-type="float" office:value="1.4719377719" calcext:value-type="float">
            <text:p>1.4719377719</text:p>
          </table:table-cell>
        </table:table-row>
        <table:table-row table:style-name="ro1">
          <table:table-cell table:formula="of:=[.A187]+1" office:value-type="float" office:value="187" calcext:value-type="float">
            <text:p>187</text:p>
          </table:table-cell>
          <table:table-cell office:value-type="float" office:value="0.021335572" calcext:value-type="float">
            <text:p>0.021335572</text:p>
          </table:table-cell>
          <table:table-cell office:value-type="float" office:value="4.8915772" calcext:value-type="float">
            <text:p>4.8915772</text:p>
          </table:table-cell>
          <table:table-cell office:value-type="float" office:value="0.31605056" calcext:value-type="float">
            <text:p>0.31605056</text:p>
          </table:table-cell>
          <table:table-cell office:value-type="float" office:value="1.7847158" calcext:value-type="float">
            <text:p>1.7847158</text:p>
          </table:table-cell>
          <table:table-cell office:value-type="float" office:value="4.284479" calcext:value-type="float">
            <text:p>4.284479</text:p>
          </table:table-cell>
          <table:table-cell office:value-type="float" office:value="1.7805341" calcext:value-type="float">
            <text:p>1.7805341</text:p>
          </table:table-cell>
          <table:table-cell office:value-type="float" office:value="0.48516718" calcext:value-type="float">
            <text:p>0.48516718</text:p>
          </table:table-cell>
          <table:table-cell office:value-type="float" office:value="2.0085251" calcext:value-type="float">
            <text:p>2.0085251</text:p>
          </table:table-cell>
          <table:table-cell office:value-type="float" office:value="0.10299232" calcext:value-type="float">
            <text:p>0.10299232</text:p>
          </table:table-cell>
          <table:table-cell office:value-type="float" office:value="0.25024357" calcext:value-type="float">
            <text:p>0.25024357</text:p>
          </table:table-cell>
          <table:table-cell table:formula="of:=AVERAGE([.B188:.K188])" office:value-type="float" office:value="1.5925620402" calcext:value-type="float">
            <text:p>1.5925620402</text:p>
          </table:table-cell>
        </table:table-row>
        <table:table-row table:style-name="ro1">
          <table:table-cell table:formula="of:=[.A188]+1" office:value-type="float" office:value="188" calcext:value-type="float">
            <text:p>188</text:p>
          </table:table-cell>
          <table:table-cell office:value-type="float" office:value="0.029840702" calcext:value-type="float">
            <text:p>0.029840702</text:p>
          </table:table-cell>
          <table:table-cell office:value-type="float" office:value="5.2030053" calcext:value-type="float">
            <text:p>5.2030053</text:p>
          </table:table-cell>
          <table:table-cell office:value-type="float" office:value="0.102968946" calcext:value-type="float">
            <text:p>0.102968946</text:p>
          </table:table-cell>
          <table:table-cell office:value-type="float" office:value="1.82589" calcext:value-type="float">
            <text:p>1.82589</text:p>
          </table:table-cell>
          <table:table-cell office:value-type="float" office:value="4.1022334" calcext:value-type="float">
            <text:p>4.1022334</text:p>
          </table:table-cell>
          <table:table-cell office:value-type="float" office:value="1.9111471" calcext:value-type="float">
            <text:p>1.9111471</text:p>
          </table:table-cell>
          <table:table-cell office:value-type="float" office:value="0.46431023" calcext:value-type="float">
            <text:p>0.46431023</text:p>
          </table:table-cell>
          <table:table-cell office:value-type="float" office:value="2.1374974" calcext:value-type="float">
            <text:p>2.1374974</text:p>
          </table:table-cell>
          <table:table-cell office:value-type="float" office:value="0.09919772" calcext:value-type="float">
            <text:p>0.09919772</text:p>
          </table:table-cell>
          <table:table-cell office:value-type="float" office:value="0.17435569" calcext:value-type="float">
            <text:p>0.17435569</text:p>
          </table:table-cell>
          <table:table-cell table:formula="of:=AVERAGE([.B189:.K189])" office:value-type="float" office:value="1.6050446488" calcext:value-type="float">
            <text:p>1.6050446488</text:p>
          </table:table-cell>
        </table:table-row>
        <table:table-row table:style-name="ro1">
          <table:table-cell table:formula="of:=[.A189]+1" office:value-type="float" office:value="189" calcext:value-type="float">
            <text:p>189</text:p>
          </table:table-cell>
          <table:table-cell office:value-type="float" office:value="0.018023003" calcext:value-type="float">
            <text:p>0.018023003</text:p>
          </table:table-cell>
          <table:table-cell office:value-type="float" office:value="5.1995835" calcext:value-type="float">
            <text:p>5.1995835</text:p>
          </table:table-cell>
          <table:table-cell office:value-type="float" office:value="0.108500324" calcext:value-type="float">
            <text:p>0.108500324</text:p>
          </table:table-cell>
          <table:table-cell office:value-type="float" office:value="1.8687044" calcext:value-type="float">
            <text:p>1.8687044</text:p>
          </table:table-cell>
          <table:table-cell office:value-type="float" office:value="3.7327077" calcext:value-type="float">
            <text:p>3.7327077</text:p>
          </table:table-cell>
          <table:table-cell office:value-type="float" office:value="1.6851559" calcext:value-type="float">
            <text:p>1.6851559</text:p>
          </table:table-cell>
          <table:table-cell office:value-type="float" office:value="0.48413658" calcext:value-type="float">
            <text:p>0.48413658</text:p>
          </table:table-cell>
          <table:table-cell office:value-type="float" office:value="2.2601948" calcext:value-type="float">
            <text:p>2.2601948</text:p>
          </table:table-cell>
          <table:table-cell office:value-type="float" office:value="0.09926244" calcext:value-type="float">
            <text:p>0.09926244</text:p>
          </table:table-cell>
          <table:table-cell office:value-type="float" office:value="0.25073203" calcext:value-type="float">
            <text:p>0.25073203</text:p>
          </table:table-cell>
          <table:table-cell table:formula="of:=AVERAGE([.B190:.K190])" office:value-type="float" office:value="1.5707000677" calcext:value-type="float">
            <text:p>1.5707000677</text:p>
          </table:table-cell>
        </table:table-row>
        <table:table-row table:style-name="ro1">
          <table:table-cell table:formula="of:=[.A190]+1" office:value-type="float" office:value="190" calcext:value-type="float">
            <text:p>190</text:p>
          </table:table-cell>
          <table:table-cell office:value-type="float" office:value="0.04128967" calcext:value-type="float">
            <text:p>0.04128967</text:p>
          </table:table-cell>
          <table:table-cell office:value-type="float" office:value="4.8920684" calcext:value-type="float">
            <text:p>4.8920684</text:p>
          </table:table-cell>
          <table:table-cell office:value-type="float" office:value="0.32783294" calcext:value-type="float">
            <text:p>0.32783294</text:p>
          </table:table-cell>
          <table:table-cell office:value-type="float" office:value="1.667176" calcext:value-type="float">
            <text:p>1.667176</text:p>
          </table:table-cell>
          <table:table-cell office:value-type="float" office:value="3.783232" calcext:value-type="float">
            <text:p>3.783232</text:p>
          </table:table-cell>
          <table:table-cell office:value-type="float" office:value="1.6995112" calcext:value-type="float">
            <text:p>1.6995112</text:p>
          </table:table-cell>
          <table:table-cell office:value-type="float" office:value="0.4945025" calcext:value-type="float">
            <text:p>0.4945025</text:p>
          </table:table-cell>
          <table:table-cell office:value-type="float" office:value="2.1882668" calcext:value-type="float">
            <text:p>2.1882668</text:p>
          </table:table-cell>
          <table:table-cell office:value-type="float" office:value="0.09913767" calcext:value-type="float">
            <text:p>0.09913767</text:p>
          </table:table-cell>
          <table:table-cell office:value-type="float" office:value="0.3469763" calcext:value-type="float">
            <text:p>0.3469763</text:p>
          </table:table-cell>
          <table:table-cell table:formula="of:=AVERAGE([.B191:.K191])" office:value-type="float" office:value="1.553999348" calcext:value-type="float">
            <text:p>1.553999348</text:p>
          </table:table-cell>
        </table:table-row>
        <table:table-row table:style-name="ro1">
          <table:table-cell table:formula="of:=[.A191]+1" office:value-type="float" office:value="191" calcext:value-type="float">
            <text:p>191</text:p>
          </table:table-cell>
          <table:table-cell office:value-type="float" office:value="0.046418253" calcext:value-type="float">
            <text:p>0.046418253</text:p>
          </table:table-cell>
          <table:table-cell office:value-type="float" office:value="4.668261" calcext:value-type="float">
            <text:p>4.668261</text:p>
          </table:table-cell>
          <table:table-cell office:value-type="float" office:value="0.3302881" calcext:value-type="float">
            <text:p>0.3302881</text:p>
          </table:table-cell>
          <table:table-cell office:value-type="float" office:value="1.411135" calcext:value-type="float">
            <text:p>1.411135</text:p>
          </table:table-cell>
          <table:table-cell office:value-type="float" office:value="3.7904205" calcext:value-type="float">
            <text:p>3.7904205</text:p>
          </table:table-cell>
          <table:table-cell office:value-type="float" office:value="1.9293028" calcext:value-type="float">
            <text:p>1.9293028</text:p>
          </table:table-cell>
          <table:table-cell office:value-type="float" office:value="0.4840053" calcext:value-type="float">
            <text:p>0.4840053</text:p>
          </table:table-cell>
          <table:table-cell office:value-type="float" office:value="1.9413239" calcext:value-type="float">
            <text:p>1.9413239</text:p>
          </table:table-cell>
          <table:table-cell office:value-type="float" office:value="0.10680506" calcext:value-type="float">
            <text:p>0.10680506</text:p>
          </table:table-cell>
          <table:table-cell office:value-type="float" office:value="0.3237104" calcext:value-type="float">
            <text:p>0.3237104</text:p>
          </table:table-cell>
          <table:table-cell table:formula="of:=AVERAGE([.B192:.K192])" office:value-type="float" office:value="1.5031670313" calcext:value-type="float">
            <text:p>1.5031670313</text:p>
          </table:table-cell>
        </table:table-row>
        <table:table-row table:style-name="ro1">
          <table:table-cell table:formula="of:=[.A192]+1" office:value-type="float" office:value="192" calcext:value-type="float">
            <text:p>192</text:p>
          </table:table-cell>
          <table:table-cell office:value-type="float" office:value="0.06421716" calcext:value-type="float">
            <text:p>0.06421716</text:p>
          </table:table-cell>
          <table:table-cell office:value-type="float" office:value="4.8886676" calcext:value-type="float">
            <text:p>4.8886676</text:p>
          </table:table-cell>
          <table:table-cell office:value-type="float" office:value="0.30254006" calcext:value-type="float">
            <text:p>0.30254006</text:p>
          </table:table-cell>
          <table:table-cell office:value-type="float" office:value="1.855961" calcext:value-type="float">
            <text:p>1.855961</text:p>
          </table:table-cell>
          <table:table-cell office:value-type="float" office:value="3.7456188" calcext:value-type="float">
            <text:p>3.7456188</text:p>
          </table:table-cell>
          <table:table-cell office:value-type="float" office:value="1.8784364" calcext:value-type="float">
            <text:p>1.8784364</text:p>
          </table:table-cell>
          <table:table-cell office:value-type="float" office:value="0.47681373" calcext:value-type="float">
            <text:p>0.47681373</text:p>
          </table:table-cell>
          <table:table-cell office:value-type="float" office:value="2.2548227" calcext:value-type="float">
            <text:p>2.2548227</text:p>
          </table:table-cell>
          <table:table-cell office:value-type="float" office:value="0.104426116" calcext:value-type="float">
            <text:p>0.104426116</text:p>
          </table:table-cell>
          <table:table-cell office:value-type="float" office:value="0.3237104" calcext:value-type="float">
            <text:p>0.3237104</text:p>
          </table:table-cell>
          <table:table-cell table:formula="of:=AVERAGE([.B193:.K193])" office:value-type="float" office:value="1.5895213966" calcext:value-type="float">
            <text:p>1.5895213966</text:p>
          </table:table-cell>
        </table:table-row>
        <table:table-row table:style-name="ro1">
          <table:table-cell table:formula="of:=[.A193]+1" office:value-type="float" office:value="193" calcext:value-type="float">
            <text:p>193</text:p>
          </table:table-cell>
          <table:table-cell office:value-type="float" office:value="0.059283577" calcext:value-type="float">
            <text:p>0.059283577</text:p>
          </table:table-cell>
          <table:table-cell office:value-type="float" office:value="5.2030053" calcext:value-type="float">
            <text:p>5.2030053</text:p>
          </table:table-cell>
          <table:table-cell office:value-type="float" office:value="0.32930452" calcext:value-type="float">
            <text:p>0.32930452</text:p>
          </table:table-cell>
          <table:table-cell office:value-type="float" office:value="1.8491977" calcext:value-type="float">
            <text:p>1.8491977</text:p>
          </table:table-cell>
          <table:table-cell office:value-type="float" office:value="3.5885463" calcext:value-type="float">
            <text:p>3.5885463</text:p>
          </table:table-cell>
          <table:table-cell office:value-type="float" office:value="2.0062823" calcext:value-type="float">
            <text:p>2.0062823</text:p>
          </table:table-cell>
          <table:table-cell office:value-type="float" office:value="0.48402748" calcext:value-type="float">
            <text:p>0.48402748</text:p>
          </table:table-cell>
          <table:table-cell office:value-type="float" office:value="2.3224235" calcext:value-type="float">
            <text:p>2.3224235</text:p>
          </table:table-cell>
          <table:table-cell office:value-type="float" office:value="0.11297774" calcext:value-type="float">
            <text:p>0.11297774</text:p>
          </table:table-cell>
          <table:table-cell office:value-type="float" office:value="0.3410375" calcext:value-type="float">
            <text:p>0.3410375</text:p>
          </table:table-cell>
          <table:table-cell table:formula="of:=AVERAGE([.B194:.K194])" office:value-type="float" office:value="1.6296085917" calcext:value-type="float">
            <text:p>1.6296085917</text:p>
          </table:table-cell>
        </table:table-row>
        <table:table-row table:style-name="ro1">
          <table:table-cell table:formula="of:=[.A194]+1" office:value-type="float" office:value="194" calcext:value-type="float">
            <text:p>194</text:p>
          </table:table-cell>
          <table:table-cell office:value-type="float" office:value="0.058777533" calcext:value-type="float">
            <text:p>0.058777533</text:p>
          </table:table-cell>
          <table:table-cell office:value-type="float" office:value="4.6994386" calcext:value-type="float">
            <text:p>4.6994386</text:p>
          </table:table-cell>
          <table:table-cell office:value-type="float" office:value="0.27519473" calcext:value-type="float">
            <text:p>0.27519473</text:p>
          </table:table-cell>
          <table:table-cell office:value-type="float" office:value="1.9224899" calcext:value-type="float">
            <text:p>1.9224899</text:p>
          </table:table-cell>
          <table:table-cell office:value-type="float" office:value="3.6161885" calcext:value-type="float">
            <text:p>3.6161885</text:p>
          </table:table-cell>
          <table:table-cell office:value-type="float" office:value="1.8521769" calcext:value-type="float">
            <text:p>1.8521769</text:p>
          </table:table-cell>
          <table:table-cell office:value-type="float" office:value="0.4842115" calcext:value-type="float">
            <text:p>0.4842115</text:p>
          </table:table-cell>
          <table:table-cell office:value-type="float" office:value="2.2556028" calcext:value-type="float">
            <text:p>2.2556028</text:p>
          </table:table-cell>
          <table:table-cell office:value-type="float" office:value="0.1129518" calcext:value-type="float">
            <text:p>0.1129518</text:p>
          </table:table-cell>
          <table:table-cell office:value-type="float" office:value="0.30175412" calcext:value-type="float">
            <text:p>0.30175412</text:p>
          </table:table-cell>
          <table:table-cell table:formula="of:=AVERAGE([.B195:.K195])" office:value-type="float" office:value="1.5578786383" calcext:value-type="float">
            <text:p>1.5578786383</text:p>
          </table:table-cell>
        </table:table-row>
        <table:table-row table:style-name="ro1">
          <table:table-cell table:formula="of:=[.A195]+1" office:value-type="float" office:value="195" calcext:value-type="float">
            <text:p>195</text:p>
          </table:table-cell>
          <table:table-cell office:value-type="float" office:value="0.04633892" calcext:value-type="float">
            <text:p>0.04633892</text:p>
          </table:table-cell>
          <table:table-cell office:value-type="float" office:value="4.724502" calcext:value-type="float">
            <text:p>4.724502</text:p>
          </table:table-cell>
          <table:table-cell office:value-type="float" office:value="0.27395165" calcext:value-type="float">
            <text:p>0.27395165</text:p>
          </table:table-cell>
          <table:table-cell office:value-type="float" office:value="1.8194196" calcext:value-type="float">
            <text:p>1.8194196</text:p>
          </table:table-cell>
          <table:table-cell office:value-type="float" office:value="3.4894757" calcext:value-type="float">
            <text:p>3.4894757</text:p>
          </table:table-cell>
          <table:table-cell office:value-type="float" office:value="1.6897466" calcext:value-type="float">
            <text:p>1.6897466</text:p>
          </table:table-cell>
          <table:table-cell office:value-type="float" office:value="0.4612085" calcext:value-type="float">
            <text:p>0.4612085</text:p>
          </table:table-cell>
          <table:table-cell office:value-type="float" office:value="1.7134056" calcext:value-type="float">
            <text:p>1.7134056</text:p>
          </table:table-cell>
          <table:table-cell office:value-type="float" office:value="0.12641627" calcext:value-type="float">
            <text:p>0.12641627</text:p>
          </table:table-cell>
          <table:table-cell office:value-type="float" office:value="0.30175412" calcext:value-type="float">
            <text:p>0.30175412</text:p>
          </table:table-cell>
          <table:table-cell table:formula="of:=AVERAGE([.B196:.K196])" office:value-type="float" office:value="1.464621896" calcext:value-type="float">
            <text:p>1.464621896</text:p>
          </table:table-cell>
        </table:table-row>
        <table:table-row table:style-name="ro1">
          <table:table-cell table:formula="of:=[.A196]+1" office:value-type="float" office:value="196" calcext:value-type="float">
            <text:p>196</text:p>
          </table:table-cell>
          <table:table-cell office:value-type="float" office:value="0.06421716" calcext:value-type="float">
            <text:p>0.06421716</text:p>
          </table:table-cell>
          <table:table-cell office:value-type="float" office:value="4.855803" calcext:value-type="float">
            <text:p>4.855803</text:p>
          </table:table-cell>
          <table:table-cell office:value-type="float" office:value="0.20094125" calcext:value-type="float">
            <text:p>0.20094125</text:p>
          </table:table-cell>
          <table:table-cell office:value-type="float" office:value="1.928815" calcext:value-type="float">
            <text:p>1.928815</text:p>
          </table:table-cell>
          <table:table-cell office:value-type="float" office:value="3.6895413" calcext:value-type="float">
            <text:p>3.6895413</text:p>
          </table:table-cell>
          <table:table-cell office:value-type="float" office:value="1.9627701" calcext:value-type="float">
            <text:p>1.9627701</text:p>
          </table:table-cell>
          <table:table-cell office:value-type="float" office:value="0.44607332" calcext:value-type="float">
            <text:p>0.44607332</text:p>
          </table:table-cell>
          <table:table-cell office:value-type="float" office:value="1.8964205" calcext:value-type="float">
            <text:p>1.8964205</text:p>
          </table:table-cell>
          <table:table-cell office:value-type="float" office:value="0.12641627" calcext:value-type="float">
            <text:p>0.12641627</text:p>
          </table:table-cell>
          <table:table-cell office:value-type="float" office:value="0.07818202" calcext:value-type="float">
            <text:p>0.07818202</text:p>
          </table:table-cell>
          <table:table-cell table:formula="of:=AVERAGE([.B197:.K197])" office:value-type="float" office:value="1.524917992" calcext:value-type="float">
            <text:p>1.524917992</text:p>
          </table:table-cell>
        </table:table-row>
        <table:table-row table:style-name="ro1">
          <table:table-cell table:formula="of:=[.A197]+1" office:value-type="float" office:value="197" calcext:value-type="float">
            <text:p>197</text:p>
          </table:table-cell>
          <table:table-cell office:value-type="float" office:value="0.06504858" calcext:value-type="float">
            <text:p>0.06504858</text:p>
          </table:table-cell>
          <table:table-cell office:value-type="float" office:value="4.8569646" calcext:value-type="float">
            <text:p>4.8569646</text:p>
          </table:table-cell>
          <table:table-cell office:value-type="float" office:value="0.33140573" calcext:value-type="float">
            <text:p>0.33140573</text:p>
          </table:table-cell>
          <table:table-cell office:value-type="float" office:value="1.9211911" calcext:value-type="float">
            <text:p>1.9211911</text:p>
          </table:table-cell>
          <table:table-cell office:value-type="float" office:value="3.8284824" calcext:value-type="float">
            <text:p>3.8284824</text:p>
          </table:table-cell>
          <table:table-cell office:value-type="float" office:value="1.8337203" calcext:value-type="float">
            <text:p>1.8337203</text:p>
          </table:table-cell>
          <table:table-cell office:value-type="float" office:value="0.5115039" calcext:value-type="float">
            <text:p>0.5115039</text:p>
          </table:table-cell>
          <table:table-cell office:value-type="float" office:value="2.2296262" calcext:value-type="float">
            <text:p>2.2296262</text:p>
          </table:table-cell>
          <table:table-cell office:value-type="float" office:value="0.11063667" calcext:value-type="float">
            <text:p>0.11063667</text:p>
          </table:table-cell>
          <table:table-cell office:value-type="float" office:value="0.13165727" calcext:value-type="float">
            <text:p>0.13165727</text:p>
          </table:table-cell>
          <table:table-cell table:formula="of:=AVERAGE([.B198:.K198])" office:value-type="float" office:value="1.582023675" calcext:value-type="float">
            <text:p>1.582023675</text:p>
          </table:table-cell>
        </table:table-row>
        <table:table-row table:style-name="ro1">
          <table:table-cell table:formula="of:=[.A198]+1" office:value-type="float" office:value="198" calcext:value-type="float">
            <text:p>198</text:p>
          </table:table-cell>
          <table:table-cell office:value-type="float" office:value="0.06707743" calcext:value-type="float">
            <text:p>0.06707743</text:p>
          </table:table-cell>
          <table:table-cell office:value-type="float" office:value="4.7704735" calcext:value-type="float">
            <text:p>4.7704735</text:p>
          </table:table-cell>
          <table:table-cell office:value-type="float" office:value="0.10813569" calcext:value-type="float">
            <text:p>0.10813569</text:p>
          </table:table-cell>
          <table:table-cell office:value-type="float" office:value="1.8207151" calcext:value-type="float">
            <text:p>1.8207151</text:p>
          </table:table-cell>
          <table:table-cell office:value-type="float" office:value="3.8380654" calcext:value-type="float">
            <text:p>3.8380654</text:p>
          </table:table-cell>
          <table:table-cell office:value-type="float" office:value="1.6385913" calcext:value-type="float">
            <text:p>1.6385913</text:p>
          </table:table-cell>
          <table:table-cell office:value-type="float" office:value="0.54593253" calcext:value-type="float">
            <text:p>0.54593253</text:p>
          </table:table-cell>
          <table:table-cell office:value-type="float" office:value="1.7107873" calcext:value-type="float">
            <text:p>1.7107873</text:p>
          </table:table-cell>
          <table:table-cell office:value-type="float" office:value="0.11063667" calcext:value-type="float">
            <text:p>0.11063667</text:p>
          </table:table-cell>
          <table:table-cell office:value-type="float" office:value="0.13230677" calcext:value-type="float">
            <text:p>0.13230677</text:p>
          </table:table-cell>
          <table:table-cell table:formula="of:=AVERAGE([.B199:.K199])" office:value-type="float" office:value="1.474272169" calcext:value-type="float">
            <text:p>1.474272169</text:p>
          </table:table-cell>
        </table:table-row>
        <table:table-row table:style-name="ro1">
          <table:table-cell table:formula="of:=[.A199]+1" office:value-type="float" office:value="199" calcext:value-type="float">
            <text:p>199</text:p>
          </table:table-cell>
          <table:table-cell office:value-type="float" office:value="0.063156" calcext:value-type="float">
            <text:p>0.063156</text:p>
          </table:table-cell>
          <table:table-cell office:value-type="float" office:value="4.870098" calcext:value-type="float">
            <text:p>4.870098</text:p>
          </table:table-cell>
          <table:table-cell office:value-type="float" office:value="0.2727137" calcext:value-type="float">
            <text:p>0.2727137</text:p>
          </table:table-cell>
          <table:table-cell office:value-type="float" office:value="1.4343812" calcext:value-type="float">
            <text:p>1.4343812</text:p>
          </table:table-cell>
          <table:table-cell office:value-type="float" office:value="4.027191" calcext:value-type="float">
            <text:p>4.027191</text:p>
          </table:table-cell>
          <table:table-cell office:value-type="float" office:value="1.6759546" calcext:value-type="float">
            <text:p>1.6759546</text:p>
          </table:table-cell>
          <table:table-cell office:value-type="float" office:value="0.5113436" calcext:value-type="float">
            <text:p>0.5113436</text:p>
          </table:table-cell>
          <table:table-cell office:value-type="float" office:value="1.727929" calcext:value-type="float">
            <text:p>1.727929</text:p>
          </table:table-cell>
          <table:table-cell office:value-type="float" office:value="0.12651642" calcext:value-type="float">
            <text:p>0.12651642</text:p>
          </table:table-cell>
          <table:table-cell office:value-type="float" office:value="0.13037284" calcext:value-type="float">
            <text:p>0.13037284</text:p>
          </table:table-cell>
          <table:table-cell table:formula="of:=AVERAGE([.B200:.K200])" office:value-type="float" office:value="1.483965636" calcext:value-type="float">
            <text:p>1.483965636</text:p>
          </table:table-cell>
        </table:table-row>
        <table:table-row table:style-name="ro1">
          <table:table-cell table:formula="of:=[.A200]+1" office:value-type="float" office:value="200" calcext:value-type="float">
            <text:p>200</text:p>
          </table:table-cell>
          <table:table-cell office:value-type="float" office:value="0.050832313" calcext:value-type="float">
            <text:p>0.050832313</text:p>
          </table:table-cell>
          <table:table-cell office:value-type="float" office:value="4.770012" calcext:value-type="float">
            <text:p>4.770012</text:p>
          </table:table-cell>
          <table:table-cell office:value-type="float" office:value="0.33140573" calcext:value-type="float">
            <text:p>0.33140573</text:p>
          </table:table-cell>
          <table:table-cell office:value-type="float" office:value="1.6348063" calcext:value-type="float">
            <text:p>1.6348063</text:p>
          </table:table-cell>
          <table:table-cell office:value-type="float" office:value="3.4905303" calcext:value-type="float">
            <text:p>3.4905303</text:p>
          </table:table-cell>
          <table:table-cell office:value-type="float" office:value="1.6482484" calcext:value-type="float">
            <text:p>1.6482484</text:p>
          </table:table-cell>
          <table:table-cell office:value-type="float" office:value="0.44214693" calcext:value-type="float">
            <text:p>0.44214693</text:p>
          </table:table-cell>
          <table:table-cell office:value-type="float" office:value="1.907267" calcext:value-type="float">
            <text:p>1.907267</text:p>
          </table:table-cell>
          <table:table-cell office:value-type="float" office:value="0.120552264" calcext:value-type="float">
            <text:p>0.120552264</text:p>
          </table:table-cell>
          <table:table-cell office:value-type="float" office:value="0.13809998" calcext:value-type="float">
            <text:p>0.13809998</text:p>
          </table:table-cell>
          <table:table-cell table:formula="of:=AVERAGE([.B201:.K201])" office:value-type="float" office:value="1.4533901217" calcext:value-type="float">
            <text:p>1.45339012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7T15:27:01.123000000</meta:creation-date>
    <dc:date>2023-06-07T15:29:53.283000000</dc:date>
    <meta:editing-duration>PT2M52S</meta:editing-duration>
    <meta:editing-cycles>1</meta:editing-cycles>
    <meta:document-statistic meta:table-count="1" meta:cell-count="2412" meta:object-count="1"/>
    <meta:generator>LibreOffice/7.5.2.2$Windows_X86_64 LibreOffice_project/53bb9681a964705cf672590721dbc85eb4d0c3a2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389cm" svg:height="15.676cm" xlink:href=".." xlink:type="simple" chart:class="chart:scatter" chart:style-name="ch1">
        <chart:legend chart:legend-position="end" svg:x="21.373cm" svg:y="7.536cm" style:legend-expansion="high" chart:style-name="ch2"/>
        <chart:plot-area chart:style-name="ch3" table:cell-range-address="Arkusz1.A1:Arkusz1.A201 Arkusz1.L1:Arkusz1.L201" svg:x="0.487cm" svg:y="0.313cm" svg:width="20.399cm" svg:height="15.05cm">
          <chart:coordinate-region svg:x="1.225cm" svg:y="0.313cm" svg:width="19.373cm" svg:height="14.3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usz1.L1:Arkusz1.L201" chart:class="chart:scatter">
            <chart:domain table:cell-range-address="Arkusz1.A1:Arkusz1.A201"/>
            <chart:data-point chart:repeated="2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A1:Arkusz1.A201</svg:desc>
                </draw:g>
              </table:table-cell>
              <table:table-cell office:value-type="float" office:value="2.719822531">
                <text:p>2.719822531</text:p>
                <draw:g>
                  <svg:desc>Arkusz1.L1:Arkusz1.L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30990087">
                <text:p>5.309900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39840542">
                <text:p>2.398405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.279432182">
                <text:p>4.2794321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710254959">
                <text:p>2.7102549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.261485958">
                <text:p>3.2614859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.83978992">
                <text:p>2.839789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.643936991">
                <text:p>2.6439369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.869705055">
                <text:p>2.8697050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.7976777787">
                <text:p>2.79767777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.707359696">
                <text:p>2.7073596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.3050102455">
                <text:p>2.30501024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.4058856626">
                <text:p>2.40588566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.776238239">
                <text:p>2.7762382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.8034270278">
                <text:p>2.80342702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.7362749877">
                <text:p>2.73627498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.7257156284">
                <text:p>2.72571562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.1827219714">
                <text:p>2.18272197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.642190942">
                <text:p>2.6421909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.1536010788">
                <text:p>2.15360107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.117303385">
                <text:p>2.1173033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.4289978824">
                <text:p>2.42899788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.4290878249">
                <text:p>2.42908782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.3196294317">
                <text:p>2.31962943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.4787124552">
                <text:p>2.47871245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.2620799046">
                <text:p>2.26207990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.1080616256">
                <text:p>2.10806162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.8569892954">
                <text:p>1.85698929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.1732566172">
                <text:p>2.17325661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.0238328666">
                <text:p>2.02383286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.1939255456">
                <text:p>2.19392554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.9147684594">
                <text:p>1.91476845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.3765194349">
                <text:p>2.37651943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.3490469304">
                <text:p>2.34904693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.3212554309">
                <text:p>2.32125543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.5570453503">
                <text:p>2.55704535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.330917822">
                <text:p>2.3309178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.528056087">
                <text:p>2.5280560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.5335100179">
                <text:p>2.53351001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.5822832687">
                <text:p>2.58228326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.2609161235">
                <text:p>2.26091612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.9246553816">
                <text:p>1.92465538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.4040533542">
                <text:p>2.40405335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.01676368895">
                <text:p>2.016763688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.3393359467">
                <text:p>2.33933594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.3103414336">
                <text:p>2.31034143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.8791833527">
                <text:p>1.87918335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.072183861">
                <text:p>2.0721838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.2088961044">
                <text:p>2.20889610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.2556917345">
                <text:p>2.25569173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.3697748623">
                <text:p>2.36977486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.9970050308">
                <text:p>1.99700503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.87962832205">
                <text:p>1.879628322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.7540777978">
                <text:p>1.75407779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.8534271235">
                <text:p>1.85342712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.7375551544">
                <text:p>1.73755515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.8213157328">
                <text:p>1.82131573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.5942660223">
                <text:p>1.59426602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.8434001807">
                <text:p>1.84340018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.4291669467">
                <text:p>1.42916694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.7319117437">
                <text:p>1.73191174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.6719567616">
                <text:p>1.67195676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.6326480137">
                <text:p>1.63264801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.756760438">
                <text:p>1.7567604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.6802767157">
                <text:p>1.68027671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.7950695812">
                <text:p>1.79506958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.4862349282">
                <text:p>1.48623492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.7763035947">
                <text:p>1.77630359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.761252861">
                <text:p>1.7612528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.5841744127">
                <text:p>1.58417441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.6575756694">
                <text:p>1.65757566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.7400769113">
                <text:p>1.74007691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.6482798271">
                <text:p>1.64827982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.5286877522">
                <text:p>1.52868775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.703814937">
                <text:p>1.7038149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.4274484024">
                <text:p>1.42744840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.5524597998">
                <text:p>1.55245979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.5523979927">
                <text:p>1.55239799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.5231646162">
                <text:p>1.52316461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.5955707193">
                <text:p>1.59557071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.57149418">
                <text:p>1.571494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.5565647748">
                <text:p>1.55656477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.4486941574">
                <text:p>1.44869415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.607570274">
                <text:p>1.6075702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.569227111">
                <text:p>1.5692271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.5896820626">
                <text:p>1.58968206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.4187174451">
                <text:p>1.41871744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.6304716391">
                <text:p>1.63047163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.612709958">
                <text:p>1.6127099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.661291749">
                <text:p>1.6612917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.6325594356">
                <text:p>1.63255943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.4206499273">
                <text:p>1.42064992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.462096046">
                <text:p>1.4620960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.4309889131">
                <text:p>1.43098891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.3215105488">
                <text:p>1.32151054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.3962444231">
                <text:p>1.39624442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.491234548">
                <text:p>1.4912345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.4587050915">
                <text:p>1.45870509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.460710201">
                <text:p>1.4607102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.4022295224">
                <text:p>1.40222952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.444019762">
                <text:p>1.4440197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.4419378066">
                <text:p>1.441937806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.4412246949">
                <text:p>1.44122469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.444799873">
                <text:p>1.4447998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.4284547205">
                <text:p>1.42845472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.4254845311">
                <text:p>1.42548453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.4100815504">
                <text:p>1.41008155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.487281032">
                <text:p>1.4872810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.458704218">
                <text:p>1.4587042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.367189978">
                <text:p>1.3671899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.3477449725">
                <text:p>1.34774497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.451987988">
                <text:p>1.4519879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.419182924">
                <text:p>1.4191829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.446626852">
                <text:p>1.4466268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.4592193475">
                <text:p>1.45921934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.502163508">
                <text:p>1.5021635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.492759791">
                <text:p>1.4927597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.235100482">
                <text:p>1.2351004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.46863519">
                <text:p>1.468635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.487576346">
                <text:p>1.4875763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.518134804">
                <text:p>1.5181348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.530126405">
                <text:p>1.5301264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.542649442">
                <text:p>1.5426494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.530541387">
                <text:p>1.53054138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.554622698">
                <text:p>1.5546226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.528405853">
                <text:p>1.5284058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.554736512">
                <text:p>1.5547365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.585916288">
                <text:p>1.5859162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.458268036">
                <text:p>1.4582680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.523111514">
                <text:p>1.5231115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.52120571">
                <text:p>1.521205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.481255539">
                <text:p>1.4812555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.5506449025">
                <text:p>1.55064490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.574623694">
                <text:p>1.5746236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.534095993">
                <text:p>1.5340959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.512533059">
                <text:p>1.5125330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.5471282106">
                <text:p>1.54712821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.534014183">
                <text:p>1.53401418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.580582327">
                <text:p>1.5805823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.5484130322">
                <text:p>1.54841303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.57093105">
                <text:p>1.570931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.543593502">
                <text:p>1.54359350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.5417516864">
                <text:p>1.54175168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.5958283776">
                <text:p>1.59582837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.545143296">
                <text:p>1.5451432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.450423504">
                <text:p>1.4504235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.4516262012">
                <text:p>1.45162620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.5209715786">
                <text:p>1.520971578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.587066945">
                <text:p>1.5870669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.613023278">
                <text:p>1.61302327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.560409712">
                <text:p>1.5604097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.574149445">
                <text:p>1.5741494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.4760258691">
                <text:p>1.47602586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.5524339125">
                <text:p>1.55243391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.5371478565">
                <text:p>1.53714785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.586930896">
                <text:p>1.58693089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.574818359">
                <text:p>1.57481835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.4825990673">
                <text:p>1.482599067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.6130501122">
                <text:p>1.613050112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.5553191566">
                <text:p>1.555319156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.5841779077">
                <text:p>1.584177907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.5496374802">
                <text:p>1.54963748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.4949400522">
                <text:p>1.494940052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.612481533">
                <text:p>1.6124815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.4573633192">
                <text:p>1.457363319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.5839874097">
                <text:p>1.58398740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.455549533">
                <text:p>1.4555495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.5175501634">
                <text:p>1.517550163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.473578448">
                <text:p>1.4735784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.4239069263">
                <text:p>1.423906926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.4306700555">
                <text:p>1.43067005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.4520541508">
                <text:p>1.45205415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.517098807">
                <text:p>1.51709880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.466066005">
                <text:p>1.4660660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.5058943746">
                <text:p>1.505894374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.5140912864">
                <text:p>1.51409128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.5138579483">
                <text:p>1.51385794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.4790910601">
                <text:p>1.47909106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.5325434183">
                <text:p>1.532543418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.5738300337">
                <text:p>1.573830033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.539775618">
                <text:p>1.53977561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.5687451685">
                <text:p>1.56874516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.588081925">
                <text:p>1.5880819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.5823485524">
                <text:p>1.582348552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.5318304357">
                <text:p>1.531830435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.47321718235">
                <text:p>1.473217182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.4719377719">
                <text:p>1.47193777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.5925620402">
                <text:p>1.592562040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.6050446488">
                <text:p>1.605044648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.5707000677">
                <text:p>1.570700067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.553999348">
                <text:p>1.55399934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.5031670313">
                <text:p>1.503167031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.5895213966">
                <text:p>1.589521396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.6296085917">
                <text:p>1.62960859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.5578786383">
                <text:p>1.55787863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.464621896">
                <text:p>1.4646218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.524917992">
                <text:p>1.52491799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1.582023675">
                <text:p>1.5820236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.474272169">
                <text:p>1.47427216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.483965636">
                <text:p>1.4839656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.4533901217">
                <text:p>1.45339012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